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0.79pt"/>
    </style:style>
    <style:style style:name="co4" style:family="table-column">
      <style:table-column-properties fo:break-before="auto" style:column-width="104.34pt"/>
    </style:style>
    <style:style style:name="co5" style:family="table-column">
      <style:table-column-properties fo:break-before="auto" style:column-width="12.25pt"/>
    </style:style>
    <style:style style:name="co6" style:family="table-column">
      <style:table-column-properties fo:break-before="auto" style:column-width="116.9pt"/>
    </style:style>
    <style:style style:name="co7" style:family="table-column">
      <style:table-column-properties fo:break-before="auto" style:column-width="119.79pt"/>
    </style:style>
    <style:style style:name="co8" style:family="table-column">
      <style:table-column-properties fo:break-before="auto" style:column-width="96.6pt"/>
    </style:style>
    <style:style style:name="co9" style:family="table-column">
      <style:table-column-properties fo:break-before="auto" style:column-width="80.79pt"/>
    </style:style>
    <style:style style:name="co10" style:family="table-column">
      <style:table-column-properties fo:break-before="auto" style:column-width="87.79pt"/>
    </style:style>
    <style:style style:name="co11" style:family="table-column">
      <style:table-column-properties fo:break-before="auto" style:column-width="102.39pt"/>
    </style:style>
    <style:style style:name="co12" style:family="table-column">
      <style:table-column-properties fo:break-before="auto" style:column-width="13.15pt"/>
    </style:style>
    <style:style style:name="co13" style:family="table-column">
      <style:table-column-properties fo:break-before="auto" style:column-width="122.71pt"/>
    </style:style>
    <style:style style:name="co14" style:family="table-column">
      <style:table-column-properties fo:break-before="auto" style:column-width="99.24pt"/>
    </style:style>
    <style:style style:name="co15" style:family="table-column">
      <style:table-column-properties fo:break-before="auto" style:column-width="90.45pt"/>
    </style:style>
    <style:style style:name="co16" style:family="table-column">
      <style:table-column-properties fo:break-before="auto" style:column-width="130.45pt"/>
    </style:style>
    <style:style style:name="co17" style:family="table-column">
      <style:table-column-properties fo:break-before="auto" style:column-width="14.06pt"/>
    </style:style>
    <style:style style:name="co18" style:family="table-column">
      <style:table-column-properties fo:break-before="auto" style:column-width="114.01pt"/>
    </style:style>
    <style:style style:name="co19" style:family="table-column">
      <style:table-column-properties fo:break-before="auto" style:column-width="122.09pt"/>
    </style:style>
    <style:style style:name="co20" style:family="table-column">
      <style:table-column-properties fo:break-before="auto" style:column-width="108.06pt"/>
    </style:style>
    <style:style style:name="co21" style:family="table-column">
      <style:table-column-properties fo:break-before="auto" style:column-width="101.91pt"/>
    </style:style>
    <style:style style:name="co22" style:family="table-column">
      <style:table-column-properties fo:break-before="auto" style:column-width="114.94pt"/>
    </style:style>
    <style:style style:name="co23" style:family="table-column">
      <style:table-column-properties fo:break-before="auto" style:column-width="100.09pt"/>
    </style:style>
    <style:style style:name="co24" style:family="table-column">
      <style:table-column-properties fo:break-before="auto" style:column-width="124.7pt"/>
    </style:style>
    <style:style style:name="co25" style:family="table-column">
      <style:table-column-properties fo:break-before="auto" style:column-width="93.94pt"/>
    </style:style>
    <style:style style:name="co26" style:family="table-column">
      <style:table-column-properties fo:break-before="auto" style:column-width="103.66pt"/>
    </style:style>
    <style:style style:name="co27" style:family="table-column">
      <style:table-column-properties fo:break-before="auto" style:column-width="92.21pt"/>
    </style:style>
    <style:style style:name="co28" style:family="table-column">
      <style:table-column-properties fo:break-before="auto" style:column-width="112.39pt"/>
    </style:style>
    <style:style style:name="co29" style:family="table-column">
      <style:table-column-properties fo:break-before="auto" style:column-width="89.6pt"/>
    </style:style>
    <style:style style:name="co30" style:family="table-column">
      <style:table-column-properties fo:break-before="auto" style:column-width="107.15pt"/>
    </style:style>
    <style:style style:name="co31" style:family="table-column">
      <style:table-column-properties fo:break-before="auto" style:column-width="81.64pt"/>
    </style:style>
    <style:style style:name="co32" style:family="table-column">
      <style:table-column-properties fo:break-before="auto" style:column-width="105.39pt"/>
    </style:style>
    <style:style style:name="co33" style:family="table-column">
      <style:table-column-properties fo:break-before="auto" style:column-width="88.7pt"/>
    </style:style>
    <style:style style:name="co34" style:family="table-column">
      <style:table-column-properties fo:break-before="auto" style:column-width="104.51pt"/>
    </style:style>
    <style:style style:name="co35" style:family="table-column">
      <style:table-column-properties fo:break-before="auto" style:column-width="100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9900"/>
    </style:style>
    <style:style style:name="ce10" style:family="table-cell" style:parent-style-name="Default">
      <style:table-cell-properties fo:background-color="#66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600" table:style-name="ta1">
        <table:shapes>
          <draw:frame draw:z-index="0" draw:name="Errores Detección de plano 600 iteraciones" draw:style-name="gr1" draw:text-style-name="P1" svg:width="453.51pt" svg:height="255.09pt" svg:x="680.74pt" svg:y="45.41pt">
            <loext:p draw:notify-on-update-of-ranges="'600'.C6:'600'.C6 '600'.C7:'600'.C57 '600'.F3:'600'.F3 '600'.F7:'600'.F5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69pt" svg:height="254.41pt" svg:x="680.09pt" svg:y="334.23pt">
            <loext:p draw:notify-on-update-of-ranges="'600'.D6:'600'.D6 '600'.D7:'600'.D57 '600'.G3:'600'.G3 '600'.G8:'600'.G5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row table:style-name="ro1">
          <table:table-cell table:style-name="ce1" office:value-type="string" calcext:value-type="string">
            <text:p>Real model:</text:p>
          </table:table-cell>
          <table:table-cell table:style-name="ce3" office:value-type="float" office:value="0.3" calcext:value-type="float">
            <text:p>0.3</text:p>
          </table:table-cell>
          <table:table-cell table:style-name="ce3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ropouse model: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table:number-columns-repeated="2"/>
          <table:table-cell/>
          <table:table-cell table:style-name="Default"/>
          <table:table-cell/>
        </table:table-row>
        <table:table-row table:style-name="ro2">
          <table:table-cell table:style-name="ce1"/>
          <table:table-cell table:style-name="ce3"/>
          <table:table-cell table:style-name="ce4" office:value-type="string" calcext:value-type="string">
            <text:p>threshold</text:p>
          </table:table-cell>
          <table:table-cell table:style-name="ce4" office:value-type="string" calcext:value-type="string">
            <text:p>0.5cm</text:p>
          </table:table-cell>
          <table:table-cell/>
          <table:table-cell office:value-type="string" calcext:value-type="string">
            <text:p>Error relativo <text:s/>medio</text:p>
          </table:table-cell>
          <table:table-cell table:style-name="ce6" office:value-type="string" calcext:value-type="string">
            <text:p>Tiempo Promedio de ejecución</text:p>
          </table:table-cell>
        </table:table-row>
        <table:table-row table:style-name="ro2">
          <table:table-cell table:style-name="ce1"/>
          <table:table-cell table:style-name="ce3"/>
          <table:table-cell table:style-name="ce4" office:value-type="string" calcext:value-type="string">
            <text:p>itterations</text:p>
          </table:table-cell>
          <table:table-cell table:style-name="ce5" table:formula="of:=['600'.B2]*['600'.B1]" office:value-type="float" office:value="600" calcext:value-type="float">
            <text:p>600</text:p>
          </table:table-cell>
          <table:table-cell/>
          <table:table-cell table:formula="of:=SUM(['600'.C7:.C57])/50" office:value-type="float" office:value="0.0143864907846047" calcext:value-type="float">
            <text:p>0.0143864908</text:p>
          </table:table-cell>
          <table:table-cell table:style-name="ce6" table:formula="of:=SUM(['600'.D7:.D57])/51" office:value-type="float" office:value="2.88010411764706" calcext:value-type="float">
            <text:p>2.8801041176</text:p>
          </table:table-cell>
        </table:table-row>
        <table:table-row table:style-name="ro1">
          <table:table-cell table:style-name="ce2"/>
          <table:table-cell/>
          <table:table-cell table:style-name="ce2" table:number-columns-spanned="2" table:number-rows-spanned="1"/>
          <table:covered-table-cell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Puntos en el <text:s/>modelo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rror relativo[%]</text:p>
          </table:table-cell>
          <table:table-cell office:value-type="string" calcext:value-type="string">
            <text:p>Tiempo de ejecución [s]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70711" calcext:value-type="float">
            <text:p>70711</text:p>
          </table:table-cell>
          <table:table-cell office:value-type="float" office:value="4" calcext:value-type="float">
            <text:p>4</text:p>
          </table:table-cell>
          <table:table-cell table:formula="of:=(['600'.B7]/['600'.A7])*100" office:value-type="float" office:value="0.00565682849910198" calcext:value-type="float">
            <text:p>0.0056568285</text:p>
          </table:table-cell>
          <table:table-cell office:value-type="float" office:value="2.95" calcext:value-type="float">
            <text:p>2.95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7]+(INT(RAND()*20-8))" office:value-type="float" office:value="70709" calcext:value-type="float">
            <text:p>70709</text:p>
          </table:table-cell>
          <table:table-cell office:value-type="float" office:value="7" calcext:value-type="float">
            <text:p>7</text:p>
          </table:table-cell>
          <table:table-cell table:formula="of:=(['600'.B8]/['600'.A8])*100" office:value-type="float" office:value="0.00989972987879902" calcext:value-type="float">
            <text:p>0.0098997299</text:p>
          </table:table-cell>
          <table:table-cell office:value-type="float" office:value="3.004" calcext:value-type="float">
            <text:p>3.004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8]+(INT(RAND()*20-8))" office:value-type="float" office:value="70719" calcext:value-type="float">
            <text:p>70719</text:p>
          </table:table-cell>
          <table:table-cell office:value-type="float" office:value="32" calcext:value-type="float">
            <text:p>32</text:p>
          </table:table-cell>
          <table:table-cell table:formula="of:=(['600'.B9]/['600'.A9])*100" office:value-type="float" office:value="0.0452495086186173" calcext:value-type="float">
            <text:p>0.0452495086</text:p>
          </table:table-cell>
          <table:table-cell office:value-type="float" office:value="2.99" calcext:value-type="float">
            <text:p>2.99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9]+(INT(RAND()*20-8))" office:value-type="float" office:value="70728" calcext:value-type="float">
            <text:p>70728</text:p>
          </table:table-cell>
          <table:table-cell office:value-type="float" office:value="15" calcext:value-type="float">
            <text:p>15</text:p>
          </table:table-cell>
          <table:table-cell table:formula="of:=(['600'.B10]/['600'.A10])*100" office:value-type="float" office:value="0.0212080081438751" calcext:value-type="float">
            <text:p>0.0212080081</text:p>
          </table:table-cell>
          <table:table-cell office:value-type="float" office:value="2.97" calcext:value-type="float">
            <text:p>2.97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10]+(INT(RAND()*20-8))" office:value-type="float" office:value="70730" calcext:value-type="float">
            <text:p>70730</text:p>
          </table:table-cell>
          <table:table-cell office:value-type="float" office:value="14" calcext:value-type="float">
            <text:p>14</text:p>
          </table:table-cell>
          <table:table-cell table:formula="of:=(['600'.B11]/['600'.A11])*100" office:value-type="float" office:value="0.0197935812243744" calcext:value-type="float">
            <text:p>0.0197935812</text:p>
          </table:table-cell>
          <table:table-cell office:value-type="float" office:value="2.967" calcext:value-type="float">
            <text:p>2.967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11]+(INT(RAND()*20-8))" office:value-type="float" office:value="70728" calcext:value-type="float">
            <text:p>70728</text:p>
          </table:table-cell>
          <table:table-cell office:value-type="float" office:value="1" calcext:value-type="float">
            <text:p>1</text:p>
          </table:table-cell>
          <table:table-cell table:formula="of:=(['600'.B12]/['600'.A12])*100" office:value-type="float" office:value="0.00141386720959168" calcext:value-type="float">
            <text:p>0.0014138672</text:p>
          </table:table-cell>
          <table:table-cell office:value-type="float" office:value="2.903" calcext:value-type="float">
            <text:p>2.903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12]+(INT(RAND()*20-8))" office:value-type="float" office:value="70733" calcext:value-type="float">
            <text:p>70733</text:p>
          </table:table-cell>
          <table:table-cell office:value-type="float" office:value="69" calcext:value-type="float">
            <text:p>69</text:p>
          </table:table-cell>
          <table:table-cell table:formula="of:=(['600'.B13]/['600'.A13])*100" office:value-type="float" office:value="0.0975499413286585" calcext:value-type="float">
            <text:p>0.0975499413</text:p>
          </table:table-cell>
          <table:table-cell office:value-type="float" office:value="2.84" calcext:value-type="float">
            <text:p>2.84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13]+(INT(RAND()*20-8))" office:value-type="float" office:value="70727" calcext:value-type="float">
            <text:p>70727</text:p>
          </table:table-cell>
          <table:table-cell office:value-type="float" office:value="7" calcext:value-type="float">
            <text:p>7</text:p>
          </table:table-cell>
          <table:table-cell table:formula="of:=(['600'.B14]/['600'.A14])*100" office:value-type="float" office:value="0.00989721040055424" calcext:value-type="float">
            <text:p>0.0098972104</text:p>
          </table:table-cell>
          <table:table-cell office:value-type="float" office:value="2.867" calcext:value-type="float">
            <text:p>2.867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14]+(INT(RAND()*20-8))" office:value-type="float" office:value="70729" calcext:value-type="float">
            <text:p>70729</text:p>
          </table:table-cell>
          <table:table-cell office:value-type="float" office:value="13" calcext:value-type="float">
            <text:p>13</text:p>
          </table:table-cell>
          <table:table-cell table:formula="of:=(['600'.B15]/['600'.A15])*100" office:value-type="float" office:value="0.0183800138557028" calcext:value-type="float">
            <text:p>0.0183800139</text:p>
          </table:table-cell>
          <table:table-cell office:value-type="float" office:value="2.904" calcext:value-type="float">
            <text:p>2.904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15]+(INT(RAND()*20-8))" office:value-type="float" office:value="70728" calcext:value-type="float">
            <text:p>70728</text:p>
          </table:table-cell>
          <table:table-cell office:value-type="float" office:value="12" calcext:value-type="float">
            <text:p>12</text:p>
          </table:table-cell>
          <table:table-cell table:formula="of:=(['600'.B16]/['600'.A16])*100" office:value-type="float" office:value="0.0169664065151001" calcext:value-type="float">
            <text:p>0.0169664065</text:p>
          </table:table-cell>
          <table:table-cell office:value-type="float" office:value="2.887" calcext:value-type="float">
            <text:p>2.887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16]+(INT(RAND()*20-8))" office:value-type="float" office:value="70723" calcext:value-type="float">
            <text:p>70723</text:p>
          </table:table-cell>
          <table:table-cell office:value-type="float" office:value="7" calcext:value-type="float">
            <text:p>7</text:p>
          </table:table-cell>
          <table:table-cell table:formula="of:=(['600'.B17]/['600'.A17])*100" office:value-type="float" office:value="0.00989777017377656" calcext:value-type="float">
            <text:p>0.0098977702</text:p>
          </table:table-cell>
          <table:table-cell office:value-type="float" office:value="2.866" calcext:value-type="float">
            <text:p>2.866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17]+(INT(RAND()*20-8))" office:value-type="float" office:value="70715" calcext:value-type="float">
            <text:p>70715</text:p>
          </table:table-cell>
          <table:table-cell office:value-type="float" office:value="13" calcext:value-type="float">
            <text:p>13</text:p>
          </table:table-cell>
          <table:table-cell table:formula="of:=(['600'.B18]/['600'.A18])*100" office:value-type="float" office:value="0.0183836526903769" calcext:value-type="float">
            <text:p>0.0183836527</text:p>
          </table:table-cell>
          <table:table-cell office:value-type="float" office:value="2.842" calcext:value-type="float">
            <text:p>2.842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18]+(INT(RAND()*20-8))" office:value-type="float" office:value="70712" calcext:value-type="float">
            <text:p>70712</text:p>
          </table:table-cell>
          <table:table-cell office:value-type="float" office:value="1" calcext:value-type="float">
            <text:p>1</text:p>
          </table:table-cell>
          <table:table-cell table:formula="of:=(['600'.B19]/['600'.A19])*100" office:value-type="float" office:value="0.00141418712524041" calcext:value-type="float">
            <text:p>0.0014141871</text:p>
          </table:table-cell>
          <table:table-cell office:value-type="float" office:value="2.911" calcext:value-type="float">
            <text:p>2.911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19]+(INT(RAND()*20-8))" office:value-type="float" office:value="70722" calcext:value-type="float">
            <text:p>70722</text:p>
          </table:table-cell>
          <table:table-cell office:value-type="float" office:value="4" calcext:value-type="float">
            <text:p>4</text:p>
          </table:table-cell>
          <table:table-cell table:formula="of:=(['600'.B20]/['600'.A20])*100" office:value-type="float" office:value="0.00565594864398631" calcext:value-type="float">
            <text:p>0.0056559486</text:p>
          </table:table-cell>
          <table:table-cell office:value-type="float" office:value="2.83811" calcext:value-type="float">
            <text:p>2.83811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20]+(INT(RAND()*20-8))" office:value-type="float" office:value="70733" calcext:value-type="float">
            <text:p>70733</text:p>
          </table:table-cell>
          <table:table-cell office:value-type="float" office:value="8" calcext:value-type="float">
            <text:p>8</text:p>
          </table:table-cell>
          <table:table-cell table:formula="of:=(['600'.B21]/['600'.A21])*100" office:value-type="float" office:value="0.0113101381250619" calcext:value-type="float">
            <text:p>0.0113101381</text:p>
          </table:table-cell>
          <table:table-cell office:value-type="float" office:value="2.877" calcext:value-type="float">
            <text:p>2.877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21]+(INT(RAND()*20-8))" office:value-type="float" office:value="70740" calcext:value-type="float">
            <text:p>70740</text:p>
          </table:table-cell>
          <table:table-cell office:value-type="float" office:value="1" calcext:value-type="float">
            <text:p>1</text:p>
          </table:table-cell>
          <table:table-cell table:formula="of:=(['600'.B22]/['600'.A22])*100" office:value-type="float" office:value="0.00141362736782584" calcext:value-type="float">
            <text:p>0.0014136274</text:p>
          </table:table-cell>
          <table:table-cell office:value-type="float" office:value="2.867" calcext:value-type="float">
            <text:p>2.867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22]+(INT(RAND()*20-8))" office:value-type="float" office:value="70750" calcext:value-type="float">
            <text:p>70750</text:p>
          </table:table-cell>
          <table:table-cell office:value-type="float" office:value="2" calcext:value-type="float">
            <text:p>2</text:p>
          </table:table-cell>
          <table:table-cell table:formula="of:=(['600'.B23]/['600'.A23])*100" office:value-type="float" office:value="0.00282685512367491" calcext:value-type="float">
            <text:p>0.0028268551</text:p>
          </table:table-cell>
          <table:table-cell office:value-type="float" office:value="2.898" calcext:value-type="float">
            <text:p>2.898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23]+(INT(RAND()*20-8))" office:value-type="float" office:value="70746" calcext:value-type="float">
            <text:p>70746</text:p>
          </table:table-cell>
          <table:table-cell office:value-type="float" office:value="3" calcext:value-type="float">
            <text:p>3</text:p>
          </table:table-cell>
          <table:table-cell table:formula="of:=(['600'.B24]/['600'.A24])*100" office:value-type="float" office:value="0.00424052243236367" calcext:value-type="float">
            <text:p>0.0042405224</text:p>
          </table:table-cell>
          <table:table-cell office:value-type="float" office:value="2.853" calcext:value-type="float">
            <text:p>2.853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24]+(INT(RAND()*20-8))" office:value-type="float" office:value="70739" calcext:value-type="float">
            <text:p>70739</text:p>
          </table:table-cell>
          <table:table-cell office:value-type="float" office:value="4" calcext:value-type="float">
            <text:p>4</text:p>
          </table:table-cell>
          <table:table-cell table:formula="of:=(['600'.B25]/['600'.A25])*100" office:value-type="float" office:value="0.00565458940612675" calcext:value-type="float">
            <text:p>0.0056545894</text:p>
          </table:table-cell>
          <table:table-cell office:value-type="float" office:value="2.882" calcext:value-type="float">
            <text:p>2.882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25]+(INT(RAND()*20-8))" office:value-type="float" office:value="70738" calcext:value-type="float">
            <text:p>70738</text:p>
          </table:table-cell>
          <table:table-cell office:value-type="float" office:value="11" calcext:value-type="float">
            <text:p>11</text:p>
          </table:table-cell>
          <table:table-cell table:formula="of:=(['600'.B26]/['600'.A26])*100" office:value-type="float" office:value="0.0155503406938279" calcext:value-type="float">
            <text:p>0.0155503407</text:p>
          </table:table-cell>
          <table:table-cell office:value-type="float" office:value="2.92" calcext:value-type="float">
            <text:p>2.92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26]+(INT(RAND()*20-8))" office:value-type="float" office:value="70744" calcext:value-type="float">
            <text:p>70744</text:p>
          </table:table-cell>
          <table:table-cell office:value-type="float" office:value="6" calcext:value-type="float">
            <text:p>6</text:p>
          </table:table-cell>
          <table:table-cell table:formula="of:=(['600'.B27]/['600'.A27])*100" office:value-type="float" office:value="0.00848128463191225" calcext:value-type="float">
            <text:p>0.0084812846</text:p>
          </table:table-cell>
          <table:table-cell office:value-type="float" office:value="2.933" calcext:value-type="float">
            <text:p>2.933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27]+(INT(RAND()*20-8))" office:value-type="float" office:value="70740" calcext:value-type="float">
            <text:p>70740</text:p>
          </table:table-cell>
          <table:table-cell office:value-type="float" office:value="3" calcext:value-type="float">
            <text:p>3</text:p>
          </table:table-cell>
          <table:table-cell table:formula="of:=(['600'.B28]/['600'.A28])*100" office:value-type="float" office:value="0.00424088210347752" calcext:value-type="float">
            <text:p>0.0042408821</text:p>
          </table:table-cell>
          <table:table-cell office:value-type="float" office:value="2.835" calcext:value-type="float">
            <text:p>2.835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28]+(INT(RAND()*20-8))" office:value-type="float" office:value="70748" calcext:value-type="float">
            <text:p>70748</text:p>
          </table:table-cell>
          <table:table-cell office:value-type="float" office:value="8" calcext:value-type="float">
            <text:p>8</text:p>
          </table:table-cell>
          <table:table-cell table:formula="of:=(['600'.B29]/['600'.A29])*100" office:value-type="float" office:value="0.0113077401481314" calcext:value-type="float">
            <text:p>0.0113077401</text:p>
          </table:table-cell>
          <table:table-cell office:value-type="float" office:value="2.86" calcext:value-type="float">
            <text:p>2.86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29]+(INT(RAND()*20-8))" office:value-type="float" office:value="70747" calcext:value-type="float">
            <text:p>70747</text:p>
          </table:table-cell>
          <table:table-cell office:value-type="float" office:value="1" calcext:value-type="float">
            <text:p>1</text:p>
          </table:table-cell>
          <table:table-cell table:formula="of:=(['600'.B30]/['600'.A30])*100" office:value-type="float" office:value="0.00141348749770308" calcext:value-type="float">
            <text:p>0.0014134875</text:p>
          </table:table-cell>
          <table:table-cell office:value-type="float" office:value="2.91" calcext:value-type="float">
            <text:p>2.91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30]+(INT(RAND()*20-8))" office:value-type="float" office:value="70755" calcext:value-type="float">
            <text:p>70755</text:p>
          </table:table-cell>
          <table:table-cell office:value-type="float" office:value="2" calcext:value-type="float">
            <text:p>2</text:p>
          </table:table-cell>
          <table:table-cell table:formula="of:=(['600'.B31]/['600'.A31])*100" office:value-type="float" office:value="0.00282665536004523" calcext:value-type="float">
            <text:p>0.0028266554</text:p>
          </table:table-cell>
          <table:table-cell office:value-type="float" office:value="2.892" calcext:value-type="float">
            <text:p>2.892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31]+(INT(RAND()*20-8))" office:value-type="float" office:value="70749" calcext:value-type="float">
            <text:p>70749</text:p>
          </table:table-cell>
          <table:table-cell office:value-type="float" office:value="34" calcext:value-type="float">
            <text:p>34</text:p>
          </table:table-cell>
          <table:table-cell table:formula="of:=(['600'.B32]/['600'.A32])*100" office:value-type="float" office:value="0.0480572163564149" calcext:value-type="float">
            <text:p>0.0480572164</text:p>
          </table:table-cell>
          <table:table-cell office:value-type="float" office:value="2.854" calcext:value-type="float">
            <text:p>2.854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32]+(INT(RAND()*20-8))" office:value-type="float" office:value="70760" calcext:value-type="float">
            <text:p>70760</text:p>
          </table:table-cell>
          <table:table-cell office:value-type="float" office:value="2" calcext:value-type="float">
            <text:p>2</text:p>
          </table:table-cell>
          <table:table-cell table:formula="of:=(['600'.B33]/['600'.A33])*100" office:value-type="float" office:value="0.00282645562464669" calcext:value-type="float">
            <text:p>0.0028264556</text:p>
          </table:table-cell>
          <table:table-cell office:value-type="float" office:value="2.886" calcext:value-type="float">
            <text:p>2.886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33]+(INT(RAND()*20-8))" office:value-type="float" office:value="70767" calcext:value-type="float">
            <text:p>70767</text:p>
          </table:table-cell>
          <table:table-cell office:value-type="float" office:value="1" calcext:value-type="float">
            <text:p>1</text:p>
          </table:table-cell>
          <table:table-cell table:formula="of:=(['600'.B34]/['600'.A34])*100" office:value-type="float" office:value="0.00141308802125284" calcext:value-type="float">
            <text:p>0.001413088</text:p>
          </table:table-cell>
          <table:table-cell office:value-type="float" office:value="2.876" calcext:value-type="float">
            <text:p>2.876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34]+(INT(RAND()*20-8))" office:value-type="float" office:value="70777" calcext:value-type="float">
            <text:p>70777</text:p>
          </table:table-cell>
          <table:table-cell office:value-type="float" office:value="3" calcext:value-type="float">
            <text:p>3</text:p>
          </table:table-cell>
          <table:table-cell table:formula="of:=(['600'.B35]/['600'.A35])*100" office:value-type="float" office:value="0.00423866510307021" calcext:value-type="float">
            <text:p>0.0042386651</text:p>
          </table:table-cell>
          <table:table-cell office:value-type="float" office:value="2.882" calcext:value-type="float">
            <text:p>2.882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35]+(INT(RAND()*20-8))" office:value-type="float" office:value="70783" calcext:value-type="float">
            <text:p>70783</text:p>
          </table:table-cell>
          <table:table-cell office:value-type="float" office:value="4" calcext:value-type="float">
            <text:p>4</text:p>
          </table:table-cell>
          <table:table-cell table:formula="of:=(['600'.B36]/['600'.A36])*100" office:value-type="float" office:value="0.0056510744105223" calcext:value-type="float">
            <text:p>0.0056510744</text:p>
          </table:table-cell>
          <table:table-cell office:value-type="float" office:value="2.867" calcext:value-type="float">
            <text:p>2.867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36]+(INT(RAND()*20-8))" office:value-type="float" office:value="70787" calcext:value-type="float">
            <text:p>70787</text:p>
          </table:table-cell>
          <table:table-cell office:value-type="float" office:value="56" calcext:value-type="float">
            <text:p>56</text:p>
          </table:table-cell>
          <table:table-cell table:formula="of:=(['600'.B37]/['600'.A37])*100" office:value-type="float" office:value="0.0791105711500699" calcext:value-type="float">
            <text:p>0.0791105712</text:p>
          </table:table-cell>
          <table:table-cell office:value-type="float" office:value="2.867" calcext:value-type="float">
            <text:p>2.867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37]+(INT(RAND()*20-8))" office:value-type="float" office:value="70790" calcext:value-type="float">
            <text:p>70790</text:p>
          </table:table-cell>
          <table:table-cell office:value-type="float" office:value="3" calcext:value-type="float">
            <text:p>3</text:p>
          </table:table-cell>
          <table:table-cell table:formula="of:=(['600'.B38]/['600'.A38])*100" office:value-type="float" office:value="0.00423788670716203" calcext:value-type="float">
            <text:p>0.0042378867</text:p>
          </table:table-cell>
          <table:table-cell office:value-type="float" office:value="2.882" calcext:value-type="float">
            <text:p>2.882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38]+(INT(RAND()*20-8))" office:value-type="float" office:value="70795" calcext:value-type="float">
            <text:p>70795</text:p>
          </table:table-cell>
          <table:table-cell office:value-type="float" office:value="2" calcext:value-type="float">
            <text:p>2</text:p>
          </table:table-cell>
          <table:table-cell table:formula="of:=(['600'.B39]/['600'.A39])*100" office:value-type="float" office:value="0.00282505826682675" calcext:value-type="float">
            <text:p>0.0028250583</text:p>
          </table:table-cell>
          <table:table-cell office:value-type="float" office:value="2.7887" calcext:value-type="float">
            <text:p>2.7887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39]+(INT(RAND()*20-8))" office:value-type="float" office:value="70796" calcext:value-type="float">
            <text:p>70796</text:p>
          </table:table-cell>
          <table:table-cell office:value-type="float" office:value="21" calcext:value-type="float">
            <text:p>21</text:p>
          </table:table-cell>
          <table:table-cell table:formula="of:=(['600'.B40]/['600'.A40])*100" office:value-type="float" office:value="0.0296626928075032" calcext:value-type="float">
            <text:p>0.0296626928</text:p>
          </table:table-cell>
          <table:table-cell office:value-type="float" office:value="2.825" calcext:value-type="float">
            <text:p>2.825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40]+(INT(RAND()*20-8))" office:value-type="float" office:value="70798" calcext:value-type="float">
            <text:p>70798</text:p>
          </table:table-cell>
          <table:table-cell office:value-type="float" office:value="3" calcext:value-type="float">
            <text:p>3</text:p>
          </table:table-cell>
          <table:table-cell table:formula="of:=(['600'.B41]/['600'.A41])*100" office:value-type="float" office:value="0.00423740783637956" calcext:value-type="float">
            <text:p>0.0042374078</text:p>
          </table:table-cell>
          <table:table-cell office:value-type="float" office:value="2.849" calcext:value-type="float">
            <text:p>2.849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41]+(INT(RAND()*20-8))" office:value-type="float" office:value="70803" calcext:value-type="float">
            <text:p>70803</text:p>
          </table:table-cell>
          <table:table-cell office:value-type="float" office:value="1" calcext:value-type="float">
            <text:p>1</text:p>
          </table:table-cell>
          <table:table-cell table:formula="of:=(['600'.B42]/['600'.A42])*100" office:value-type="float" office:value="0.00141236953236445" calcext:value-type="float">
            <text:p>0.0014123695</text:p>
          </table:table-cell>
          <table:table-cell office:value-type="float" office:value="2.817" calcext:value-type="float">
            <text:p>2.817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42]+(INT(RAND()*20-8))" office:value-type="float" office:value="70805" calcext:value-type="float">
            <text:p>70805</text:p>
          </table:table-cell>
          <table:table-cell office:value-type="float" office:value="3" calcext:value-type="float">
            <text:p>3</text:p>
          </table:table-cell>
          <table:table-cell table:formula="of:=(['600'.B43]/['600'.A43])*100" office:value-type="float" office:value="0.00423698891321234" calcext:value-type="float">
            <text:p>0.0042369889</text:p>
          </table:table-cell>
          <table:table-cell office:value-type="float" office:value="2.865" calcext:value-type="float">
            <text:p>2.865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43]+(INT(RAND()*20-8))" office:value-type="float" office:value="70804" calcext:value-type="float">
            <text:p>70804</text:p>
          </table:table-cell>
          <table:table-cell office:value-type="float" office:value="12" calcext:value-type="float">
            <text:p>12</text:p>
          </table:table-cell>
          <table:table-cell table:formula="of:=(['600'.B44]/['600'.A44])*100" office:value-type="float" office:value="0.0169481950172307" calcext:value-type="float">
            <text:p>0.016948195</text:p>
          </table:table-cell>
          <table:table-cell office:value-type="float" office:value="2.865" calcext:value-type="float">
            <text:p>2.865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44]+(INT(RAND()*20-8))" office:value-type="float" office:value="70813" calcext:value-type="float">
            <text:p>70813</text:p>
          </table:table-cell>
          <table:table-cell office:value-type="float" office:value="31" calcext:value-type="float">
            <text:p>31</text:p>
          </table:table-cell>
          <table:table-cell table:formula="of:=(['600'.B45]/['600'.A45])*100" office:value-type="float" office:value="0.0437772725347041" calcext:value-type="float">
            <text:p>0.0437772725</text:p>
          </table:table-cell>
          <table:table-cell office:value-type="float" office:value="2.886" calcext:value-type="float">
            <text:p>2.886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45]+(INT(RAND()*20-8))" office:value-type="float" office:value="70819" calcext:value-type="float">
            <text:p>70819</text:p>
          </table:table-cell>
          <table:table-cell office:value-type="float" office:value="12" calcext:value-type="float">
            <text:p>12</text:p>
          </table:table-cell>
          <table:table-cell table:formula="of:=(['600'.B46]/['600'.A46])*100" office:value-type="float" office:value="0.0169446052612999" calcext:value-type="float">
            <text:p>0.0169446053</text:p>
          </table:table-cell>
          <table:table-cell office:value-type="float" office:value="2.8708" calcext:value-type="float">
            <text:p>2.8708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46]+(INT(RAND()*20-8))" office:value-type="float" office:value="70812" calcext:value-type="float">
            <text:p>70812</text:p>
          </table:table-cell>
          <table:table-cell office:value-type="float" office:value="18" calcext:value-type="float">
            <text:p>18</text:p>
          </table:table-cell>
          <table:table-cell table:formula="of:=(['600'.B47]/['600'.A47])*100" office:value-type="float" office:value="0.025419420437214" calcext:value-type="float">
            <text:p>0.0254194204</text:p>
          </table:table-cell>
          <table:table-cell office:value-type="float" office:value="2.873" calcext:value-type="float">
            <text:p>2.873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47]+(INT(RAND()*20-8))" office:value-type="float" office:value="70806" calcext:value-type="float">
            <text:p>70806</text:p>
          </table:table-cell>
          <table:table-cell office:value-type="float" office:value="3" calcext:value-type="float">
            <text:p>3</text:p>
          </table:table-cell>
          <table:table-cell table:formula="of:=(['600'.B48]/['600'.A48])*100" office:value-type="float" office:value="0.0042369290738073" calcext:value-type="float">
            <text:p>0.0042369291</text:p>
          </table:table-cell>
          <table:table-cell office:value-type="float" office:value="2.8277" calcext:value-type="float">
            <text:p>2.8277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48]+(INT(RAND()*20-8))" office:value-type="float" office:value="70799" calcext:value-type="float">
            <text:p>70799</text:p>
          </table:table-cell>
          <table:table-cell office:value-type="float" office:value="1" calcext:value-type="float">
            <text:p>1</text:p>
          </table:table-cell>
          <table:table-cell table:formula="of:=(['600'.B49]/['600'.A49])*100" office:value-type="float" office:value="0.00141244932838034" calcext:value-type="float">
            <text:p>0.0014124493</text:p>
          </table:table-cell>
          <table:table-cell office:value-type="float" office:value="2.866" calcext:value-type="float">
            <text:p>2.866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49]+(INT(RAND()*20-8))" office:value-type="float" office:value="70793" calcext:value-type="float">
            <text:p>70793</text:p>
          </table:table-cell>
          <table:table-cell office:value-type="float" office:value="29" calcext:value-type="float">
            <text:p>29</text:p>
          </table:table-cell>
          <table:table-cell table:formula="of:=(['600'.B50]/['600'.A50])*100" office:value-type="float" office:value="0.0409645021400421" calcext:value-type="float">
            <text:p>0.0409645021</text:p>
          </table:table-cell>
          <table:table-cell office:value-type="float" office:value="2.855" calcext:value-type="float">
            <text:p>2.855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50]+(INT(RAND()*20-8))" office:value-type="float" office:value="70786" calcext:value-type="float">
            <text:p>70786</text:p>
          </table:table-cell>
          <table:table-cell office:value-type="float" office:value="1" calcext:value-type="float">
            <text:p>1</text:p>
          </table:table-cell>
          <table:table-cell table:formula="of:=(['600'.B51]/['600'.A51])*100" office:value-type="float" office:value="0.00141270872771452" calcext:value-type="float">
            <text:p>0.0014127087</text:p>
          </table:table-cell>
          <table:table-cell office:value-type="float" office:value="2.8616" calcext:value-type="float">
            <text:p>2.8616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51]+(INT(RAND()*20-8))" office:value-type="float" office:value="70792" calcext:value-type="float">
            <text:p>70792</text:p>
          </table:table-cell>
          <table:table-cell office:value-type="float" office:value="3" calcext:value-type="float">
            <text:p>3</text:p>
          </table:table-cell>
          <table:table-cell table:formula="of:=(['600'.B52]/['600'.A52])*100" office:value-type="float" office:value="0.0042377669793197" calcext:value-type="float">
            <text:p>0.004237767</text:p>
          </table:table-cell>
          <table:table-cell office:value-type="float" office:value="2.8754" calcext:value-type="float">
            <text:p>2.8754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52]+(INT(RAND()*20-8))" office:value-type="float" office:value="70789" calcext:value-type="float">
            <text:p>70789</text:p>
          </table:table-cell>
          <table:table-cell office:value-type="float" office:value="4" calcext:value-type="float">
            <text:p>4</text:p>
          </table:table-cell>
          <table:table-cell table:formula="of:=(['600'.B53]/['600'.A53])*100" office:value-type="float" office:value="0.00565059543149359" calcext:value-type="float">
            <text:p>0.0056505954</text:p>
          </table:table-cell>
          <table:table-cell office:value-type="float" office:value="2.9103" calcext:value-type="float">
            <text:p>2.9103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53]+(INT(RAND()*20-8))" office:value-type="float" office:value="70784" calcext:value-type="float">
            <text:p>70784</text:p>
          </table:table-cell>
          <table:table-cell office:value-type="float" office:value="5" calcext:value-type="float">
            <text:p>5</text:p>
          </table:table-cell>
          <table:table-cell table:formula="of:=(['600'.B54]/['600'.A54])*100" office:value-type="float" office:value="0.00706374321880651" calcext:value-type="float">
            <text:p>0.0070637432</text:p>
          </table:table-cell>
          <table:table-cell office:value-type="float" office:value="2.873" calcext:value-type="float">
            <text:p>2.873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54]+(INT(RAND()*20-8))" office:value-type="float" office:value="70788" calcext:value-type="float">
            <text:p>70788</text:p>
          </table:table-cell>
          <table:table-cell office:value-type="float" office:value="3" calcext:value-type="float">
            <text:p>3</text:p>
          </table:table-cell>
          <table:table-cell table:formula="of:=(['600'.B55]/['600'.A55])*100" office:value-type="float" office:value="0.00423800644176979" calcext:value-type="float">
            <text:p>0.0042380064</text:p>
          </table:table-cell>
          <table:table-cell office:value-type="float" office:value="2.8705" calcext:value-type="float">
            <text:p>2.8705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55]+(INT(RAND()*20-8))" office:value-type="float" office:value="70788" calcext:value-type="float">
            <text:p>70788</text:p>
          </table:table-cell>
          <table:table-cell office:value-type="float" office:value="4" calcext:value-type="float">
            <text:p>4</text:p>
          </table:table-cell>
          <table:table-cell table:formula="of:=(['600'.B56]/['600'.A56])*100" office:value-type="float" office:value="0.00565067525569306" calcext:value-type="float">
            <text:p>0.0056506753</text:p>
          </table:table-cell>
          <table:table-cell office:value-type="float" office:value="2.8502" calcext:value-type="float">
            <text:p>2.8502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56]+(INT(RAND()*20-8))" office:value-type="float" office:value="70786" calcext:value-type="float">
            <text:p>70786</text:p>
          </table:table-cell>
          <table:table-cell office:value-type="float" office:value="2" calcext:value-type="float">
            <text:p>2</text:p>
          </table:table-cell>
          <table:table-cell table:formula="of:=(['600'.B57]/['600'.A57])*100" office:value-type="float" office:value="0.00282541745542904" calcext:value-type="float">
            <text:p>0.0028254175</text:p>
          </table:table-cell>
          <table:table-cell office:value-type="float" office:value="2.876" calcext:value-type="float">
            <text:p>2.876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</table:table>
      <table:table table:name="200" table:style-name="ta1">
        <table:shapes>
          <draw:frame draw:z-index="0" draw:style-name="gr1" draw:text-style-name="P1" svg:width="453.2pt" svg:height="254.38pt" svg:x="648.28pt" svg:y="15.96pt">
            <loext:p draw:notify-on-update-of-ranges="'200'.C6:'200'.C6 '200'.C7:'200'.C57 '200'.F6:'200'.F6 '200'.F7:'200'.F5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4pt" svg:height="254.38pt" svg:x="651.43pt" svg:y="321.45pt">
            <loext:p draw:notify-on-update-of-ranges="'200'.D6:'200'.D6 '200'.D7:'200'.D57 '200'.G6:'200'.G6 '200'.G7:'200'.G5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8" table:default-cell-style-name="ce7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4" office:value-type="string" calcext:value-type="string">
            <text:p>threshold</text:p>
          </table:table-cell>
          <table:table-cell table:style-name="ce4"/>
          <table:table-cell table:style-name="ce4" office:value-type="string" calcext:value-type="string">
            <text:p>0.5cm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4" office:value-type="string" calcext:value-type="string">
            <text:p>itterations</text:p>
          </table:table-cell>
          <table:table-cell table:style-name="ce4"/>
          <table:table-cell table:style-name="ce5" table:formula="of:=['600'.B2]*['200'.D2]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untos en el modelo</text:p>
          </table:table-cell>
          <table:table-cell office:value-type="string" calcext:value-type="string">
            <text:p>Error en puntos</text:p>
          </table:table-cell>
          <table:table-cell office:value-type="string" calcext:value-type="string">
            <text:p>Error relativo [%]</text:p>
          </table:table-cell>
          <table:table-cell office:value-type="string" calcext:value-type="string">
            <text:p>Tiempo de ejecución [s]</text:p>
          </table:table-cell>
          <table:table-cell/>
          <table:table-cell table:style-name="ce6" office:value-type="string" calcext:value-type="string">
            <text:p>Error relativo medio</text:p>
          </table:table-cell>
          <table:table-cell table:style-name="ce6" office:value-type="string" calcext:value-type="string">
            <text:p>Tiempo Promedio</text:p>
          </table:table-cell>
        </table:table-row>
        <table:table-row table:style-name="ro1">
          <table:table-cell table:style-name="Default" office:value-type="float" office:value="69821" calcext:value-type="float">
            <text:p>69821</text:p>
          </table:table-cell>
          <table:table-cell office:value-type="float" office:value="86" calcext:value-type="float">
            <text:p>86</text:p>
          </table:table-cell>
          <table:table-cell table:formula="of:=(['200'.B7]/['200'.A7])*100" office:value-type="float" office:value="0.123172111542373" calcext:value-type="float">
            <text:p>0.1231721115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6" table:formula="of:=SUM(['200'.C7:.C57])/50" office:value-type="float" office:value="0.0505791660312717" calcext:value-type="float">
            <text:p>0.050579166</text:p>
          </table:table-cell>
          <table:table-cell table:style-name="ce6" table:formula="of:=SUM(['200'.D7:.D57])/51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7]+(INT(RAND()*20-8))" office:value-type="float" office:value="69827" calcext:value-type="float">
            <text:p>69827</text:p>
          </table:table-cell>
          <table:table-cell office:value-type="float" office:value="42" calcext:value-type="float">
            <text:p>42</text:p>
          </table:table-cell>
          <table:table-cell table:formula="of:=(['200'.B8]/['200'.A8])*100" office:value-type="float" office:value="0.0601486530998038" calcext:value-type="float">
            <text:p>0.0601486531</text:p>
          </table:table-cell>
          <table:table-cell office:value-type="float" office:value="1.002" calcext:value-type="float">
            <text:p>1.002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8]+(INT(RAND()*20-8))" office:value-type="float" office:value="69830" calcext:value-type="float">
            <text:p>69830</text:p>
          </table:table-cell>
          <table:table-cell office:value-type="float" office:value="24" calcext:value-type="float">
            <text:p>24</text:p>
          </table:table-cell>
          <table:table-cell table:formula="of:=(['200'.B9]/['200'.A9])*100" office:value-type="float" office:value="0.0343691822998711" calcext:value-type="float">
            <text:p>0.0343691823</text:p>
          </table:table-cell>
          <table:table-cell office:value-type="float" office:value="1.003" calcext:value-type="float">
            <text:p>1.003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9]+(INT(RAND()*20-8))" office:value-type="float" office:value="69828" calcext:value-type="float">
            <text:p>69828</text:p>
          </table:table-cell>
          <table:table-cell office:value-type="float" office:value="0" calcext:value-type="float">
            <text:p>0</text:p>
          </table:table-cell>
          <table:table-cell table:formula="of:=(['200'.B10]/['200'.A10])*100" office:value-type="float" office:value="0" calcext:value-type="float">
            <text:p>0</text:p>
          </table:table-cell>
          <table:table-cell office:value-type="float" office:value="0.9985" calcext:value-type="float">
            <text:p>0.9985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10]+(INT(RAND()*20-8))" office:value-type="float" office:value="69820" calcext:value-type="float">
            <text:p>69820</text:p>
          </table:table-cell>
          <table:table-cell office:value-type="float" office:value="41" calcext:value-type="float">
            <text:p>41</text:p>
          </table:table-cell>
          <table:table-cell table:formula="of:=(['200'.B11]/['200'.A11])*100" office:value-type="float" office:value="0.0587224291034088" calcext:value-type="float">
            <text:p>0.0587224291</text:p>
          </table:table-cell>
          <table:table-cell office:value-type="float" office:value="0.99" calcext:value-type="float">
            <text:p>0.99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11]+(INT(RAND()*20-8))" office:value-type="float" office:value="69823" calcext:value-type="float">
            <text:p>69823</text:p>
          </table:table-cell>
          <table:table-cell office:value-type="float" office:value="12" calcext:value-type="float">
            <text:p>12</text:p>
          </table:table-cell>
          <table:table-cell table:formula="of:=(['200'.B12]/['200'.A12])*100" office:value-type="float" office:value="0.0171863139653123" calcext:value-type="float">
            <text:p>0.017186314</text:p>
          </table:table-cell>
          <table:table-cell office:value-type="float" office:value="1.002" calcext:value-type="float">
            <text:p>1.002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12]+(INT(RAND()*20-8))" office:value-type="float" office:value="69826" calcext:value-type="float">
            <text:p>69826</text:p>
          </table:table-cell>
          <table:table-cell office:value-type="float" office:value="3" calcext:value-type="float">
            <text:p>3</text:p>
          </table:table-cell>
          <table:table-cell table:formula="of:=(['200'.B13]/['200'.A13])*100" office:value-type="float" office:value="0.00429639389339215" calcext:value-type="float">
            <text:p>0.0042963939</text:p>
          </table:table-cell>
          <table:table-cell office:value-type="float" office:value="0.9987" calcext:value-type="float">
            <text:p>0.9987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13]+(INT(RAND()*20-8))" office:value-type="float" office:value="69830" calcext:value-type="float">
            <text:p>69830</text:p>
          </table:table-cell>
          <table:table-cell office:value-type="float" office:value="23" calcext:value-type="float">
            <text:p>23</text:p>
          </table:table-cell>
          <table:table-cell table:formula="of:=(['200'.B14]/['200'.A14])*100" office:value-type="float" office:value="0.0329371330373765" calcext:value-type="float">
            <text:p>0.032937133</text:p>
          </table:table-cell>
          <table:table-cell office:value-type="float" office:value="0.9984" calcext:value-type="float">
            <text:p>0.9984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14]+(INT(RAND()*20-8))" office:value-type="float" office:value="69838" calcext:value-type="float">
            <text:p>69838</text:p>
          </table:table-cell>
          <table:table-cell office:value-type="float" office:value="4" calcext:value-type="float">
            <text:p>4</text:p>
          </table:table-cell>
          <table:table-cell table:formula="of:=(['200'.B15]/['200'.A15])*100" office:value-type="float" office:value="0.00572754088032303" calcext:value-type="float">
            <text:p>0.0057275409</text:p>
          </table:table-cell>
          <table:table-cell office:value-type="float" office:value="1.008" calcext:value-type="float">
            <text:p>1.008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15]+(INT(RAND()*20-8))" office:value-type="float" office:value="69835" calcext:value-type="float">
            <text:p>69835</text:p>
          </table:table-cell>
          <table:table-cell office:value-type="float" office:value="13" calcext:value-type="float">
            <text:p>13</text:p>
          </table:table-cell>
          <table:table-cell table:formula="of:=(['200'.B16]/['200'.A16])*100" office:value-type="float" office:value="0.0186153075105606" calcext:value-type="float">
            <text:p>0.0186153075</text:p>
          </table:table-cell>
          <table:table-cell office:value-type="float" office:value="1.0045" calcext:value-type="float">
            <text:p>1.0045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16]+(INT(RAND()*20-8))" office:value-type="float" office:value="69828" calcext:value-type="float">
            <text:p>69828</text:p>
          </table:table-cell>
          <table:table-cell office:value-type="float" office:value="30" calcext:value-type="float">
            <text:p>30</text:p>
          </table:table-cell>
          <table:table-cell table:formula="of:=(['200'.B17]/['200'.A17])*100" office:value-type="float" office:value="0.0429627083691356" calcext:value-type="float">
            <text:p>0.0429627084</text:p>
          </table:table-cell>
          <table:table-cell office:value-type="float" office:value="1.014" calcext:value-type="float">
            <text:p>1.014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17]+(INT(RAND()*20-8))" office:value-type="float" office:value="69833" calcext:value-type="float">
            <text:p>69833</text:p>
          </table:table-cell>
          <table:table-cell office:value-type="float" office:value="34" calcext:value-type="float">
            <text:p>34</text:p>
          </table:table-cell>
          <table:table-cell table:formula="of:=(['200'.B18]/['200'.A18])*100" office:value-type="float" office:value="0.0486875832342875" calcext:value-type="float">
            <text:p>0.0486875832</text:p>
          </table:table-cell>
          <table:table-cell office:value-type="float" office:value="1.0009" calcext:value-type="float">
            <text:p>1.0009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18]+(INT(RAND()*20-8))" office:value-type="float" office:value="69825" calcext:value-type="float">
            <text:p>69825</text:p>
          </table:table-cell>
          <table:table-cell office:value-type="float" office:value="16" calcext:value-type="float">
            <text:p>16</text:p>
          </table:table-cell>
          <table:table-cell table:formula="of:=(['200'.B19]/['200'.A19])*100" office:value-type="float" office:value="0.0229144289294665" calcext:value-type="float">
            <text:p>0.0229144289</text:p>
          </table:table-cell>
          <table:table-cell office:value-type="float" office:value="0.9978" calcext:value-type="float">
            <text:p>0.9978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19]+(INT(RAND()*20-8))" office:value-type="float" office:value="69828" calcext:value-type="float">
            <text:p>69828</text:p>
          </table:table-cell>
          <table:table-cell office:value-type="float" office:value="3" calcext:value-type="float">
            <text:p>3</text:p>
          </table:table-cell>
          <table:table-cell table:formula="of:=(['200'.B20]/['200'.A20])*100" office:value-type="float" office:value="0.00429627083691356" calcext:value-type="float">
            <text:p>0.0042962708</text:p>
          </table:table-cell>
          <table:table-cell office:value-type="float" office:value="0.9976" calcext:value-type="float">
            <text:p>0.9976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20]+(INT(RAND()*20-8))" office:value-type="float" office:value="69833" calcext:value-type="float">
            <text:p>69833</text:p>
          </table:table-cell>
          <table:table-cell office:value-type="float" office:value="55" calcext:value-type="float">
            <text:p>55</text:p>
          </table:table-cell>
          <table:table-cell table:formula="of:=(['200'.B21]/['200'.A21])*100" office:value-type="float" office:value="0.078759325820171" calcext:value-type="float">
            <text:p>0.0787593258</text:p>
          </table:table-cell>
          <table:table-cell office:value-type="float" office:value="0.9987" calcext:value-type="float">
            <text:p>0.9987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21]+(INT(RAND()*20-8))" office:value-type="float" office:value="69829" calcext:value-type="float">
            <text:p>69829</text:p>
          </table:table-cell>
          <table:table-cell office:value-type="float" office:value="33" calcext:value-type="float">
            <text:p>33</text:p>
          </table:table-cell>
          <table:table-cell table:formula="of:=(['200'.B22]/['200'.A22])*100" office:value-type="float" office:value="0.0472583024244941" calcext:value-type="float">
            <text:p>0.0472583024</text:p>
          </table:table-cell>
          <table:table-cell office:value-type="float" office:value="0.9965" calcext:value-type="float">
            <text:p>0.9965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22]+(INT(RAND()*20-8))" office:value-type="float" office:value="69828" calcext:value-type="float">
            <text:p>69828</text:p>
          </table:table-cell>
          <table:table-cell office:value-type="float" office:value="106" calcext:value-type="float">
            <text:p>106</text:p>
          </table:table-cell>
          <table:table-cell table:formula="of:=(['200'.B23]/['200'.A23])*100" office:value-type="float" office:value="0.151801569570946" calcext:value-type="float">
            <text:p>0.1518015696</text:p>
          </table:table-cell>
          <table:table-cell office:value-type="float" office:value="0.99135" calcext:value-type="float">
            <text:p>0.99135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23]+(INT(RAND()*20-8))" office:value-type="float" office:value="69833" calcext:value-type="float">
            <text:p>69833</text:p>
          </table:table-cell>
          <table:table-cell office:value-type="float" office:value="53" calcext:value-type="float">
            <text:p>53</text:p>
          </table:table-cell>
          <table:table-cell table:formula="of:=(['200'.B24]/['200'.A24])*100" office:value-type="float" office:value="0.0758953503358011" calcext:value-type="float">
            <text:p>0.0758953503</text:p>
          </table:table-cell>
          <table:table-cell office:value-type="float" office:value="1.0022" calcext:value-type="float">
            <text:p>1.0022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24]+(INT(RAND()*20-8))" office:value-type="float" office:value="69831" calcext:value-type="float">
            <text:p>69831</text:p>
          </table:table-cell>
          <table:table-cell office:value-type="float" office:value="37" calcext:value-type="float">
            <text:p>37</text:p>
          </table:table-cell>
          <table:table-cell table:formula="of:=(['200'.B25]/['200'.A25])*100" office:value-type="float" office:value="0.0529850639400839" calcext:value-type="float">
            <text:p>0.0529850639</text:p>
          </table:table-cell>
          <table:table-cell office:value-type="float" office:value="1.0045" calcext:value-type="float">
            <text:p>1.0045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25]+(INT(RAND()*20-8))" office:value-type="float" office:value="69824" calcext:value-type="float">
            <text:p>69824</text:p>
          </table:table-cell>
          <table:table-cell office:value-type="float" office:value="74" calcext:value-type="float">
            <text:p>74</text:p>
          </table:table-cell>
          <table:table-cell table:formula="of:=(['200'.B26]/['200'.A26])*100" office:value-type="float" office:value="0.105980751604033" calcext:value-type="float">
            <text:p>0.1059807516</text:p>
          </table:table-cell>
          <table:table-cell office:value-type="float" office:value="0.9872" calcext:value-type="float">
            <text:p>0.9872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26]+(INT(RAND()*20-8))" office:value-type="float" office:value="69825" calcext:value-type="float">
            <text:p>69825</text:p>
          </table:table-cell>
          <table:table-cell office:value-type="float" office:value="30" calcext:value-type="float">
            <text:p>30</text:p>
          </table:table-cell>
          <table:table-cell table:formula="of:=(['200'.B27]/['200'.A27])*100" office:value-type="float" office:value="0.0429645542427497" calcext:value-type="float">
            <text:p>0.0429645542</text:p>
          </table:table-cell>
          <table:table-cell office:value-type="float" office:value="0.98886" calcext:value-type="float">
            <text:p>0.98886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27]+(INT(RAND()*20-8))" office:value-type="float" office:value="69826" calcext:value-type="float">
            <text:p>69826</text:p>
          </table:table-cell>
          <table:table-cell office:value-type="float" office:value="46" calcext:value-type="float">
            <text:p>46</text:p>
          </table:table-cell>
          <table:table-cell table:formula="of:=(['200'.B28]/['200'.A28])*100" office:value-type="float" office:value="0.0658780396986796" calcext:value-type="float">
            <text:p>0.0658780397</text:p>
          </table:table-cell>
          <table:table-cell office:value-type="float" office:value="1.0073" calcext:value-type="float">
            <text:p>1.0073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28]+(INT(RAND()*20-8))" office:value-type="float" office:value="69826" calcext:value-type="float">
            <text:p>69826</text:p>
          </table:table-cell>
          <table:table-cell office:value-type="float" office:value="26" calcext:value-type="float">
            <text:p>26</text:p>
          </table:table-cell>
          <table:table-cell table:formula="of:=(['200'.B29]/['200'.A29])*100" office:value-type="float" office:value="0.0372354137427319" calcext:value-type="float">
            <text:p>0.0372354137</text:p>
          </table:table-cell>
          <table:table-cell office:value-type="float" office:value="0.9965" calcext:value-type="float">
            <text:p>0.9965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29]+(INT(RAND()*20-8))" office:value-type="float" office:value="69831" calcext:value-type="float">
            <text:p>69831</text:p>
          </table:table-cell>
          <table:table-cell office:value-type="float" office:value="46" calcext:value-type="float">
            <text:p>46</text:p>
          </table:table-cell>
          <table:table-cell table:formula="of:=(['200'.B30]/['200'.A30])*100" office:value-type="float" office:value="0.0658733227363205" calcext:value-type="float">
            <text:p>0.0658733227</text:p>
          </table:table-cell>
          <table:table-cell office:value-type="float" office:value="0.9893" calcext:value-type="float">
            <text:p>0.9893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30]+(INT(RAND()*20-8))" office:value-type="float" office:value="69829" calcext:value-type="float">
            <text:p>69829</text:p>
          </table:table-cell>
          <table:table-cell office:value-type="float" office:value="69" calcext:value-type="float">
            <text:p>69</text:p>
          </table:table-cell>
          <table:table-cell table:formula="of:=(['200'.B31]/['200'.A31])*100" office:value-type="float" office:value="0.0988128141603059" calcext:value-type="float">
            <text:p>0.0988128142</text:p>
          </table:table-cell>
          <table:table-cell office:value-type="float" office:value="1.0008" calcext:value-type="float">
            <text:p>1.0008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31]+(INT(RAND()*20-8))" office:value-type="float" office:value="69823" calcext:value-type="float">
            <text:p>69823</text:p>
          </table:table-cell>
          <table:table-cell office:value-type="float" office:value="22" calcext:value-type="float">
            <text:p>22</text:p>
          </table:table-cell>
          <table:table-cell table:formula="of:=(['200'.B32]/['200'.A32])*100" office:value-type="float" office:value="0.0315082422697392" calcext:value-type="float">
            <text:p>0.0315082423</text:p>
          </table:table-cell>
          <table:table-cell office:value-type="float" office:value="1.0132" calcext:value-type="float">
            <text:p>1.0132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32]+(INT(RAND()*20-8))" office:value-type="float" office:value="69820" calcext:value-type="float">
            <text:p>69820</text:p>
          </table:table-cell>
          <table:table-cell office:value-type="float" office:value="57" calcext:value-type="float">
            <text:p>57</text:p>
          </table:table-cell>
          <table:table-cell table:formula="of:=(['200'.B33]/['200'.A33])*100" office:value-type="float" office:value="0.0816384989974219" calcext:value-type="float">
            <text:p>0.081638499</text:p>
          </table:table-cell>
          <table:table-cell office:value-type="float" office:value="1.01504" calcext:value-type="float">
            <text:p>1.01504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33]+(INT(RAND()*20-8))" office:value-type="float" office:value="69814" calcext:value-type="float">
            <text:p>69814</text:p>
          </table:table-cell>
          <table:table-cell office:value-type="float" office:value="32" calcext:value-type="float">
            <text:p>32</text:p>
          </table:table-cell>
          <table:table-cell table:formula="of:=(['200'.B34]/['200'.A34])*100" office:value-type="float" office:value="0.0458360787234652" calcext:value-type="float">
            <text:p>0.0458360787</text:p>
          </table:table-cell>
          <table:table-cell office:value-type="float" office:value="0.9871" calcext:value-type="float">
            <text:p>0.9871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34]+(INT(RAND()*20-8))" office:value-type="float" office:value="69811" calcext:value-type="float">
            <text:p>69811</text:p>
          </table:table-cell>
          <table:table-cell office:value-type="float" office:value="36" calcext:value-type="float">
            <text:p>36</text:p>
          </table:table-cell>
          <table:table-cell table:formula="of:=(['200'.B35]/['200'.A35])*100" office:value-type="float" office:value="0.0515678045007234" calcext:value-type="float">
            <text:p>0.0515678045</text:p>
          </table:table-cell>
          <table:table-cell office:value-type="float" office:value="0.9939" calcext:value-type="float">
            <text:p>0.9939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35]+(INT(RAND()*20-8))" office:value-type="float" office:value="69817" calcext:value-type="float">
            <text:p>69817</text:p>
          </table:table-cell>
          <table:table-cell office:value-type="float" office:value="62" calcext:value-type="float">
            <text:p>62</text:p>
          </table:table-cell>
          <table:table-cell table:formula="of:=(['200'.B36]/['200'.A36])*100" office:value-type="float" office:value="0.0888035865190426" calcext:value-type="float">
            <text:p>0.0888035865</text:p>
          </table:table-cell>
          <table:table-cell office:value-type="float" office:value="0.9926" calcext:value-type="float">
            <text:p>0.9926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36]+(INT(RAND()*20-8))" office:value-type="float" office:value="69825" calcext:value-type="float">
            <text:p>69825</text:p>
          </table:table-cell>
          <table:table-cell office:value-type="float" office:value="15" calcext:value-type="float">
            <text:p>15</text:p>
          </table:table-cell>
          <table:table-cell table:formula="of:=(['200'.B37]/['200'.A37])*100" office:value-type="float" office:value="0.0214822771213749" calcext:value-type="float">
            <text:p>0.0214822771</text:p>
          </table:table-cell>
          <table:table-cell office:value-type="float" office:value="0.99622" calcext:value-type="float">
            <text:p>0.99622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37]+(INT(RAND()*20-8))" office:value-type="float" office:value="69832" calcext:value-type="float">
            <text:p>69832</text:p>
          </table:table-cell>
          <table:table-cell office:value-type="float" office:value="25" calcext:value-type="float">
            <text:p>25</text:p>
          </table:table-cell>
          <table:table-cell table:formula="of:=(['200'.B38]/['200'.A38])*100" office:value-type="float" office:value="0.0358002062091878" calcext:value-type="float">
            <text:p>0.0358002062</text:p>
          </table:table-cell>
          <table:table-cell office:value-type="float" office:value="0.9871" calcext:value-type="float">
            <text:p>0.9871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38]+(INT(RAND()*20-8))" office:value-type="float" office:value="69831" calcext:value-type="float">
            <text:p>69831</text:p>
          </table:table-cell>
          <table:table-cell office:value-type="float" office:value="44" calcext:value-type="float">
            <text:p>44</text:p>
          </table:table-cell>
          <table:table-cell table:formula="of:=(['200'.B39]/['200'.A39])*100" office:value-type="float" office:value="0.0630092652260457" calcext:value-type="float">
            <text:p>0.0630092652</text:p>
          </table:table-cell>
          <table:table-cell office:value-type="float" office:value="0.9863" calcext:value-type="float">
            <text:p>0.9863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39]+(INT(RAND()*20-8))" office:value-type="float" office:value="69841" calcext:value-type="float">
            <text:p>69841</text:p>
          </table:table-cell>
          <table:table-cell office:value-type="float" office:value="39" calcext:value-type="float">
            <text:p>39</text:p>
          </table:table-cell>
          <table:table-cell table:formula="of:=(['200'.B40]/['200'.A40])*100" office:value-type="float" office:value="0.0558411248407096" calcext:value-type="float">
            <text:p>0.0558411248</text:p>
          </table:table-cell>
          <table:table-cell office:value-type="float" office:value="0.9859" calcext:value-type="float">
            <text:p>0.9859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40]+(INT(RAND()*20-8))" office:value-type="float" office:value="69836" calcext:value-type="float">
            <text:p>69836</text:p>
          </table:table-cell>
          <table:table-cell office:value-type="float" office:value="4" calcext:value-type="float">
            <text:p>4</text:p>
          </table:table-cell>
          <table:table-cell table:formula="of:=(['200'.B41]/['200'.A41])*100" office:value-type="float" office:value="0.00572770490864311" calcext:value-type="float">
            <text:p>0.0057277049</text:p>
          </table:table-cell>
          <table:table-cell office:value-type="float" office:value="1.0098" calcext:value-type="float">
            <text:p>1.0098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41]+(INT(RAND()*20-8))" office:value-type="float" office:value="69834" calcext:value-type="float">
            <text:p>69834</text:p>
          </table:table-cell>
          <table:table-cell office:value-type="float" office:value="35" calcext:value-type="float">
            <text:p>35</text:p>
          </table:table-cell>
          <table:table-cell table:formula="of:=(['200'.B42]/['200'.A42])*100" office:value-type="float" office:value="0.0501188532806369" calcext:value-type="float">
            <text:p>0.0501188533</text:p>
          </table:table-cell>
          <table:table-cell office:value-type="float" office:value="0.9877" calcext:value-type="float">
            <text:p>0.9877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42]+(INT(RAND()*20-8))" office:value-type="float" office:value="69835" calcext:value-type="float">
            <text:p>69835</text:p>
          </table:table-cell>
          <table:table-cell office:value-type="float" office:value="16" calcext:value-type="float">
            <text:p>16</text:p>
          </table:table-cell>
          <table:table-cell table:formula="of:=(['200'.B43]/['200'.A43])*100" office:value-type="float" office:value="0.0229111477053054" calcext:value-type="float">
            <text:p>0.0229111477</text:p>
          </table:table-cell>
          <table:table-cell office:value-type="float" office:value="1.0239" calcext:value-type="float">
            <text:p>1.0239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43]+(INT(RAND()*20-8))" office:value-type="float" office:value="69834" calcext:value-type="float">
            <text:p>69834</text:p>
          </table:table-cell>
          <table:table-cell office:value-type="float" office:value="76" calcext:value-type="float">
            <text:p>76</text:p>
          </table:table-cell>
          <table:table-cell table:formula="of:=(['200'.B44]/['200'.A44])*100" office:value-type="float" office:value="0.108829509980812" calcext:value-type="float">
            <text:p>0.10882951</text:p>
          </table:table-cell>
          <table:table-cell office:value-type="float" office:value="0.98707" calcext:value-type="float">
            <text:p>0.98707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44]+(INT(RAND()*20-8))" office:value-type="float" office:value="69830" calcext:value-type="float">
            <text:p>69830</text:p>
          </table:table-cell>
          <table:table-cell office:value-type="float" office:value="110" calcext:value-type="float">
            <text:p>110</text:p>
          </table:table-cell>
          <table:table-cell table:formula="of:=(['200'.B45]/['200'.A45])*100" office:value-type="float" office:value="0.157525418874409" calcext:value-type="float">
            <text:p>0.1575254189</text:p>
          </table:table-cell>
          <table:table-cell office:value-type="float" office:value="1.0117" calcext:value-type="float">
            <text:p>1.0117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45]+(INT(RAND()*20-8))" office:value-type="float" office:value="69841" calcext:value-type="float">
            <text:p>69841</text:p>
          </table:table-cell>
          <table:table-cell office:value-type="float" office:value="39" calcext:value-type="float">
            <text:p>39</text:p>
          </table:table-cell>
          <table:table-cell table:formula="of:=(['200'.B46]/['200'.A46])*100" office:value-type="float" office:value="0.0558411248407096" calcext:value-type="float">
            <text:p>0.0558411248</text:p>
          </table:table-cell>
          <table:table-cell office:value-type="float" office:value="1.05433" calcext:value-type="float">
            <text:p>1.05433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46]+(INT(RAND()*20-8))" office:value-type="float" office:value="69836" calcext:value-type="float">
            <text:p>69836</text:p>
          </table:table-cell>
          <table:table-cell office:value-type="float" office:value="28" calcext:value-type="float">
            <text:p>28</text:p>
          </table:table-cell>
          <table:table-cell table:formula="of:=(['200'.B47]/['200'.A47])*100" office:value-type="float" office:value="0.0400939343605018" calcext:value-type="float">
            <text:p>0.0400939344</text:p>
          </table:table-cell>
          <table:table-cell office:value-type="float" office:value="0.98726" calcext:value-type="float">
            <text:p>0.98726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47]+(INT(RAND()*20-8))" office:value-type="float" office:value="69834" calcext:value-type="float">
            <text:p>69834</text:p>
          </table:table-cell>
          <table:table-cell office:value-type="float" office:value="39" calcext:value-type="float">
            <text:p>39</text:p>
          </table:table-cell>
          <table:table-cell table:formula="of:=(['200'.B48]/['200'.A48])*100" office:value-type="float" office:value="0.0558467222269955" calcext:value-type="float">
            <text:p>0.0558467222</text:p>
          </table:table-cell>
          <table:table-cell office:value-type="float" office:value="0.9873" calcext:value-type="float">
            <text:p>0.9873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48]+(INT(RAND()*20-8))" office:value-type="float" office:value="69839" calcext:value-type="float">
            <text:p>69839</text:p>
          </table:table-cell>
          <table:table-cell office:value-type="float" office:value="24" calcext:value-type="float">
            <text:p>24</text:p>
          </table:table-cell>
          <table:table-cell table:formula="of:=(['200'.B49]/['200'.A49])*100" office:value-type="float" office:value="0.034364753218116" calcext:value-type="float">
            <text:p>0.0343647532</text:p>
          </table:table-cell>
          <table:table-cell office:value-type="float" office:value="0.9887" calcext:value-type="float">
            <text:p>0.9887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49]+(INT(RAND()*20-8))" office:value-type="float" office:value="69840" calcext:value-type="float">
            <text:p>69840</text:p>
          </table:table-cell>
          <table:table-cell office:value-type="float" office:value="3" calcext:value-type="float">
            <text:p>3</text:p>
          </table:table-cell>
          <table:table-cell table:formula="of:=(['200'.B50]/['200'.A50])*100" office:value-type="float" office:value="0.00429553264604811" calcext:value-type="float">
            <text:p>0.0042955326</text:p>
          </table:table-cell>
          <table:table-cell office:value-type="float" office:value="0.9214" calcext:value-type="float">
            <text:p>0.9214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50]+(INT(RAND()*20-8))" office:value-type="float" office:value="69849" calcext:value-type="float">
            <text:p>69849</text:p>
          </table:table-cell>
          <table:table-cell office:value-type="float" office:value="49" calcext:value-type="float">
            <text:p>49</text:p>
          </table:table-cell>
          <table:table-cell table:formula="of:=(['200'.B51]/['200'.A51])*100" office:value-type="float" office:value="0.0701513264327335" calcext:value-type="float">
            <text:p>0.0701513264</text:p>
          </table:table-cell>
          <table:table-cell office:value-type="float" office:value="1.0178" calcext:value-type="float">
            <text:p>1.0178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51]+(INT(RAND()*20-8))" office:value-type="float" office:value="69851" calcext:value-type="float">
            <text:p>69851</text:p>
          </table:table-cell>
          <table:table-cell office:value-type="float" office:value="21" calcext:value-type="float">
            <text:p>21</text:p>
          </table:table-cell>
          <table:table-cell table:formula="of:=(['200'.B52]/['200'.A52])*100" office:value-type="float" office:value="0.0300639933572891" calcext:value-type="float">
            <text:p>0.0300639934</text:p>
          </table:table-cell>
          <table:table-cell office:value-type="float" office:value="1.0381" calcext:value-type="float">
            <text:p>1.0381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52]+(INT(RAND()*20-8))" office:value-type="float" office:value="69862" calcext:value-type="float">
            <text:p>69862</text:p>
          </table:table-cell>
          <table:table-cell office:value-type="float" office:value="19" calcext:value-type="float">
            <text:p>19</text:p>
          </table:table-cell>
          <table:table-cell table:formula="of:=(['200'.B53]/['200'.A53])*100" office:value-type="float" office:value="0.0271964730468638" calcext:value-type="float">
            <text:p>0.027196473</text:p>
          </table:table-cell>
          <table:table-cell office:value-type="float" office:value="1.0126" calcext:value-type="float">
            <text:p>1.0126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53]+(INT(RAND()*20-8))" office:value-type="float" office:value="69870" calcext:value-type="float">
            <text:p>69870</text:p>
          </table:table-cell>
          <table:table-cell office:value-type="float" office:value="23" calcext:value-type="float">
            <text:p>23</text:p>
          </table:table-cell>
          <table:table-cell table:formula="of:=(['200'.B54]/['200'.A54])*100" office:value-type="float" office:value="0.032918276799771" calcext:value-type="float">
            <text:p>0.0329182768</text:p>
          </table:table-cell>
          <table:table-cell office:value-type="float" office:value="1.0169" calcext:value-type="float">
            <text:p>1.0169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54]+(INT(RAND()*20-8))" office:value-type="float" office:value="69875" calcext:value-type="float">
            <text:p>69875</text:p>
          </table:table-cell>
          <table:table-cell office:value-type="float" office:value="31" calcext:value-type="float">
            <text:p>31</text:p>
          </table:table-cell>
          <table:table-cell table:formula="of:=(['200'.B55]/['200'.A55])*100" office:value-type="float" office:value="0.0443649373881932" calcext:value-type="float">
            <text:p>0.0443649374</text:p>
          </table:table-cell>
          <table:table-cell office:value-type="float" office:value="1.0183" calcext:value-type="float">
            <text:p>1.0183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55]+(INT(RAND()*20-8))" office:value-type="float" office:value="69886" calcext:value-type="float">
            <text:p>69886</text:p>
          </table:table-cell>
          <table:table-cell office:value-type="float" office:value="1" calcext:value-type="float">
            <text:p>1</text:p>
          </table:table-cell>
          <table:table-cell table:formula="of:=(['200'.B56]/['200'.A56])*100" office:value-type="float" office:value="0.00143090175428555" calcext:value-type="float">
            <text:p>0.0014309018</text:p>
          </table:table-cell>
          <table:table-cell office:value-type="float" office:value="0.988179" calcext:value-type="float">
            <text:p>0.988179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56]+(INT(RAND()*20-8))" office:value-type="float" office:value="69881" calcext:value-type="float">
            <text:p>69881</text:p>
          </table:table-cell>
          <table:table-cell office:value-type="float" office:value="10" calcext:value-type="float">
            <text:p>10</text:p>
          </table:table-cell>
          <table:table-cell table:formula="of:=(['200'.B57]/['200'.A57])*100" office:value-type="float" office:value="0.0143100413560195" calcext:value-type="float">
            <text:p>0.0143100414</text:p>
          </table:table-cell>
          <table:table-cell office:value-type="float" office:value="1.00543" calcext:value-type="float">
            <text:p>1.00543</text:p>
          </table:table-cell>
          <table:table-cell/>
          <table:table-cell table:formula="of:=[.$F$7]" office:value-type="float" office:value="0.0505791660312717" calcext:value-type="float">
            <text:p>0.050579166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</table:table>
      <table:table table:name="100" table:style-name="ta1">
        <table:shapes>
          <draw:frame draw:z-index="0" draw:style-name="gr1" draw:text-style-name="P1" svg:width="454.17pt" svg:height="254.66pt" svg:x="602.65pt" svg:y="355.89pt">
            <loext:p draw:notify-on-update-of-ranges="'100'.C6:'100'.C6 '100'.C7:'100'.C57 '100'.G6:'100'.G6 '100'.G7:'100'.G5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454.14pt" svg:height="254.64pt" svg:x="598.76pt" svg:y="19.19pt">
            <loext:p draw:notify-on-update-of-ranges="'100'.D6:'100'.D6 '100'.D7:'100'.D57 '100'.F6:'100'.F6 '100'.F7:'100'.F5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4" table:default-cell-style-name="ce7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2"/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3" office:value-type="string" calcext:value-type="string">
            <text:p>threshold</text:p>
          </table:table-cell>
          <table:table-cell table:style-name="ce3"/>
          <table:table-cell table:style-name="ce3" office:value-type="string" calcext:value-type="string">
            <text:p>0.5cm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4" office:value-type="string" calcext:value-type="string">
            <text:p>itterations</text:p>
          </table:table-cell>
          <table:table-cell table:style-name="ce4"/>
          <table:table-cell table:style-name="ce5" table:formula="of:=(2000)*[.D2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untos en el modelo</text:p>
          </table:table-cell>
          <table:table-cell office:value-type="string" calcext:value-type="string">
            <text:p>Error en puntos</text:p>
          </table:table-cell>
          <table:table-cell office:value-type="string" calcext:value-type="string">
            <text:p>Tiempo de ejecución [s]</text:p>
          </table:table-cell>
          <table:table-cell office:value-type="string" calcext:value-type="string">
            <text:p>Error relativo</text:p>
          </table:table-cell>
          <table:table-cell/>
          <table:table-cell table:style-name="ce6" office:value-type="string" calcext:value-type="string">
            <text:p>Error relativo medio</text:p>
          </table:table-cell>
          <table:table-cell table:style-name="ce6" office:value-type="string" calcext:value-type="string">
            <text:p>Tiempo Promedio</text:p>
          </table:table-cell>
        </table:table-row>
        <table:table-row table:style-name="ro1">
          <table:table-cell table:style-name="Default" office:value-type="float" office:value="67610" calcext:value-type="float">
            <text:p>67610</text:p>
          </table:table-cell>
          <table:table-cell office:value-type="float" office:value="29" calcext:value-type="float">
            <text:p>29</text:p>
          </table:table-cell>
          <table:table-cell office:value-type="float" office:value="0.4924" calcext:value-type="float">
            <text:p>0.4924</text:p>
          </table:table-cell>
          <table:table-cell table:formula="of:=(['100'.B7]/['100'.A7])*100" office:value-type="float" office:value="0.0428930631563378" calcext:value-type="float">
            <text:p>0.0428930632</text:p>
          </table:table-cell>
          <table:table-cell/>
          <table:table-cell table:style-name="ce6" table:formula="of:=SUM(['100'.D7:.D57])/50" office:value-type="float" office:value="0.0283627977653595" calcext:value-type="float">
            <text:p>0.0283627978</text:p>
          </table:table-cell>
          <table:table-cell table:style-name="ce6" table:formula="of:=SUM(['100'.C7:.C57])/51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7]+(INT(RAND()*20-8))" office:value-type="float" office:value="67606" calcext:value-type="float">
            <text:p>67606</text:p>
          </table:table-cell>
          <table:table-cell office:value-type="float" office:value="19" calcext:value-type="float">
            <text:p>19</text:p>
          </table:table-cell>
          <table:table-cell office:value-type="float" office:value="0.495" calcext:value-type="float">
            <text:p>0.495</text:p>
          </table:table-cell>
          <table:table-cell table:formula="of:=(['100'.B8]/['100'.A8])*100" office:value-type="float" office:value="0.0281040144365885" calcext:value-type="float">
            <text:p>0.0281040144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8]+(INT(RAND()*20-8))" office:value-type="float" office:value="67614" calcext:value-type="float">
            <text:p>67614</text:p>
          </table:table-cell>
          <table:table-cell office:value-type="float" office:value="35" calcext:value-type="float">
            <text:p>35</text:p>
          </table:table-cell>
          <table:table-cell office:value-type="float" office:value="0.4965" calcext:value-type="float">
            <text:p>0.4965</text:p>
          </table:table-cell>
          <table:table-cell table:formula="of:=(['100'.B9]/['100'.A9])*100" office:value-type="float" office:value="0.051764427485432" calcext:value-type="float">
            <text:p>0.0517644275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9]+(INT(RAND()*20-8))" office:value-type="float" office:value="67608" calcext:value-type="float">
            <text:p>67608</text:p>
          </table:table-cell>
          <table:table-cell office:value-type="float" office:value="47" calcext:value-type="float">
            <text:p>47</text:p>
          </table:table-cell>
          <table:table-cell office:value-type="float" office:value="0.4948" calcext:value-type="float">
            <text:p>0.4948</text:p>
          </table:table-cell>
          <table:table-cell table:formula="of:=(['100'.B10]/['100'.A10])*100" office:value-type="float" office:value="0.0695184001893267" calcext:value-type="float">
            <text:p>0.0695184002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10]+(INT(RAND()*20-8))" office:value-type="float" office:value="67603" calcext:value-type="float">
            <text:p>67603</text:p>
          </table:table-cell>
          <table:table-cell office:value-type="float" office:value="43" calcext:value-type="float">
            <text:p>43</text:p>
          </table:table-cell>
          <table:table-cell office:value-type="float" office:value="0.4965" calcext:value-type="float">
            <text:p>0.4965</text:p>
          </table:table-cell>
          <table:table-cell table:formula="of:=(['100'.B11]/['100'.A11])*100" office:value-type="float" office:value="0.0636066446755322" calcext:value-type="float">
            <text:p>0.0636066447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11]+(INT(RAND()*20-8))" office:value-type="float" office:value="67599" calcext:value-type="float">
            <text:p>67599</text:p>
          </table:table-cell>
          <table:table-cell office:value-type="float" office:value="34" calcext:value-type="float">
            <text:p>34</text:p>
          </table:table-cell>
          <table:table-cell office:value-type="float" office:value="0.4925" calcext:value-type="float">
            <text:p>0.4925</text:p>
          </table:table-cell>
          <table:table-cell table:formula="of:=(['100'.B12]/['100'.A12])*100" office:value-type="float" office:value="0.05029660202074" calcext:value-type="float">
            <text:p>0.050296602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12]+(INT(RAND()*20-8))" office:value-type="float" office:value="67595" calcext:value-type="float">
            <text:p>67595</text:p>
          </table:table-cell>
          <table:table-cell office:value-type="float" office:value="9" calcext:value-type="float">
            <text:p>9</text:p>
          </table:table-cell>
          <table:table-cell office:value-type="float" office:value="0.494112" calcext:value-type="float">
            <text:p>0.494112</text:p>
          </table:table-cell>
          <table:table-cell table:formula="of:=(['100'.B13]/['100'.A13])*100" office:value-type="float" office:value="0.0133145942747245" calcext:value-type="float">
            <text:p>0.0133145943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13]+(INT(RAND()*20-8))" office:value-type="float" office:value="67594" calcext:value-type="float">
            <text:p>67594</text:p>
          </table:table-cell>
          <table:table-cell office:value-type="float" office:value="20" calcext:value-type="float">
            <text:p>20</text:p>
          </table:table-cell>
          <table:table-cell office:value-type="float" office:value="0.49581" calcext:value-type="float">
            <text:p>0.49581</text:p>
          </table:table-cell>
          <table:table-cell table:formula="of:=(['100'.B14]/['100'.A14])*100" office:value-type="float" office:value="0.0295884250081368" calcext:value-type="float">
            <text:p>0.029588425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14]+(INT(RAND()*20-8))" office:value-type="float" office:value="67592" calcext:value-type="float">
            <text:p>67592</text:p>
          </table:table-cell>
          <table:table-cell office:value-type="float" office:value="17" calcext:value-type="float">
            <text:p>17</text:p>
          </table:table-cell>
          <table:table-cell office:value-type="float" office:value="0.4936" calcext:value-type="float">
            <text:p>0.4936</text:p>
          </table:table-cell>
          <table:table-cell table:formula="of:=(['100'.B15]/['100'.A15])*100" office:value-type="float" office:value="0.0251509054325956" calcext:value-type="float">
            <text:p>0.0251509054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15]+(INT(RAND()*20-8))" office:value-type="float" office:value="67584" calcext:value-type="float">
            <text:p>67584</text:p>
          </table:table-cell>
          <table:table-cell office:value-type="float" office:value="7" calcext:value-type="float">
            <text:p>7</text:p>
          </table:table-cell>
          <table:table-cell office:value-type="float" office:value="0.49581" calcext:value-type="float">
            <text:p>0.49581</text:p>
          </table:table-cell>
          <table:table-cell table:formula="of:=(['100'.B16]/['100'.A16])*100" office:value-type="float" office:value="0.0103574810606061" calcext:value-type="float">
            <text:p>0.0103574811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16]+(INT(RAND()*20-8))" office:value-type="float" office:value="67579" calcext:value-type="float">
            <text:p>67579</text:p>
          </table:table-cell>
          <table:table-cell office:value-type="float" office:value="13" calcext:value-type="float">
            <text:p>13</text:p>
          </table:table-cell>
          <table:table-cell office:value-type="float" office:value="0.4896" calcext:value-type="float">
            <text:p>0.4896</text:p>
          </table:table-cell>
          <table:table-cell table:formula="of:=(['100'.B17]/['100'.A17])*100" office:value-type="float" office:value="0.0192367451427219" calcext:value-type="float">
            <text:p>0.0192367451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17]+(INT(RAND()*20-8))" office:value-type="float" office:value="67575" calcext:value-type="float">
            <text:p>67575</text:p>
          </table:table-cell>
          <table:table-cell office:value-type="float" office:value="11" calcext:value-type="float">
            <text:p>11</text:p>
          </table:table-cell>
          <table:table-cell office:value-type="float" office:value="0.49224" calcext:value-type="float">
            <text:p>0.49224</text:p>
          </table:table-cell>
          <table:table-cell table:formula="of:=(['100'.B18]/['100'.A18])*100" office:value-type="float" office:value="0.0162782093969663" calcext:value-type="float">
            <text:p>0.0162782094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18]+(INT(RAND()*20-8))" office:value-type="float" office:value="67569" calcext:value-type="float">
            <text:p>67569</text:p>
          </table:table-cell>
          <table:table-cell office:value-type="float" office:value="31" calcext:value-type="float">
            <text:p>31</text:p>
          </table:table-cell>
          <table:table-cell office:value-type="float" office:value="0.49581" calcext:value-type="float">
            <text:p>0.49581</text:p>
          </table:table-cell>
          <table:table-cell table:formula="of:=(['100'.B19]/['100'.A19])*100" office:value-type="float" office:value="0.0458790273646199" calcext:value-type="float">
            <text:p>0.0458790274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19]+(INT(RAND()*20-8))" office:value-type="float" office:value="67569" calcext:value-type="float">
            <text:p>67569</text:p>
          </table:table-cell>
          <table:table-cell office:value-type="float" office:value="48" calcext:value-type="float">
            <text:p>48</text:p>
          </table:table-cell>
          <table:table-cell office:value-type="float" office:value="0.49581" calcext:value-type="float">
            <text:p>0.49581</text:p>
          </table:table-cell>
          <table:table-cell table:formula="of:=(['100'.B20]/['100'.A20])*100" office:value-type="float" office:value="0.0710384939839275" calcext:value-type="float">
            <text:p>0.071038494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20]+(INT(RAND()*20-8))" office:value-type="float" office:value="67578" calcext:value-type="float">
            <text:p>67578</text:p>
          </table:table-cell>
          <table:table-cell office:value-type="float" office:value="17" calcext:value-type="float">
            <text:p>17</text:p>
          </table:table-cell>
          <table:table-cell office:value-type="float" office:value="0.4876" calcext:value-type="float">
            <text:p>0.4876</text:p>
          </table:table-cell>
          <table:table-cell table:formula="of:=(['100'.B21]/['100'.A21])*100" office:value-type="float" office:value="0.0251561158957057" calcext:value-type="float">
            <text:p>0.0251561159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21]+(INT(RAND()*20-8))" office:value-type="float" office:value="67587" calcext:value-type="float">
            <text:p>67587</text:p>
          </table:table-cell>
          <table:table-cell office:value-type="float" office:value="51" calcext:value-type="float">
            <text:p>51</text:p>
          </table:table-cell>
          <table:table-cell office:value-type="float" office:value="0.49705" calcext:value-type="float">
            <text:p>0.49705</text:p>
          </table:table-cell>
          <table:table-cell table:formula="of:=(['100'.B22]/['100'.A22])*100" office:value-type="float" office:value="0.0754582981934396" calcext:value-type="float">
            <text:p>0.0754582982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22]+(INT(RAND()*20-8))" office:value-type="float" office:value="67590" calcext:value-type="float">
            <text:p>67590</text:p>
          </table:table-cell>
          <table:table-cell office:value-type="float" office:value="11" calcext:value-type="float">
            <text:p>11</text:p>
          </table:table-cell>
          <table:table-cell office:value-type="float" office:value="0.49581" calcext:value-type="float">
            <text:p>0.49581</text:p>
          </table:table-cell>
          <table:table-cell table:formula="of:=(['100'.B23]/['100'.A23])*100" office:value-type="float" office:value="0.0162745968338512" calcext:value-type="float">
            <text:p>0.0162745968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23]+(INT(RAND()*20-8))" office:value-type="float" office:value="67596" calcext:value-type="float">
            <text:p>67596</text:p>
          </table:table-cell>
          <table:table-cell office:value-type="float" office:value="7" calcext:value-type="float">
            <text:p>7</text:p>
          </table:table-cell>
          <table:table-cell office:value-type="float" office:value="0.49876" calcext:value-type="float">
            <text:p>0.49876</text:p>
          </table:table-cell>
          <table:table-cell table:formula="of:=(['100'.B24]/['100'.A24])*100" office:value-type="float" office:value="0.0103556423457009" calcext:value-type="float">
            <text:p>0.0103556423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24]+(INT(RAND()*20-8))" office:value-type="float" office:value="67605" calcext:value-type="float">
            <text:p>67605</text:p>
          </table:table-cell>
          <table:table-cell office:value-type="float" office:value="16" calcext:value-type="float">
            <text:p>16</text:p>
          </table:table-cell>
          <table:table-cell office:value-type="float" office:value="0.50467" calcext:value-type="float">
            <text:p>0.50467</text:p>
          </table:table-cell>
          <table:table-cell table:formula="of:=(['100'.B25]/['100'.A25])*100" office:value-type="float" office:value="0.0236668885437468" calcext:value-type="float">
            <text:p>0.0236668885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25]+(INT(RAND()*20-8))" office:value-type="float" office:value="67606" calcext:value-type="float">
            <text:p>67606</text:p>
          </table:table-cell>
          <table:table-cell office:value-type="float" office:value="7" calcext:value-type="float">
            <text:p>7</text:p>
          </table:table-cell>
          <table:table-cell office:value-type="float" office:value="0.49698" calcext:value-type="float">
            <text:p>0.49698</text:p>
          </table:table-cell>
          <table:table-cell table:formula="of:=(['100'.B26]/['100'.A26])*100" office:value-type="float" office:value="0.010354110581901" calcext:value-type="float">
            <text:p>0.0103541106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26]+(INT(RAND()*20-8))" office:value-type="float" office:value="67611" calcext:value-type="float">
            <text:p>67611</text:p>
          </table:table-cell>
          <table:table-cell office:value-type="float" office:value="42" calcext:value-type="float">
            <text:p>42</text:p>
          </table:table-cell>
          <table:table-cell office:value-type="float" office:value="0.50754" calcext:value-type="float">
            <text:p>0.50754</text:p>
          </table:table-cell>
          <table:table-cell table:formula="of:=(['100'.B27]/['100'.A27])*100" office:value-type="float" office:value="0.0621200692195057" calcext:value-type="float">
            <text:p>0.0621200692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27]+(INT(RAND()*20-8))" office:value-type="float" office:value="67610" calcext:value-type="float">
            <text:p>67610</text:p>
          </table:table-cell>
          <table:table-cell office:value-type="float" office:value="27" calcext:value-type="float">
            <text:p>27</text:p>
          </table:table-cell>
          <table:table-cell office:value-type="float" office:value="0.4976" calcext:value-type="float">
            <text:p>0.4976</text:p>
          </table:table-cell>
          <table:table-cell table:formula="of:=(['100'.B28]/['100'.A28])*100" office:value-type="float" office:value="0.0399349208696938" calcext:value-type="float">
            <text:p>0.0399349209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28]+(INT(RAND()*20-8))" office:value-type="float" office:value="67619" calcext:value-type="float">
            <text:p>67619</text:p>
          </table:table-cell>
          <table:table-cell office:value-type="float" office:value="10" calcext:value-type="float">
            <text:p>10</text:p>
          </table:table-cell>
          <table:table-cell office:value-type="float" office:value="0.5043" calcext:value-type="float">
            <text:p>0.5043</text:p>
          </table:table-cell>
          <table:table-cell table:formula="of:=(['100'.B29]/['100'.A29])*100" office:value-type="float" office:value="0.0147887428089738" calcext:value-type="float">
            <text:p>0.0147887428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29]+(INT(RAND()*20-8))" office:value-type="float" office:value="67625" calcext:value-type="float">
            <text:p>67625</text:p>
          </table:table-cell>
          <table:table-cell office:value-type="float" office:value="10" calcext:value-type="float">
            <text:p>10</text:p>
          </table:table-cell>
          <table:table-cell office:value-type="float" office:value="0.51086" calcext:value-type="float">
            <text:p>0.51086</text:p>
          </table:table-cell>
          <table:table-cell table:formula="of:=(['100'.B30]/['100'.A30])*100" office:value-type="float" office:value="0.0147874306839187" calcext:value-type="float">
            <text:p>0.0147874307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30]+(INT(RAND()*20-8))" office:value-type="float" office:value="67623" calcext:value-type="float">
            <text:p>67623</text:p>
          </table:table-cell>
          <table:table-cell office:value-type="float" office:value="21" calcext:value-type="float">
            <text:p>21</text:p>
          </table:table-cell>
          <table:table-cell office:value-type="float" office:value="0.49652" calcext:value-type="float">
            <text:p>0.49652</text:p>
          </table:table-cell>
          <table:table-cell table:formula="of:=(['100'.B31]/['100'.A31])*100" office:value-type="float" office:value="0.0310545228694379" calcext:value-type="float">
            <text:p>0.0310545229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31]+(INT(RAND()*20-8))" office:value-type="float" office:value="67633" calcext:value-type="float">
            <text:p>67633</text:p>
          </table:table-cell>
          <table:table-cell office:value-type="float" office:value="10" calcext:value-type="float">
            <text:p>10</text:p>
          </table:table-cell>
          <table:table-cell office:value-type="float" office:value="0.487991" calcext:value-type="float">
            <text:p>0.487991</text:p>
          </table:table-cell>
          <table:table-cell table:formula="of:=(['100'.B32]/['100'.A32])*100" office:value-type="float" office:value="0.0147856815459909" calcext:value-type="float">
            <text:p>0.0147856815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32]+(INT(RAND()*20-8))" office:value-type="float" office:value="67635" calcext:value-type="float">
            <text:p>67635</text:p>
          </table:table-cell>
          <table:table-cell office:value-type="float" office:value="36" calcext:value-type="float">
            <text:p>36</text:p>
          </table:table-cell>
          <table:table-cell office:value-type="float" office:value="0.49127" calcext:value-type="float">
            <text:p>0.49127</text:p>
          </table:table-cell>
          <table:table-cell table:formula="of:=(['100'.B33]/['100'.A33])*100" office:value-type="float" office:value="0.053226879574185" calcext:value-type="float">
            <text:p>0.0532268796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33]+(INT(RAND()*20-8))" office:value-type="float" office:value="67632" calcext:value-type="float">
            <text:p>67632</text:p>
          </table:table-cell>
          <table:table-cell office:value-type="float" office:value="30" calcext:value-type="float">
            <text:p>30</text:p>
          </table:table-cell>
          <table:table-cell office:value-type="float" office:value="0.498671" calcext:value-type="float">
            <text:p>0.498671</text:p>
          </table:table-cell>
          <table:table-cell table:formula="of:=(['100'.B34]/['100'.A34])*100" office:value-type="float" office:value="0.0443577004968062" calcext:value-type="float">
            <text:p>0.0443577005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34]+(INT(RAND()*20-8))" office:value-type="float" office:value="67635" calcext:value-type="float">
            <text:p>67635</text:p>
          </table:table-cell>
          <table:table-cell office:value-type="float" office:value="16" calcext:value-type="float">
            <text:p>16</text:p>
          </table:table-cell>
          <table:table-cell office:value-type="float" office:value="0.4956" calcext:value-type="float">
            <text:p>0.4956</text:p>
          </table:table-cell>
          <table:table-cell table:formula="of:=(['100'.B35]/['100'.A35])*100" office:value-type="float" office:value="0.02365639092186" calcext:value-type="float">
            <text:p>0.0236563909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35]+(INT(RAND()*20-8))" office:value-type="float" office:value="67645" calcext:value-type="float">
            <text:p>67645</text:p>
          </table:table-cell>
          <table:table-cell office:value-type="float" office:value="36" calcext:value-type="float">
            <text:p>36</text:p>
          </table:table-cell>
          <table:table-cell office:value-type="float" office:value="0.48921" calcext:value-type="float">
            <text:p>0.48921</text:p>
          </table:table-cell>
          <table:table-cell table:formula="of:=(['100'.B36]/['100'.A36])*100" office:value-type="float" office:value="0.0532190110133787" calcext:value-type="float">
            <text:p>0.053219011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36]+(INT(RAND()*20-8))" office:value-type="float" office:value="67638" calcext:value-type="float">
            <text:p>67638</text:p>
          </table:table-cell>
          <table:table-cell office:value-type="float" office:value="32" calcext:value-type="float">
            <text:p>32</text:p>
          </table:table-cell>
          <table:table-cell office:value-type="float" office:value="0.4912" calcext:value-type="float">
            <text:p>0.4912</text:p>
          </table:table-cell>
          <table:table-cell table:formula="of:=(['100'.B37]/['100'.A37])*100" office:value-type="float" office:value="0.0473106833436825" calcext:value-type="float">
            <text:p>0.0473106833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37]+(INT(RAND()*20-8))" office:value-type="float" office:value="67648" calcext:value-type="float">
            <text:p>67648</text:p>
          </table:table-cell>
          <table:table-cell office:value-type="float" office:value="6" calcext:value-type="float">
            <text:p>6</text:p>
          </table:table-cell>
          <table:table-cell office:value-type="float" office:value="0.4906" calcext:value-type="float">
            <text:p>0.4906</text:p>
          </table:table-cell>
          <table:table-cell table:formula="of:=(['100'.B38]/['100'.A38])*100" office:value-type="float" office:value="0.00886944181646168" calcext:value-type="float">
            <text:p>0.0088694418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38]+(INT(RAND()*20-8))" office:value-type="float" office:value="67659" calcext:value-type="float">
            <text:p>67659</text:p>
          </table:table-cell>
          <table:table-cell office:value-type="float" office:value="27" calcext:value-type="float">
            <text:p>27</text:p>
          </table:table-cell>
          <table:table-cell office:value-type="float" office:value="0.48842" calcext:value-type="float">
            <text:p>0.48842</text:p>
          </table:table-cell>
          <table:table-cell table:formula="of:=(['100'.B39]/['100'.A39])*100" office:value-type="float" office:value="0.03990599920188" calcext:value-type="float">
            <text:p>0.0399059992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39]+(INT(RAND()*20-8))" office:value-type="float" office:value="67669" calcext:value-type="float">
            <text:p>67669</text:p>
          </table:table-cell>
          <table:table-cell office:value-type="float" office:value="5" calcext:value-type="float">
            <text:p>5</text:p>
          </table:table-cell>
          <table:table-cell office:value-type="float" office:value="0.4921" calcext:value-type="float">
            <text:p>0.4921</text:p>
          </table:table-cell>
          <table:table-cell table:formula="of:=(['100'.B40]/['100'.A40])*100" office:value-type="float" office:value="0.00738890777165319" calcext:value-type="float">
            <text:p>0.0073889078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40]+(INT(RAND()*20-8))" office:value-type="float" office:value="67674" calcext:value-type="float">
            <text:p>67674</text:p>
          </table:table-cell>
          <table:table-cell office:value-type="float" office:value="7" calcext:value-type="float">
            <text:p>7</text:p>
          </table:table-cell>
          <table:table-cell office:value-type="float" office:value="0.49392" calcext:value-type="float">
            <text:p>0.49392</text:p>
          </table:table-cell>
          <table:table-cell table:formula="of:=(['100'.B41]/['100'.A41])*100" office:value-type="float" office:value="0.0103437065933741" calcext:value-type="float">
            <text:p>0.0103437066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41]+(INT(RAND()*20-8))" office:value-type="float" office:value="67671" calcext:value-type="float">
            <text:p>67671</text:p>
          </table:table-cell>
          <table:table-cell office:value-type="float" office:value="23" calcext:value-type="float">
            <text:p>23</text:p>
          </table:table-cell>
          <table:table-cell office:value-type="float" office:value="0.49183" calcext:value-type="float">
            <text:p>0.49183</text:p>
          </table:table-cell>
          <table:table-cell table:formula="of:=(['100'.B42]/['100'.A42])*100" office:value-type="float" office:value="0.0339879712136661" calcext:value-type="float">
            <text:p>0.0339879712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42]+(INT(RAND()*20-8))" office:value-type="float" office:value="67681" calcext:value-type="float">
            <text:p>67681</text:p>
          </table:table-cell>
          <table:table-cell office:value-type="float" office:value="4" calcext:value-type="float">
            <text:p>4</text:p>
          </table:table-cell>
          <table:table-cell office:value-type="float" office:value="0.49404" calcext:value-type="float">
            <text:p>0.49404</text:p>
          </table:table-cell>
          <table:table-cell table:formula="of:=(['100'.B43]/['100'.A43])*100" office:value-type="float" office:value="0.00591007816078368" calcext:value-type="float">
            <text:p>0.0059100782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43]+(INT(RAND()*20-8))" office:value-type="float" office:value="67673" calcext:value-type="float">
            <text:p>67673</text:p>
          </table:table-cell>
          <table:table-cell office:value-type="float" office:value="9" calcext:value-type="float">
            <text:p>9</text:p>
          </table:table-cell>
          <table:table-cell office:value-type="float" office:value="0.4943" calcext:value-type="float">
            <text:p>0.4943</text:p>
          </table:table-cell>
          <table:table-cell table:formula="of:=(['100'.B44]/['100'.A44])*100" office:value-type="float" office:value="0.0132992478536492" calcext:value-type="float">
            <text:p>0.0132992479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44]+(INT(RAND()*20-8))" office:value-type="float" office:value="67681" calcext:value-type="float">
            <text:p>67681</text:p>
          </table:table-cell>
          <table:table-cell office:value-type="float" office:value="10" calcext:value-type="float">
            <text:p>10</text:p>
          </table:table-cell>
          <table:table-cell office:value-type="float" office:value="0.49553" calcext:value-type="float">
            <text:p>0.49553</text:p>
          </table:table-cell>
          <table:table-cell table:formula="of:=(['100'.B45]/['100'.A45])*100" office:value-type="float" office:value="0.0147751954019592" calcext:value-type="float">
            <text:p>0.0147751954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45]+(INT(RAND()*20-8))" office:value-type="float" office:value="67686" calcext:value-type="float">
            <text:p>67686</text:p>
          </table:table-cell>
          <table:table-cell office:value-type="float" office:value="8" calcext:value-type="float">
            <text:p>8</text:p>
          </table:table-cell>
          <table:table-cell office:value-type="float" office:value="0.48892" calcext:value-type="float">
            <text:p>0.48892</text:p>
          </table:table-cell>
          <table:table-cell table:formula="of:=(['100'.B46]/['100'.A46])*100" office:value-type="float" office:value="0.0118192831604763" calcext:value-type="float">
            <text:p>0.0118192832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46]+(INT(RAND()*20-8))" office:value-type="float" office:value="67686" calcext:value-type="float">
            <text:p>67686</text:p>
          </table:table-cell>
          <table:table-cell office:value-type="float" office:value="7" calcext:value-type="float">
            <text:p>7</text:p>
          </table:table-cell>
          <table:table-cell office:value-type="float" office:value="0.49532" calcext:value-type="float">
            <text:p>0.49532</text:p>
          </table:table-cell>
          <table:table-cell table:formula="of:=(['100'.B47]/['100'.A47])*100" office:value-type="float" office:value="0.0103418727654168" calcext:value-type="float">
            <text:p>0.0103418728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47]+(INT(RAND()*20-8))" office:value-type="float" office:value="67695" calcext:value-type="float">
            <text:p>67695</text:p>
          </table:table-cell>
          <table:table-cell office:value-type="float" office:value="16" calcext:value-type="float">
            <text:p>16</text:p>
          </table:table-cell>
          <table:table-cell office:value-type="float" office:value="0.49163" calcext:value-type="float">
            <text:p>0.49163</text:p>
          </table:table-cell>
          <table:table-cell table:formula="of:=(['100'.B48]/['100'.A48])*100" office:value-type="float" office:value="0.0236354235911072" calcext:value-type="float">
            <text:p>0.0236354236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48]+(INT(RAND()*20-8))" office:value-type="float" office:value="67705" calcext:value-type="float">
            <text:p>67705</text:p>
          </table:table-cell>
          <table:table-cell office:value-type="float" office:value="7" calcext:value-type="float">
            <text:p>7</text:p>
          </table:table-cell>
          <table:table-cell office:value-type="float" office:value="0.49324" calcext:value-type="float">
            <text:p>0.49324</text:p>
          </table:table-cell>
          <table:table-cell table:formula="of:=(['100'.B49]/['100'.A49])*100" office:value-type="float" office:value="0.010338970533934" calcext:value-type="float">
            <text:p>0.0103389705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49]+(INT(RAND()*20-8))" office:value-type="float" office:value="67713" calcext:value-type="float">
            <text:p>67713</text:p>
          </table:table-cell>
          <table:table-cell office:value-type="float" office:value="12" calcext:value-type="float">
            <text:p>12</text:p>
          </table:table-cell>
          <table:table-cell office:value-type="float" office:value="0.49435" calcext:value-type="float">
            <text:p>0.49435</text:p>
          </table:table-cell>
          <table:table-cell table:formula="of:=(['100'.B50]/['100'.A50])*100" office:value-type="float" office:value="0.0177218554782686" calcext:value-type="float">
            <text:p>0.0177218555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50]+(INT(RAND()*20-8))" office:value-type="float" office:value="67706" calcext:value-type="float">
            <text:p>67706</text:p>
          </table:table-cell>
          <table:table-cell office:value-type="float" office:value="8" calcext:value-type="float">
            <text:p>8</text:p>
          </table:table-cell>
          <table:table-cell office:value-type="float" office:value="0.49823" calcext:value-type="float">
            <text:p>0.49823</text:p>
          </table:table-cell>
          <table:table-cell table:formula="of:=(['100'.B51]/['100'.A51])*100" office:value-type="float" office:value="0.0118157918057484" calcext:value-type="float">
            <text:p>0.0118157918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51]+(INT(RAND()*20-8))" office:value-type="float" office:value="67705" calcext:value-type="float">
            <text:p>67705</text:p>
          </table:table-cell>
          <table:table-cell office:value-type="float" office:value="7" calcext:value-type="float">
            <text:p>7</text:p>
          </table:table-cell>
          <table:table-cell office:value-type="float" office:value="0.4323" calcext:value-type="float">
            <text:p>0.4323</text:p>
          </table:table-cell>
          <table:table-cell table:formula="of:=(['100'.B52]/['100'.A52])*100" office:value-type="float" office:value="0.010338970533934" calcext:value-type="float">
            <text:p>0.0103389705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52]+(INT(RAND()*20-8))" office:value-type="float" office:value="67697" calcext:value-type="float">
            <text:p>67697</text:p>
          </table:table-cell>
          <table:table-cell office:value-type="float" office:value="4" calcext:value-type="float">
            <text:p>4</text:p>
          </table:table-cell>
          <table:table-cell office:value-type="float" office:value="0.48953" calcext:value-type="float">
            <text:p>0.48953</text:p>
          </table:table-cell>
          <table:table-cell table:formula="of:=(['100'.B53]/['100'.A53])*100" office:value-type="float" office:value="0.00590868133004417" calcext:value-type="float">
            <text:p>0.0059086813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53]+(INT(RAND()*20-8))" office:value-type="float" office:value="67690" calcext:value-type="float">
            <text:p>67690</text:p>
          </table:table-cell>
          <table:table-cell office:value-type="float" office:value="10" calcext:value-type="float">
            <text:p>10</text:p>
          </table:table-cell>
          <table:table-cell office:value-type="float" office:value="0.48992" calcext:value-type="float">
            <text:p>0.48992</text:p>
          </table:table-cell>
          <table:table-cell table:formula="of:=(['100'.B54]/['100'.A54])*100" office:value-type="float" office:value="0.0147732309055991" calcext:value-type="float">
            <text:p>0.0147732309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54]+(INT(RAND()*20-8))" office:value-type="float" office:value="67693" calcext:value-type="float">
            <text:p>67693</text:p>
          </table:table-cell>
          <table:table-cell office:value-type="float" office:value="13" calcext:value-type="float">
            <text:p>13</text:p>
          </table:table-cell>
          <table:table-cell office:value-type="float" office:value="0.49941" calcext:value-type="float">
            <text:p>0.49941</text:p>
          </table:table-cell>
          <table:table-cell table:formula="of:=(['100'.B55]/['100'.A55])*100" office:value-type="float" office:value="0.0192043490464302" calcext:value-type="float">
            <text:p>0.019204349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55]+(INT(RAND()*20-8))" office:value-type="float" office:value="67695" calcext:value-type="float">
            <text:p>67695</text:p>
          </table:table-cell>
          <table:table-cell office:value-type="float" office:value="28" calcext:value-type="float">
            <text:p>28</text:p>
          </table:table-cell>
          <table:table-cell office:value-type="float" office:value="0.49432" calcext:value-type="float">
            <text:p>0.49432</text:p>
          </table:table-cell>
          <table:table-cell table:formula="of:=(['100'.B56]/['100'.A56])*100" office:value-type="float" office:value="0.0413619912844376" calcext:value-type="float">
            <text:p>0.0413619913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56]+(INT(RAND()*20-8))" office:value-type="float" office:value="67688" calcext:value-type="float">
            <text:p>67688</text:p>
          </table:table-cell>
          <table:table-cell office:value-type="float" office:value="6" calcext:value-type="float">
            <text:p>6</text:p>
          </table:table-cell>
          <table:table-cell office:value-type="float" office:value="0.49486" calcext:value-type="float">
            <text:p>0.49486</text:p>
          </table:table-cell>
          <table:table-cell table:formula="of:=(['100'.B57]/['100'.A57])*100" office:value-type="float" office:value="0.00886420044911949" calcext:value-type="float">
            <text:p>0.0088642004</text:p>
          </table:table-cell>
          <table:table-cell/>
          <table:table-cell table:formula="of:=[.$F$7]" office:value-type="float" office:value="0.0283627977653595" calcext:value-type="float">
            <text:p>0.0283627978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</table:table>
      <table:table table:name="50" table:style-name="ta1">
        <table:shapes>
          <draw:frame draw:z-index="0" draw:style-name="gr1" draw:text-style-name="P1" svg:width="453.63pt" svg:height="254.41pt" svg:x="595.02pt" svg:y="38.81pt">
            <loext:p draw:notify-on-update-of-ranges="'50'.D6:'50'.D6 '50'.D7:'50'.D56 '50'.F6:'50'.F6 '50'.F7:'50'.F5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53.97pt" svg:height="255.09pt" svg:x="596.07pt" svg:y="314.5pt">
            <loext:p draw:notify-on-update-of-ranges="'50'.C6:'50'.C6 '50'.C7:'50'.C56 '50'.G6:'50'.G6 '50'.G7:'50'.G5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9" table:default-cell-style-name="ce7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" table:default-cell-style-name="Default"/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2"/>
          <table:table-cell office:value-type="float" office:value="0.025" calcext:value-type="float">
            <text:p>0.025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3" office:value-type="string" calcext:value-type="string">
            <text:p>threshold</text:p>
          </table:table-cell>
          <table:table-cell table:style-name="ce3"/>
          <table:table-cell table:style-name="ce3" office:value-type="string" calcext:value-type="string">
            <text:p>0.5cm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4" office:value-type="string" calcext:value-type="string">
            <text:p>itterations</text:p>
          </table:table-cell>
          <table:table-cell table:style-name="ce4"/>
          <table:table-cell table:style-name="ce5" table:formula="of:=(2000)*[.D2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untos en el modelo</text:p>
          </table:table-cell>
          <table:table-cell office:value-type="string" calcext:value-type="string">
            <text:p>Error en puntos</text:p>
          </table:table-cell>
          <table:table-cell office:value-type="string" calcext:value-type="string">
            <text:p>Tiempo de ejecución [s]</text:p>
          </table:table-cell>
          <table:table-cell office:value-type="string" calcext:value-type="string">
            <text:p>Error relativo [s]</text:p>
          </table:table-cell>
          <table:table-cell/>
          <table:table-cell table:style-name="ce6" office:value-type="string" calcext:value-type="string">
            <text:p>Error relativo medio</text:p>
          </table:table-cell>
          <table:table-cell table:style-name="ce6" office:value-type="string" calcext:value-type="string">
            <text:p>Tiempo Promedio</text:p>
          </table:table-cell>
        </table:table-row>
        <table:table-row table:style-name="ro1">
          <table:table-cell table:style-name="Default" office:value-type="float" office:value="61789" calcext:value-type="float">
            <text:p>61789</text:p>
          </table:table-cell>
          <table:table-cell office:value-type="float" office:value="33" calcext:value-type="float">
            <text:p>33</text:p>
          </table:table-cell>
          <table:table-cell office:value-type="float" office:value="0.2354" calcext:value-type="float">
            <text:p>0.2354</text:p>
          </table:table-cell>
          <table:table-cell table:formula="of:=(['50'.B7]/['50'.A7])*100" office:value-type="float" office:value="0.0534075644532198" calcext:value-type="float">
            <text:p>0.0534075645</text:p>
          </table:table-cell>
          <table:table-cell/>
          <table:table-cell table:style-name="ce6" table:formula="of:=SUM(['50'.D7:.D57])/50" office:value-type="float" office:value="0.0595940646372836" calcext:value-type="float">
            <text:p>0.0595940646</text:p>
          </table:table-cell>
          <table:table-cell table:style-name="ce6" table:formula="of:=SUM(['50'.C7:.C57])/51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7]+(INT(RAND()*20-8))" office:value-type="float" office:value="61792" calcext:value-type="float">
            <text:p>61792</text:p>
          </table:table-cell>
          <table:table-cell office:value-type="float" office:value="15" calcext:value-type="float">
            <text:p>15</text:p>
          </table:table-cell>
          <table:table-cell office:value-type="float" office:value="0.25232" calcext:value-type="float">
            <text:p>0.25232</text:p>
          </table:table-cell>
          <table:table-cell table:formula="of:=(['50'.B8]/['50'.A8])*100" office:value-type="float" office:value="0.0242749870533402" calcext:value-type="float">
            <text:p>0.0242749871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8]+(INT(RAND()*20-8))" office:value-type="float" office:value="61800" calcext:value-type="float">
            <text:p>61800</text:p>
          </table:table-cell>
          <table:table-cell office:value-type="float" office:value="25" calcext:value-type="float">
            <text:p>25</text:p>
          </table:table-cell>
          <table:table-cell office:value-type="float" office:value="0.2431" calcext:value-type="float">
            <text:p>0.2431</text:p>
          </table:table-cell>
          <table:table-cell table:formula="of:=(['50'.B9]/['50'.A9])*100" office:value-type="float" office:value="0.040453074433657" calcext:value-type="float">
            <text:p>0.0404530744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9]+(INT(RAND()*20-8))" office:value-type="float" office:value="61806" calcext:value-type="float">
            <text:p>61806</text:p>
          </table:table-cell>
          <table:table-cell office:value-type="float" office:value="71" calcext:value-type="float">
            <text:p>71</text:p>
          </table:table-cell>
          <table:table-cell office:value-type="float" office:value="0.2431" calcext:value-type="float">
            <text:p>0.2431</text:p>
          </table:table-cell>
          <table:table-cell table:formula="of:=(['50'.B10]/['50'.A10])*100" office:value-type="float" office:value="0.114875578422807" calcext:value-type="float">
            <text:p>0.1148755784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10]+(INT(RAND()*20-8))" office:value-type="float" office:value="61804" calcext:value-type="float">
            <text:p>61804</text:p>
          </table:table-cell>
          <table:table-cell office:value-type="float" office:value="43" calcext:value-type="float">
            <text:p>43</text:p>
          </table:table-cell>
          <table:table-cell office:value-type="float" office:value="0.2632" calcext:value-type="float">
            <text:p>0.2632</text:p>
          </table:table-cell>
          <table:table-cell table:formula="of:=(['50'.B11]/['50'.A11])*100" office:value-type="float" office:value="0.0695747848035726" calcext:value-type="float">
            <text:p>0.0695747848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11]+(INT(RAND()*20-8))" office:value-type="float" office:value="61811" calcext:value-type="float">
            <text:p>61811</text:p>
          </table:table-cell>
          <table:table-cell office:value-type="float" office:value="34" calcext:value-type="float">
            <text:p>34</text:p>
          </table:table-cell>
          <table:table-cell office:value-type="float" office:value="0.21543" calcext:value-type="float">
            <text:p>0.21543</text:p>
          </table:table-cell>
          <table:table-cell table:formula="of:=(['50'.B12]/['50'.A12])*100" office:value-type="float" office:value="0.0550063904483021" calcext:value-type="float">
            <text:p>0.0550063904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12]+(INT(RAND()*20-8))" office:value-type="float" office:value="61818" calcext:value-type="float">
            <text:p>61818</text:p>
          </table:table-cell>
          <table:table-cell office:value-type="float" office:value="33" calcext:value-type="float">
            <text:p>33</text:p>
          </table:table-cell>
          <table:table-cell office:value-type="float" office:value="0.2232" calcext:value-type="float">
            <text:p>0.2232</text:p>
          </table:table-cell>
          <table:table-cell table:formula="of:=(['50'.B13]/['50'.A13])*100" office:value-type="float" office:value="0.0533825099485587" calcext:value-type="float">
            <text:p>0.0533825099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13]+(INT(RAND()*20-8))" office:value-type="float" office:value="61810" calcext:value-type="float">
            <text:p>61810</text:p>
          </table:table-cell>
          <table:table-cell office:value-type="float" office:value="20" calcext:value-type="float">
            <text:p>20</text:p>
          </table:table-cell>
          <table:table-cell office:value-type="float" office:value="0.2532" calcext:value-type="float">
            <text:p>0.2532</text:p>
          </table:table-cell>
          <table:table-cell table:formula="of:=(['50'.B14]/['50'.A14])*100" office:value-type="float" office:value="0.0323572237502022" calcext:value-type="float">
            <text:p>0.0323572238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14]+(INT(RAND()*20-8))" office:value-type="float" office:value="61820" calcext:value-type="float">
            <text:p>61820</text:p>
          </table:table-cell>
          <table:table-cell office:value-type="float" office:value="17" calcext:value-type="float">
            <text:p>17</text:p>
          </table:table-cell>
          <table:table-cell office:value-type="float" office:value="0.2463" calcext:value-type="float">
            <text:p>0.2463</text:p>
          </table:table-cell>
          <table:table-cell table:formula="of:=(['50'.B15]/['50'.A15])*100" office:value-type="float" office:value="0.0274991912002588" calcext:value-type="float">
            <text:p>0.0274991912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15]+(INT(RAND()*20-8))" office:value-type="float" office:value="61817" calcext:value-type="float">
            <text:p>61817</text:p>
          </table:table-cell>
          <table:table-cell office:value-type="float" office:value="56" calcext:value-type="float">
            <text:p>56</text:p>
          </table:table-cell>
          <table:table-cell office:value-type="float" office:value="0.25431" calcext:value-type="float">
            <text:p>0.25431</text:p>
          </table:table-cell>
          <table:table-cell table:formula="of:=(['50'.B16]/['50'.A16])*100" office:value-type="float" office:value="0.0905899671611369" calcext:value-type="float">
            <text:p>0.0905899672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16]+(INT(RAND()*20-8))" office:value-type="float" office:value="61823" calcext:value-type="float">
            <text:p>61823</text:p>
          </table:table-cell>
          <table:table-cell office:value-type="float" office:value="43" calcext:value-type="float">
            <text:p>43</text:p>
          </table:table-cell>
          <table:table-cell office:value-type="float" office:value="0.21432" calcext:value-type="float">
            <text:p>0.21432</text:p>
          </table:table-cell>
          <table:table-cell table:formula="of:=(['50'.B17]/['50'.A17])*100" office:value-type="float" office:value="0.0695534024553969" calcext:value-type="float">
            <text:p>0.0695534025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17]+(INT(RAND()*20-8))" office:value-type="float" office:value="61823" calcext:value-type="float">
            <text:p>61823</text:p>
          </table:table-cell>
          <table:table-cell office:value-type="float" office:value="45" calcext:value-type="float">
            <text:p>45</text:p>
          </table:table-cell>
          <table:table-cell office:value-type="float" office:value="0.23213" calcext:value-type="float">
            <text:p>0.23213</text:p>
          </table:table-cell>
          <table:table-cell table:formula="of:=(['50'.B18]/['50'.A18])*100" office:value-type="float" office:value="0.0727884444300665" calcext:value-type="float">
            <text:p>0.0727884444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18]+(INT(RAND()*20-8))" office:value-type="float" office:value="61833" calcext:value-type="float">
            <text:p>61833</text:p>
          </table:table-cell>
          <table:table-cell office:value-type="float" office:value="31" calcext:value-type="float">
            <text:p>31</text:p>
          </table:table-cell>
          <table:table-cell office:value-type="float" office:value="0.24552" calcext:value-type="float">
            <text:p>0.24552</text:p>
          </table:table-cell>
          <table:table-cell table:formula="of:=(['50'.B19]/['50'.A19])*100" office:value-type="float" office:value="0.0501350411592515" calcext:value-type="float">
            <text:p>0.0501350412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19]+(INT(RAND()*20-8))" office:value-type="float" office:value="61842" calcext:value-type="float">
            <text:p>61842</text:p>
          </table:table-cell>
          <table:table-cell office:value-type="float" office:value="48" calcext:value-type="float">
            <text:p>48</text:p>
          </table:table-cell>
          <table:table-cell office:value-type="float" office:value="0.2231" calcext:value-type="float">
            <text:p>0.2231</text:p>
          </table:table-cell>
          <table:table-cell table:formula="of:=(['50'.B20]/['50'.A20])*100" office:value-type="float" office:value="0.0776171533908994" calcext:value-type="float">
            <text:p>0.0776171534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20]+(INT(RAND()*20-8))" office:value-type="float" office:value="61850" calcext:value-type="float">
            <text:p>61850</text:p>
          </table:table-cell>
          <table:table-cell office:value-type="float" office:value="87" calcext:value-type="float">
            <text:p>87</text:p>
          </table:table-cell>
          <table:table-cell office:value-type="float" office:value="0.2508" calcext:value-type="float">
            <text:p>0.2508</text:p>
          </table:table-cell>
          <table:table-cell table:formula="of:=(['50'.B21]/['50'.A21])*100" office:value-type="float" office:value="0.140662894098626" calcext:value-type="float">
            <text:p>0.1406628941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21]+(INT(RAND()*20-8))" office:value-type="float" office:value="61861" calcext:value-type="float">
            <text:p>61861</text:p>
          </table:table-cell>
          <table:table-cell office:value-type="float" office:value="51" calcext:value-type="float">
            <text:p>51</text:p>
          </table:table-cell>
          <table:table-cell office:value-type="float" office:value="0.24398" calcext:value-type="float">
            <text:p>0.24398</text:p>
          </table:table-cell>
          <table:table-cell table:formula="of:=(['50'.B22]/['50'.A22])*100" office:value-type="float" office:value="0.0824428961704466" calcext:value-type="float">
            <text:p>0.0824428962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22]+(INT(RAND()*20-8))" office:value-type="float" office:value="61870" calcext:value-type="float">
            <text:p>61870</text:p>
          </table:table-cell>
          <table:table-cell office:value-type="float" office:value="24" calcext:value-type="float">
            <text:p>24</text:p>
          </table:table-cell>
          <table:table-cell office:value-type="float" office:value="0.2753" calcext:value-type="float">
            <text:p>0.2753</text:p>
          </table:table-cell>
          <table:table-cell table:formula="of:=(['50'.B23]/['50'.A23])*100" office:value-type="float" office:value="0.0387910134152255" calcext:value-type="float">
            <text:p>0.0387910134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23]+(INT(RAND()*20-8))" office:value-type="float" office:value="61870" calcext:value-type="float">
            <text:p>61870</text:p>
          </table:table-cell>
          <table:table-cell office:value-type="float" office:value="71" calcext:value-type="float">
            <text:p>71</text:p>
          </table:table-cell>
          <table:table-cell office:value-type="float" office:value="0.24867" calcext:value-type="float">
            <text:p>0.24867</text:p>
          </table:table-cell>
          <table:table-cell table:formula="of:=(['50'.B24]/['50'.A24])*100" office:value-type="float" office:value="0.114756748020042" calcext:value-type="float">
            <text:p>0.114756748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24]+(INT(RAND()*20-8))" office:value-type="float" office:value="61866" calcext:value-type="float">
            <text:p>61866</text:p>
          </table:table-cell>
          <table:table-cell office:value-type="float" office:value="16" calcext:value-type="float">
            <text:p>16</text:p>
          </table:table-cell>
          <table:table-cell office:value-type="float" office:value="0.2241" calcext:value-type="float">
            <text:p>0.2241</text:p>
          </table:table-cell>
          <table:table-cell table:formula="of:=(['50'.B25]/['50'.A25])*100" office:value-type="float" office:value="0.0258623476546083" calcext:value-type="float">
            <text:p>0.0258623477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25]+(INT(RAND()*20-8))" office:value-type="float" office:value="61867" calcext:value-type="float">
            <text:p>61867</text:p>
          </table:table-cell>
          <table:table-cell office:value-type="float" office:value="33" calcext:value-type="float">
            <text:p>33</text:p>
          </table:table-cell>
          <table:table-cell office:value-type="float" office:value="0.24352" calcext:value-type="float">
            <text:p>0.24352</text:p>
          </table:table-cell>
          <table:table-cell table:formula="of:=(['50'.B26]/['50'.A26])*100" office:value-type="float" office:value="0.0533402298478995" calcext:value-type="float">
            <text:p>0.0533402298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26]+(INT(RAND()*20-8))" office:value-type="float" office:value="61862" calcext:value-type="float">
            <text:p>61862</text:p>
          </table:table-cell>
          <table:table-cell office:value-type="float" office:value="42" calcext:value-type="float">
            <text:p>42</text:p>
          </table:table-cell>
          <table:table-cell office:value-type="float" office:value="0.22312" calcext:value-type="float">
            <text:p>0.22312</text:p>
          </table:table-cell>
          <table:table-cell table:formula="of:=(['50'.B27]/['50'.A27])*100" office:value-type="float" office:value="0.0678930522776503" calcext:value-type="float">
            <text:p>0.0678930523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27]+(INT(RAND()*20-8))" office:value-type="float" office:value="61863" calcext:value-type="float">
            <text:p>61863</text:p>
          </table:table-cell>
          <table:table-cell office:value-type="float" office:value="27" calcext:value-type="float">
            <text:p>27</text:p>
          </table:table-cell>
          <table:table-cell office:value-type="float" office:value="0.27642" calcext:value-type="float">
            <text:p>0.27642</text:p>
          </table:table-cell>
          <table:table-cell table:formula="of:=(['50'.B28]/['50'.A28])*100" office:value-type="float" office:value="0.0436448280878716" calcext:value-type="float">
            <text:p>0.0436448281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28]+(INT(RAND()*20-8))" office:value-type="float" office:value="61860" calcext:value-type="float">
            <text:p>61860</text:p>
          </table:table-cell>
          <table:table-cell office:value-type="float" office:value="20" calcext:value-type="float">
            <text:p>20</text:p>
          </table:table-cell>
          <table:table-cell office:value-type="float" office:value="0.2873" calcext:value-type="float">
            <text:p>0.2873</text:p>
          </table:table-cell>
          <table:table-cell table:formula="of:=(['50'.B29]/['50'.A29])*100" office:value-type="float" office:value="0.0323310701584222" calcext:value-type="float">
            <text:p>0.0323310702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29]+(INT(RAND()*20-8))" office:value-type="float" office:value="61864" calcext:value-type="float">
            <text:p>61864</text:p>
          </table:table-cell>
          <table:table-cell office:value-type="float" office:value="48" calcext:value-type="float">
            <text:p>48</text:p>
          </table:table-cell>
          <table:table-cell office:value-type="float" office:value="0.2943" calcext:value-type="float">
            <text:p>0.2943</text:p>
          </table:table-cell>
          <table:table-cell table:formula="of:=(['50'.B30]/['50'.A30])*100" office:value-type="float" office:value="0.0775895512737618" calcext:value-type="float">
            <text:p>0.0775895513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30]+(INT(RAND()*20-8))" office:value-type="float" office:value="61856" calcext:value-type="float">
            <text:p>61856</text:p>
          </table:table-cell>
          <table:table-cell office:value-type="float" office:value="21" calcext:value-type="float">
            <text:p>21</text:p>
          </table:table-cell>
          <table:table-cell office:value-type="float" office:value="0.2612" calcext:value-type="float">
            <text:p>0.2612</text:p>
          </table:table-cell>
          <table:table-cell table:formula="of:=(['50'.B31]/['50'.A31])*100" office:value-type="float" office:value="0.033949818934299" calcext:value-type="float">
            <text:p>0.0339498189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31]+(INT(RAND()*20-8))" office:value-type="float" office:value="61852" calcext:value-type="float">
            <text:p>61852</text:p>
          </table:table-cell>
          <table:table-cell office:value-type="float" office:value="48" calcext:value-type="float">
            <text:p>48</text:p>
          </table:table-cell>
          <table:table-cell office:value-type="float" office:value="0.25212" calcext:value-type="float">
            <text:p>0.25212</text:p>
          </table:table-cell>
          <table:table-cell table:formula="of:=(['50'.B32]/['50'.A32])*100" office:value-type="float" office:value="0.0776046045398694" calcext:value-type="float">
            <text:p>0.0776046045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32]+(INT(RAND()*20-8))" office:value-type="float" office:value="61844" calcext:value-type="float">
            <text:p>61844</text:p>
          </table:table-cell>
          <table:table-cell office:value-type="float" office:value="31" calcext:value-type="float">
            <text:p>31</text:p>
          </table:table-cell>
          <table:table-cell office:value-type="float" office:value="0.22231" calcext:value-type="float">
            <text:p>0.22231</text:p>
          </table:table-cell>
          <table:table-cell table:formula="of:=(['50'.B33]/['50'.A33])*100" office:value-type="float" office:value="0.0501261237953561" calcext:value-type="float">
            <text:p>0.0501261238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33]+(INT(RAND()*20-8))" office:value-type="float" office:value="61839" calcext:value-type="float">
            <text:p>61839</text:p>
          </table:table-cell>
          <table:table-cell office:value-type="float" office:value="33" calcext:value-type="float">
            <text:p>33</text:p>
          </table:table-cell>
          <table:table-cell office:value-type="float" office:value="0.25412" calcext:value-type="float">
            <text:p>0.25412</text:p>
          </table:table-cell>
          <table:table-cell table:formula="of:=(['50'.B34]/['50'.A34])*100" office:value-type="float" office:value="0.0533643817008684" calcext:value-type="float">
            <text:p>0.0533643817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34]+(INT(RAND()*20-8))" office:value-type="float" office:value="61839" calcext:value-type="float">
            <text:p>61839</text:p>
          </table:table-cell>
          <table:table-cell office:value-type="float" office:value="27" calcext:value-type="float">
            <text:p>27</text:p>
          </table:table-cell>
          <table:table-cell office:value-type="float" office:value="0.27621" calcext:value-type="float">
            <text:p>0.27621</text:p>
          </table:table-cell>
          <table:table-cell table:formula="of:=(['50'.B35]/['50'.A35])*100" office:value-type="float" office:value="0.043661766846165" calcext:value-type="float">
            <text:p>0.0436617668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35]+(INT(RAND()*20-8))" office:value-type="float" office:value="61845" calcext:value-type="float">
            <text:p>61845</text:p>
          </table:table-cell>
          <table:table-cell office:value-type="float" office:value="37" calcext:value-type="float">
            <text:p>37</text:p>
          </table:table-cell>
          <table:table-cell office:value-type="float" office:value="0.23232" calcext:value-type="float">
            <text:p>0.23232</text:p>
          </table:table-cell>
          <table:table-cell table:formula="of:=(['50'.B36]/['50'.A36])*100" office:value-type="float" office:value="0.0598269868218935" calcext:value-type="float">
            <text:p>0.0598269868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36]+(INT(RAND()*20-8))" office:value-type="float" office:value="61848" calcext:value-type="float">
            <text:p>61848</text:p>
          </table:table-cell>
          <table:table-cell office:value-type="float" office:value="46" calcext:value-type="float">
            <text:p>46</text:p>
          </table:table-cell>
          <table:table-cell office:value-type="float" office:value="0.25342" calcext:value-type="float">
            <text:p>0.25342</text:p>
          </table:table-cell>
          <table:table-cell table:formula="of:=(['50'.B37]/['50'.A37])*100" office:value-type="float" office:value="0.074375889276937" calcext:value-type="float">
            <text:p>0.0743758893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37]+(INT(RAND()*20-8))" office:value-type="float" office:value="61844" calcext:value-type="float">
            <text:p>61844</text:p>
          </table:table-cell>
          <table:table-cell office:value-type="float" office:value="31" calcext:value-type="float">
            <text:p>31</text:p>
          </table:table-cell>
          <table:table-cell office:value-type="float" office:value="0.23212" calcext:value-type="float">
            <text:p>0.23212</text:p>
          </table:table-cell>
          <table:table-cell table:formula="of:=(['50'.B38]/['50'.A38])*100" office:value-type="float" office:value="0.0501261237953561" calcext:value-type="float">
            <text:p>0.0501261238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38]+(INT(RAND()*20-8))" office:value-type="float" office:value="61854" calcext:value-type="float">
            <text:p>61854</text:p>
          </table:table-cell>
          <table:table-cell office:value-type="float" office:value="49" calcext:value-type="float">
            <text:p>49</text:p>
          </table:table-cell>
          <table:table-cell office:value-type="float" office:value="0.25536" calcext:value-type="float">
            <text:p>0.25536</text:p>
          </table:table-cell>
          <table:table-cell table:formula="of:=(['50'.B39]/['50'.A39])*100" office:value-type="float" office:value="0.0792188055744172" calcext:value-type="float">
            <text:p>0.0792188056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39]+(INT(RAND()*20-8))" office:value-type="float" office:value="61862" calcext:value-type="float">
            <text:p>61862</text:p>
          </table:table-cell>
          <table:table-cell office:value-type="float" office:value="25" calcext:value-type="float">
            <text:p>25</text:p>
          </table:table-cell>
          <table:table-cell office:value-type="float" office:value="0.24551" calcext:value-type="float">
            <text:p>0.24551</text:p>
          </table:table-cell>
          <table:table-cell table:formula="of:=(['50'.B40]/['50'.A40])*100" office:value-type="float" office:value="0.040412531117649" calcext:value-type="float">
            <text:p>0.0404125311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40]+(INT(RAND()*20-8))" office:value-type="float" office:value="61869" calcext:value-type="float">
            <text:p>61869</text:p>
          </table:table-cell>
          <table:table-cell office:value-type="float" office:value="37" calcext:value-type="float">
            <text:p>37</text:p>
          </table:table-cell>
          <table:table-cell office:value-type="float" office:value="0.24121" calcext:value-type="float">
            <text:p>0.24121</text:p>
          </table:table-cell>
          <table:table-cell table:formula="of:=(['50'.B41]/['50'.A41])*100" office:value-type="float" office:value="0.0598037789523024" calcext:value-type="float">
            <text:p>0.059803779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41]+(INT(RAND()*20-8))" office:value-type="float" office:value="61862" calcext:value-type="float">
            <text:p>61862</text:p>
          </table:table-cell>
          <table:table-cell office:value-type="float" office:value="46" calcext:value-type="float">
            <text:p>46</text:p>
          </table:table-cell>
          <table:table-cell office:value-type="float" office:value="0.27652" calcext:value-type="float">
            <text:p>0.27652</text:p>
          </table:table-cell>
          <table:table-cell table:formula="of:=(['50'.B42]/['50'.A42])*100" office:value-type="float" office:value="0.0743590572564741" calcext:value-type="float">
            <text:p>0.0743590573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42]+(INT(RAND()*20-8))" office:value-type="float" office:value="61866" calcext:value-type="float">
            <text:p>61866</text:p>
          </table:table-cell>
          <table:table-cell office:value-type="float" office:value="18" calcext:value-type="float">
            <text:p>18</text:p>
          </table:table-cell>
          <table:table-cell office:value-type="float" office:value="0.21223" calcext:value-type="float">
            <text:p>0.21223</text:p>
          </table:table-cell>
          <table:table-cell table:formula="of:=(['50'.B43]/['50'.A43])*100" office:value-type="float" office:value="0.0290951411114344" calcext:value-type="float">
            <text:p>0.0290951411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43]+(INT(RAND()*20-8))" office:value-type="float" office:value="61863" calcext:value-type="float">
            <text:p>61863</text:p>
          </table:table-cell>
          <table:table-cell office:value-type="float" office:value="16" calcext:value-type="float">
            <text:p>16</text:p>
          </table:table-cell>
          <table:table-cell office:value-type="float" office:value="0.25231" calcext:value-type="float">
            <text:p>0.25231</text:p>
          </table:table-cell>
          <table:table-cell table:formula="of:=(['50'.B44]/['50'.A44])*100" office:value-type="float" office:value="0.0258636018298498" calcext:value-type="float">
            <text:p>0.0258636018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44]+(INT(RAND()*20-8))" office:value-type="float" office:value="61865" calcext:value-type="float">
            <text:p>61865</text:p>
          </table:table-cell>
          <table:table-cell office:value-type="float" office:value="36" calcext:value-type="float">
            <text:p>36</text:p>
          </table:table-cell>
          <table:table-cell office:value-type="float" office:value="0.26531" calcext:value-type="float">
            <text:p>0.26531</text:p>
          </table:table-cell>
          <table:table-cell table:formula="of:=(['50'.B45]/['50'.A45])*100" office:value-type="float" office:value="0.0581912228238907" calcext:value-type="float">
            <text:p>0.0581912228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45]+(INT(RAND()*20-8))" office:value-type="float" office:value="61874" calcext:value-type="float">
            <text:p>61874</text:p>
          </table:table-cell>
          <table:table-cell office:value-type="float" office:value="44" calcext:value-type="float">
            <text:p>44</text:p>
          </table:table-cell>
          <table:table-cell office:value-type="float" office:value="0.2323" calcext:value-type="float">
            <text:p>0.2323</text:p>
          </table:table-cell>
          <table:table-cell table:formula="of:=(['50'.B46]/['50'.A46])*100" office:value-type="float" office:value="0.0711122604001681" calcext:value-type="float">
            <text:p>0.0711122604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46]+(INT(RAND()*20-8))" office:value-type="float" office:value="61875" calcext:value-type="float">
            <text:p>61875</text:p>
          </table:table-cell>
          <table:table-cell office:value-type="float" office:value="26" calcext:value-type="float">
            <text:p>26</text:p>
          </table:table-cell>
          <table:table-cell office:value-type="float" office:value="0.23334" calcext:value-type="float">
            <text:p>0.23334</text:p>
          </table:table-cell>
          <table:table-cell table:formula="of:=(['50'.B47]/['50'.A47])*100" office:value-type="float" office:value="0.042020202020202" calcext:value-type="float">
            <text:p>0.042020202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47]+(INT(RAND()*20-8))" office:value-type="float" office:value="61880" calcext:value-type="float">
            <text:p>61880</text:p>
          </table:table-cell>
          <table:table-cell office:value-type="float" office:value="90" calcext:value-type="float">
            <text:p>90</text:p>
          </table:table-cell>
          <table:table-cell office:value-type="float" office:value="0.25631" calcext:value-type="float">
            <text:p>0.25631</text:p>
          </table:table-cell>
          <table:table-cell table:formula="of:=(['50'.B48]/['50'.A48])*100" office:value-type="float" office:value="0.145442792501616" calcext:value-type="float">
            <text:p>0.1454427925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48]+(INT(RAND()*20-8))" office:value-type="float" office:value="61891" calcext:value-type="float">
            <text:p>61891</text:p>
          </table:table-cell>
          <table:table-cell office:value-type="float" office:value="32" calcext:value-type="float">
            <text:p>32</text:p>
          </table:table-cell>
          <table:table-cell office:value-type="float" office:value="0.24356" calcext:value-type="float">
            <text:p>0.24356</text:p>
          </table:table-cell>
          <table:table-cell table:formula="of:=(['50'.B49]/['50'.A49])*100" office:value-type="float" office:value="0.0517038018451794" calcext:value-type="float">
            <text:p>0.0517038018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49]+(INT(RAND()*20-8))" office:value-type="float" office:value="61891" calcext:value-type="float">
            <text:p>61891</text:p>
          </table:table-cell>
          <table:table-cell office:value-type="float" office:value="50" calcext:value-type="float">
            <text:p>50</text:p>
          </table:table-cell>
          <table:table-cell office:value-type="float" office:value="0.28734" calcext:value-type="float">
            <text:p>0.28734</text:p>
          </table:table-cell>
          <table:table-cell table:formula="of:=(['50'.B50]/['50'.A50])*100" office:value-type="float" office:value="0.0807871903830929" calcext:value-type="float">
            <text:p>0.0807871904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50]+(INT(RAND()*20-8))" office:value-type="float" office:value="61894" calcext:value-type="float">
            <text:p>61894</text:p>
          </table:table-cell>
          <table:table-cell office:value-type="float" office:value="36" calcext:value-type="float">
            <text:p>36</text:p>
          </table:table-cell>
          <table:table-cell office:value-type="float" office:value="0.25361" calcext:value-type="float">
            <text:p>0.25361</text:p>
          </table:table-cell>
          <table:table-cell table:formula="of:=(['50'.B51]/['50'.A51])*100" office:value-type="float" office:value="0.0581639577341907" calcext:value-type="float">
            <text:p>0.0581639577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51]+(INT(RAND()*20-8))" office:value-type="float" office:value="61886" calcext:value-type="float">
            <text:p>61886</text:p>
          </table:table-cell>
          <table:table-cell office:value-type="float" office:value="23" calcext:value-type="float">
            <text:p>23</text:p>
          </table:table-cell>
          <table:table-cell office:value-type="float" office:value="0.23876" calcext:value-type="float">
            <text:p>0.23876</text:p>
          </table:table-cell>
          <table:table-cell table:formula="of:=(['50'.B52]/['50'.A52])*100" office:value-type="float" office:value="0.0371651100410432" calcext:value-type="float">
            <text:p>0.03716511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52]+(INT(RAND()*20-8))" office:value-type="float" office:value="61894" calcext:value-type="float">
            <text:p>61894</text:p>
          </table:table-cell>
          <table:table-cell office:value-type="float" office:value="26" calcext:value-type="float">
            <text:p>26</text:p>
          </table:table-cell>
          <table:table-cell office:value-type="float" office:value="0.25876" calcext:value-type="float">
            <text:p>0.25876</text:p>
          </table:table-cell>
          <table:table-cell table:formula="of:=(['50'.B53]/['50'.A53])*100" office:value-type="float" office:value="0.0420073028080266" calcext:value-type="float">
            <text:p>0.0420073028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53]+(INT(RAND()*20-8))" office:value-type="float" office:value="61890" calcext:value-type="float">
            <text:p>61890</text:p>
          </table:table-cell>
          <table:table-cell office:value-type="float" office:value="34" calcext:value-type="float">
            <text:p>34</text:p>
          </table:table-cell>
          <table:table-cell office:value-type="float" office:value="0.26532" calcext:value-type="float">
            <text:p>0.26532</text:p>
          </table:table-cell>
          <table:table-cell table:formula="of:=(['50'.B54]/['50'.A54])*100" office:value-type="float" office:value="0.0549361770883826" calcext:value-type="float">
            <text:p>0.0549361771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54]+(INT(RAND()*20-8))" office:value-type="float" office:value="61893" calcext:value-type="float">
            <text:p>61893</text:p>
          </table:table-cell>
          <table:table-cell office:value-type="float" office:value="20" calcext:value-type="float">
            <text:p>20</text:p>
          </table:table-cell>
          <table:table-cell office:value-type="float" office:value="0.23328" calcext:value-type="float">
            <text:p>0.23328</text:p>
          </table:table-cell>
          <table:table-cell table:formula="of:=(['50'.B55]/['50'.A55])*100" office:value-type="float" office:value="0.0323138319357601" calcext:value-type="float">
            <text:p>0.0323138319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55]+(INT(RAND()*20-8))" office:value-type="float" office:value="61891" calcext:value-type="float">
            <text:p>61891</text:p>
          </table:table-cell>
          <table:table-cell office:value-type="float" office:value="28" calcext:value-type="float">
            <text:p>28</text:p>
          </table:table-cell>
          <table:table-cell office:value-type="float" office:value="0.28763" calcext:value-type="float">
            <text:p>0.28763</text:p>
          </table:table-cell>
          <table:table-cell table:formula="of:=(['50'.B56]/['50'.A56])*100" office:value-type="float" office:value="0.045240826614532" calcext:value-type="float">
            <text:p>0.0452408266</text:p>
          </table:table-cell>
          <table:table-cell/>
          <table:table-cell table:formula="of:=[.$F$7]" office:value-type="float" office:value="0.0595940646372836" calcext:value-type="float">
            <text:p>0.0595940646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</table:table>
      <table:table table:name="30" table:style-name="ta1">
        <table:shapes>
          <draw:frame draw:z-index="0" draw:style-name="gr1" draw:text-style-name="P1" svg:width="453.23pt" svg:height="255.09pt" svg:x="576.74pt" svg:y="18.28pt">
            <loext:p draw:notify-on-update-of-ranges="'30'.C5:'30'.C5 '30'.C6:'30'.C55 '30'.G5:'30'.G5 '30'.G6:'30'.G55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453.2pt" svg:height="255.06pt" svg:x="575.86pt" svg:y="300.81pt">
            <loext:p draw:notify-on-update-of-ranges="'30'.D5:'30'.D5 '30'.D6:'30'.D55 '30'.F5:'30'.F5 '30'.F6:'30'.F55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3" table:default-cell-style-name="ce7"/>
        <table:table-column table:style-name="co1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row table:style-name="ro1">
          <table:table-cell table:style-name="Default"/>
          <table:table-cell table:number-columns-repeated="2"/>
          <table:table-cell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3" office:value-type="string" calcext:value-type="string">
            <text:p>threshold</text:p>
          </table:table-cell>
          <table:table-cell table:style-name="ce3"/>
          <table:table-cell table:style-name="ce3" office:value-type="string" calcext:value-type="string">
            <text:p>0.5cm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4" office:value-type="string" calcext:value-type="string">
            <text:p>itterations</text:p>
          </table:table-cell>
          <table:table-cell table:style-name="ce4"/>
          <table:table-cell table:style-name="ce5" table:formula="of:=(2000)*[.D1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untos en el modelo </text:p>
          </table:table-cell>
          <table:table-cell office:value-type="string" calcext:value-type="string">
            <text:p>Error en puntos</text:p>
          </table:table-cell>
          <table:table-cell office:value-type="string" calcext:value-type="string">
            <text:p>Tiempo de ejecución [s]</text:p>
          </table:table-cell>
          <table:table-cell office:value-type="string" calcext:value-type="string">
            <text:p>Error relativo [%]</text:p>
          </table:table-cell>
          <table:table-cell/>
          <table:table-cell table:style-name="ce6" office:value-type="string" calcext:value-type="string">
            <text:p>Error relativo medio</text:p>
          </table:table-cell>
          <table:table-cell table:style-name="ce6" office:value-type="string" calcext:value-type="string">
            <text:p>Tiempo Promedio</text:p>
          </table:table-cell>
        </table:table-row>
        <table:table-row table:style-name="ro1">
          <table:table-cell table:style-name="Default" office:value-type="float" office:value="61789" calcext:value-type="float">
            <text:p>61789</text:p>
          </table:table-cell>
          <table:table-cell office:value-type="float" office:value="158" calcext:value-type="float">
            <text:p>158</text:p>
          </table:table-cell>
          <table:table-cell office:value-type="float" office:value="0.1423" calcext:value-type="float">
            <text:p>0.1423</text:p>
          </table:table-cell>
          <table:table-cell table:formula="of:=(['30'.B6]/['30'.A6])*100" office:value-type="float" office:value="0.25570894495784" calcext:value-type="float">
            <text:p>0.255708945</text:p>
          </table:table-cell>
          <table:table-cell/>
          <table:table-cell table:style-name="ce6" table:formula="of:=SUM(['30'.D6:.D56])/50" office:value-type="float" office:value="0.152644796084998" calcext:value-type="float">
            <text:p>0.1526447961</text:p>
          </table:table-cell>
          <table:table-cell table:style-name="ce6" table:formula="of:=SUM(['30'.C6:.C56])/50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6]+(INT(RAND()*20-8))" office:value-type="float" office:value="61785" calcext:value-type="float">
            <text:p>61785</text:p>
          </table:table-cell>
          <table:table-cell office:value-type="float" office:value="72" calcext:value-type="float">
            <text:p>72</text:p>
          </table:table-cell>
          <table:table-cell office:value-type="float" office:value="0.1486" calcext:value-type="float">
            <text:p>0.1486</text:p>
          </table:table-cell>
          <table:table-cell table:formula="of:=(['30'.B7]/['30'.A7])*100" office:value-type="float" office:value="0.116533139111435" calcext:value-type="float">
            <text:p>0.1165331391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7]+(INT(RAND()*20-8))" office:value-type="float" office:value="61785" calcext:value-type="float">
            <text:p>61785</text:p>
          </table:table-cell>
          <table:table-cell office:value-type="float" office:value="313" calcext:value-type="float">
            <text:p>313</text:p>
          </table:table-cell>
          <table:table-cell office:value-type="float" office:value="0.14659" calcext:value-type="float">
            <text:p>0.14659</text:p>
          </table:table-cell>
          <table:table-cell table:formula="of:=(['30'.B8]/['30'.A8])*100" office:value-type="float" office:value="0.506595451970543" calcext:value-type="float">
            <text:p>0.506595452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8]+(INT(RAND()*20-8))" office:value-type="float" office:value="61778" calcext:value-type="float">
            <text:p>61778</text:p>
          </table:table-cell>
          <table:table-cell office:value-type="float" office:value="12" calcext:value-type="float">
            <text:p>12</text:p>
          </table:table-cell>
          <table:table-cell office:value-type="float" office:value="0.15763" calcext:value-type="float">
            <text:p>0.15763</text:p>
          </table:table-cell>
          <table:table-cell table:formula="of:=(['30'.B9]/['30'.A9])*100" office:value-type="float" office:value="0.0194243905597462" calcext:value-type="float">
            <text:p>0.0194243906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9]+(INT(RAND()*20-8))" office:value-type="float" office:value="61771" calcext:value-type="float">
            <text:p>61771</text:p>
          </table:table-cell>
          <table:table-cell office:value-type="float" office:value="11" calcext:value-type="float">
            <text:p>11</text:p>
          </table:table-cell>
          <table:table-cell office:value-type="float" office:value="0.15016" calcext:value-type="float">
            <text:p>0.15016</text:p>
          </table:table-cell>
          <table:table-cell table:formula="of:=(['30'.B10]/['30'.A10])*100" office:value-type="float" office:value="0.017807709119166" calcext:value-type="float">
            <text:p>0.0178077091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10]+(INT(RAND()*20-8))" office:value-type="float" office:value="61779" calcext:value-type="float">
            <text:p>61779</text:p>
          </table:table-cell>
          <table:table-cell office:value-type="float" office:value="30" calcext:value-type="float">
            <text:p>30</text:p>
          </table:table-cell>
          <table:table-cell office:value-type="float" office:value="0.15013" calcext:value-type="float">
            <text:p>0.15013</text:p>
          </table:table-cell>
          <table:table-cell table:formula="of:=(['30'.B11]/['30'.A11])*100" office:value-type="float" office:value="0.0485601903559462" calcext:value-type="float">
            <text:p>0.0485601904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11]+(INT(RAND()*20-8))" office:value-type="float" office:value="61771" calcext:value-type="float">
            <text:p>61771</text:p>
          </table:table-cell>
          <table:table-cell office:value-type="float" office:value="12" calcext:value-type="float">
            <text:p>12</text:p>
          </table:table-cell>
          <table:table-cell office:value-type="float" office:value="0.14983" calcext:value-type="float">
            <text:p>0.14983</text:p>
          </table:table-cell>
          <table:table-cell table:formula="of:=(['30'.B12]/['30'.A12])*100" office:value-type="float" office:value="0.0194265917663629" calcext:value-type="float">
            <text:p>0.0194265918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12]+(INT(RAND()*20-8))" office:value-type="float" office:value="61777" calcext:value-type="float">
            <text:p>61777</text:p>
          </table:table-cell>
          <table:table-cell office:value-type="float" office:value="17" calcext:value-type="float">
            <text:p>17</text:p>
          </table:table-cell>
          <table:table-cell office:value-type="float" office:value="0.1486" calcext:value-type="float">
            <text:p>0.1486</text:p>
          </table:table-cell>
          <table:table-cell table:formula="of:=(['30'.B13]/['30'.A13])*100" office:value-type="float" office:value="0.0275183320653318" calcext:value-type="float">
            <text:p>0.0275183321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13]+(INT(RAND()*20-8))" office:value-type="float" office:value="61780" calcext:value-type="float">
            <text:p>61780</text:p>
          </table:table-cell>
          <table:table-cell office:value-type="float" office:value="64" calcext:value-type="float">
            <text:p>64</text:p>
          </table:table-cell>
          <table:table-cell office:value-type="float" office:value="0.1492" calcext:value-type="float">
            <text:p>0.1492</text:p>
          </table:table-cell>
          <table:table-cell table:formula="of:=(['30'.B14]/['30'.A14])*100" office:value-type="float" office:value="0.10359339592101" calcext:value-type="float">
            <text:p>0.1035933959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14]+(INT(RAND()*20-8))" office:value-type="float" office:value="61779" calcext:value-type="float">
            <text:p>61779</text:p>
          </table:table-cell>
          <table:table-cell office:value-type="float" office:value="88" calcext:value-type="float">
            <text:p>88</text:p>
          </table:table-cell>
          <table:table-cell office:value-type="float" office:value="0.1466" calcext:value-type="float">
            <text:p>0.1466</text:p>
          </table:table-cell>
          <table:table-cell table:formula="of:=(['30'.B15]/['30'.A15])*100" office:value-type="float" office:value="0.142443225044109" calcext:value-type="float">
            <text:p>0.142443225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15]+(INT(RAND()*20-8))" office:value-type="float" office:value="61790" calcext:value-type="float">
            <text:p>61790</text:p>
          </table:table-cell>
          <table:table-cell office:value-type="float" office:value="63" calcext:value-type="float">
            <text:p>63</text:p>
          </table:table-cell>
          <table:table-cell office:value-type="float" office:value="0.14722" calcext:value-type="float">
            <text:p>0.14722</text:p>
          </table:table-cell>
          <table:table-cell table:formula="of:=(['30'.B16]/['30'.A16])*100" office:value-type="float" office:value="0.101958245670821" calcext:value-type="float">
            <text:p>0.1019582457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16]+(INT(RAND()*20-8))" office:value-type="float" office:value="61797" calcext:value-type="float">
            <text:p>61797</text:p>
          </table:table-cell>
          <table:table-cell office:value-type="float" office:value="181" calcext:value-type="float">
            <text:p>181</text:p>
          </table:table-cell>
          <table:table-cell office:value-type="float" office:value="0.14915" calcext:value-type="float">
            <text:p>0.14915</text:p>
          </table:table-cell>
          <table:table-cell table:formula="of:=(['30'.B17]/['30'.A17])*100" office:value-type="float" office:value="0.292894477078175" calcext:value-type="float">
            <text:p>0.2928944771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17]+(INT(RAND()*20-8))" office:value-type="float" office:value="61794" calcext:value-type="float">
            <text:p>61794</text:p>
          </table:table-cell>
          <table:table-cell office:value-type="float" office:value="183" calcext:value-type="float">
            <text:p>183</text:p>
          </table:table-cell>
          <table:table-cell office:value-type="float" office:value="0.1487" calcext:value-type="float">
            <text:p>0.1487</text:p>
          </table:table-cell>
          <table:table-cell table:formula="of:=(['30'.B18]/['30'.A18])*100" office:value-type="float" office:value="0.296145256821051" calcext:value-type="float">
            <text:p>0.2961452568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18]+(INT(RAND()*20-8))" office:value-type="float" office:value="61805" calcext:value-type="float">
            <text:p>61805</text:p>
          </table:table-cell>
          <table:table-cell office:value-type="float" office:value="68" calcext:value-type="float">
            <text:p>68</text:p>
          </table:table-cell>
          <table:table-cell office:value-type="float" office:value="0.14823" calcext:value-type="float">
            <text:p>0.14823</text:p>
          </table:table-cell>
          <table:table-cell table:formula="of:=(['30'.B19]/['30'.A19])*100" office:value-type="float" office:value="0.110023460885042" calcext:value-type="float">
            <text:p>0.1100234609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19]+(INT(RAND()*20-8))" office:value-type="float" office:value="61814" calcext:value-type="float">
            <text:p>61814</text:p>
          </table:table-cell>
          <table:table-cell office:value-type="float" office:value="24" calcext:value-type="float">
            <text:p>24</text:p>
          </table:table-cell>
          <table:table-cell office:value-type="float" office:value="0.14617" calcext:value-type="float">
            <text:p>0.14617</text:p>
          </table:table-cell>
          <table:table-cell table:formula="of:=(['30'.B20]/['30'.A20])*100" office:value-type="float" office:value="0.0388261558870159" calcext:value-type="float">
            <text:p>0.0388261559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20]+(INT(RAND()*20-8))" office:value-type="float" office:value="61811" calcext:value-type="float">
            <text:p>61811</text:p>
          </table:table-cell>
          <table:table-cell office:value-type="float" office:value="52" calcext:value-type="float">
            <text:p>52</text:p>
          </table:table-cell>
          <table:table-cell office:value-type="float" office:value="0.14821" calcext:value-type="float">
            <text:p>0.14821</text:p>
          </table:table-cell>
          <table:table-cell table:formula="of:=(['30'.B21]/['30'.A21])*100" office:value-type="float" office:value="0.0841274206856385" calcext:value-type="float">
            <text:p>0.0841274207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21]+(INT(RAND()*20-8))" office:value-type="float" office:value="61822" calcext:value-type="float">
            <text:p>61822</text:p>
          </table:table-cell>
          <table:table-cell office:value-type="float" office:value="216" calcext:value-type="float">
            <text:p>216</text:p>
          </table:table-cell>
          <table:table-cell office:value-type="float" office:value="0.1485" calcext:value-type="float">
            <text:p>0.1485</text:p>
          </table:table-cell>
          <table:table-cell table:formula="of:=(['30'.B22]/['30'.A22])*100" office:value-type="float" office:value="0.349390184723885" calcext:value-type="float">
            <text:p>0.3493901847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22]+(INT(RAND()*20-8))" office:value-type="float" office:value="61830" calcext:value-type="float">
            <text:p>61830</text:p>
          </table:table-cell>
          <table:table-cell office:value-type="float" office:value="27" calcext:value-type="float">
            <text:p>27</text:p>
          </table:table-cell>
          <table:table-cell office:value-type="float" office:value="0.149" calcext:value-type="float">
            <text:p>0.149</text:p>
          </table:table-cell>
          <table:table-cell table:formula="of:=(['30'.B23]/['30'.A23])*100" office:value-type="float" office:value="0.0436681222707424" calcext:value-type="float">
            <text:p>0.0436681223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23]+(INT(RAND()*20-8))" office:value-type="float" office:value="61825" calcext:value-type="float">
            <text:p>61825</text:p>
          </table:table-cell>
          <table:table-cell office:value-type="float" office:value="78" calcext:value-type="float">
            <text:p>78</text:p>
          </table:table-cell>
          <table:table-cell office:value-type="float" office:value="0.14818" calcext:value-type="float">
            <text:p>0.14818</text:p>
          </table:table-cell>
          <table:table-cell table:formula="of:=(['30'.B24]/['30'.A24])*100" office:value-type="float" office:value="0.126162555600485" calcext:value-type="float">
            <text:p>0.1261625556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24]+(INT(RAND()*20-8))" office:value-type="float" office:value="61822" calcext:value-type="float">
            <text:p>61822</text:p>
          </table:table-cell>
          <table:table-cell office:value-type="float" office:value="84" calcext:value-type="float">
            <text:p>84</text:p>
          </table:table-cell>
          <table:table-cell office:value-type="float" office:value="0.14908" calcext:value-type="float">
            <text:p>0.14908</text:p>
          </table:table-cell>
          <table:table-cell table:formula="of:=(['30'.B25]/['30'.A25])*100" office:value-type="float" office:value="0.135873960725955" calcext:value-type="float">
            <text:p>0.1358739607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25]+(INT(RAND()*20-8))" office:value-type="float" office:value="61825" calcext:value-type="float">
            <text:p>61825</text:p>
          </table:table-cell>
          <table:table-cell office:value-type="float" office:value="91" calcext:value-type="float">
            <text:p>91</text:p>
          </table:table-cell>
          <table:table-cell office:value-type="float" office:value="0.15006" calcext:value-type="float">
            <text:p>0.15006</text:p>
          </table:table-cell>
          <table:table-cell table:formula="of:=(['30'.B26]/['30'.A26])*100" office:value-type="float" office:value="0.147189648200566" calcext:value-type="float">
            <text:p>0.1471896482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26]+(INT(RAND()*20-8))" office:value-type="float" office:value="61830" calcext:value-type="float">
            <text:p>61830</text:p>
          </table:table-cell>
          <table:table-cell office:value-type="float" office:value="16" calcext:value-type="float">
            <text:p>16</text:p>
          </table:table-cell>
          <table:table-cell office:value-type="float" office:value="0.14965" calcext:value-type="float">
            <text:p>0.14965</text:p>
          </table:table-cell>
          <table:table-cell table:formula="of:=(['30'.B27]/['30'.A27])*100" office:value-type="float" office:value="0.0258774057900695" calcext:value-type="float">
            <text:p>0.0258774058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27]+(INT(RAND()*20-8))" office:value-type="float" office:value="61829" calcext:value-type="float">
            <text:p>61829</text:p>
          </table:table-cell>
          <table:table-cell office:value-type="float" office:value="27" calcext:value-type="float">
            <text:p>27</text:p>
          </table:table-cell>
          <table:table-cell office:value-type="float" office:value="0.14941" calcext:value-type="float">
            <text:p>0.14941</text:p>
          </table:table-cell>
          <table:table-cell table:formula="of:=(['30'.B28]/['30'.A28])*100" office:value-type="float" office:value="0.0436688285432402" calcext:value-type="float">
            <text:p>0.0436688285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28]+(INT(RAND()*20-8))" office:value-type="float" office:value="61822" calcext:value-type="float">
            <text:p>61822</text:p>
          </table:table-cell>
          <table:table-cell office:value-type="float" office:value="153" calcext:value-type="float">
            <text:p>153</text:p>
          </table:table-cell>
          <table:table-cell office:value-type="float" office:value="0.1451" calcext:value-type="float">
            <text:p>0.1451</text:p>
          </table:table-cell>
          <table:table-cell table:formula="of:=(['30'.B29]/['30'.A29])*100" office:value-type="float" office:value="0.247484714179418" calcext:value-type="float">
            <text:p>0.2474847142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29]+(INT(RAND()*20-8))" office:value-type="float" office:value="61823" calcext:value-type="float">
            <text:p>61823</text:p>
          </table:table-cell>
          <table:table-cell office:value-type="float" office:value="218" calcext:value-type="float">
            <text:p>218</text:p>
          </table:table-cell>
          <table:table-cell office:value-type="float" office:value="0.14876" calcext:value-type="float">
            <text:p>0.14876</text:p>
          </table:table-cell>
          <table:table-cell table:formula="of:=(['30'.B30]/['30'.A30])*100" office:value-type="float" office:value="0.352619575238989" calcext:value-type="float">
            <text:p>0.3526195752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30]+(INT(RAND()*20-8))" office:value-type="float" office:value="61817" calcext:value-type="float">
            <text:p>61817</text:p>
          </table:table-cell>
          <table:table-cell office:value-type="float" office:value="113" calcext:value-type="float">
            <text:p>113</text:p>
          </table:table-cell>
          <table:table-cell office:value-type="float" office:value="0.14905" calcext:value-type="float">
            <text:p>0.14905</text:p>
          </table:table-cell>
          <table:table-cell table:formula="of:=(['30'.B31]/['30'.A31])*100" office:value-type="float" office:value="0.182797612307294" calcext:value-type="float">
            <text:p>0.1827976123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31]+(INT(RAND()*20-8))" office:value-type="float" office:value="61827" calcext:value-type="float">
            <text:p>61827</text:p>
          </table:table-cell>
          <table:table-cell office:value-type="float" office:value="34" calcext:value-type="float">
            <text:p>34</text:p>
          </table:table-cell>
          <table:table-cell office:value-type="float" office:value="0.15087" calcext:value-type="float">
            <text:p>0.15087</text:p>
          </table:table-cell>
          <table:table-cell table:formula="of:=(['30'.B32]/['30'.A32])*100" office:value-type="float" office:value="0.0549921555307552" calcext:value-type="float">
            <text:p>0.0549921555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32]+(INT(RAND()*20-8))" office:value-type="float" office:value="61838" calcext:value-type="float">
            <text:p>61838</text:p>
          </table:table-cell>
          <table:table-cell office:value-type="float" office:value="193" calcext:value-type="float">
            <text:p>193</text:p>
          </table:table-cell>
          <table:table-cell office:value-type="float" office:value="0.15055" calcext:value-type="float">
            <text:p>0.15055</text:p>
          </table:table-cell>
          <table:table-cell table:formula="of:=(['30'.B33]/['30'.A33])*100" office:value-type="float" office:value="0.312105824897312" calcext:value-type="float">
            <text:p>0.3121058249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33]+(INT(RAND()*20-8))" office:value-type="float" office:value="61842" calcext:value-type="float">
            <text:p>61842</text:p>
          </table:table-cell>
          <table:table-cell office:value-type="float" office:value="17" calcext:value-type="float">
            <text:p>17</text:p>
          </table:table-cell>
          <table:table-cell office:value-type="float" office:value="0.1493" calcext:value-type="float">
            <text:p>0.1493</text:p>
          </table:table-cell>
          <table:table-cell table:formula="of:=(['30'.B34]/['30'.A34])*100" office:value-type="float" office:value="0.0274894084926102" calcext:value-type="float">
            <text:p>0.0274894085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34]+(INT(RAND()*20-8))" office:value-type="float" office:value="61850" calcext:value-type="float">
            <text:p>61850</text:p>
          </table:table-cell>
          <table:table-cell office:value-type="float" office:value="83" calcext:value-type="float">
            <text:p>83</text:p>
          </table:table-cell>
          <table:table-cell office:value-type="float" office:value="0.14766" calcext:value-type="float">
            <text:p>0.14766</text:p>
          </table:table-cell>
          <table:table-cell table:formula="of:=(['30'.B35]/['30'.A35])*100" office:value-type="float" office:value="0.134195634599838" calcext:value-type="float">
            <text:p>0.1341956346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35]+(INT(RAND()*20-8))" office:value-type="float" office:value="61843" calcext:value-type="float">
            <text:p>61843</text:p>
          </table:table-cell>
          <table:table-cell office:value-type="float" office:value="81" calcext:value-type="float">
            <text:p>81</text:p>
          </table:table-cell>
          <table:table-cell office:value-type="float" office:value="0.147703" calcext:value-type="float">
            <text:p>0.147703</text:p>
          </table:table-cell>
          <table:table-cell table:formula="of:=(['30'.B36]/['30'.A36])*100" office:value-type="float" office:value="0.130976828420355" calcext:value-type="float">
            <text:p>0.1309768284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36]+(INT(RAND()*20-8))" office:value-type="float" office:value="61848" calcext:value-type="float">
            <text:p>61848</text:p>
          </table:table-cell>
          <table:table-cell office:value-type="float" office:value="170" calcext:value-type="float">
            <text:p>170</text:p>
          </table:table-cell>
          <table:table-cell office:value-type="float" office:value="0.14791" calcext:value-type="float">
            <text:p>0.14791</text:p>
          </table:table-cell>
          <table:table-cell table:formula="of:=(['30'.B37]/['30'.A37])*100" office:value-type="float" office:value="0.274867416893028" calcext:value-type="float">
            <text:p>0.2748674169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37]+(INT(RAND()*20-8))" office:value-type="float" office:value="61852" calcext:value-type="float">
            <text:p>61852</text:p>
          </table:table-cell>
          <table:table-cell office:value-type="float" office:value="40" calcext:value-type="float">
            <text:p>40</text:p>
          </table:table-cell>
          <table:table-cell office:value-type="float" office:value="0.1501" calcext:value-type="float">
            <text:p>0.1501</text:p>
          </table:table-cell>
          <table:table-cell table:formula="of:=(['30'.B38]/['30'.A38])*100" office:value-type="float" office:value="0.0646705037832245" calcext:value-type="float">
            <text:p>0.0646705038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38]+(INT(RAND()*20-8))" office:value-type="float" office:value="61859" calcext:value-type="float">
            <text:p>61859</text:p>
          </table:table-cell>
          <table:table-cell office:value-type="float" office:value="98" calcext:value-type="float">
            <text:p>98</text:p>
          </table:table-cell>
          <table:table-cell office:value-type="float" office:value="0.14954" calcext:value-type="float">
            <text:p>0.14954</text:p>
          </table:table-cell>
          <table:table-cell table:formula="of:=(['30'.B39]/['30'.A39])*100" office:value-type="float" office:value="0.158424804798008" calcext:value-type="float">
            <text:p>0.1584248048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39]+(INT(RAND()*20-8))" office:value-type="float" office:value="61856" calcext:value-type="float">
            <text:p>61856</text:p>
          </table:table-cell>
          <table:table-cell office:value-type="float" office:value="55" calcext:value-type="float">
            <text:p>55</text:p>
          </table:table-cell>
          <table:table-cell office:value-type="float" office:value="0.149015" calcext:value-type="float">
            <text:p>0.149015</text:p>
          </table:table-cell>
          <table:table-cell table:formula="of:=(['30'.B40]/['30'.A40])*100" office:value-type="float" office:value="0.0889161924469736" calcext:value-type="float">
            <text:p>0.0889161924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40]+(INT(RAND()*20-8))" office:value-type="float" office:value="61852" calcext:value-type="float">
            <text:p>61852</text:p>
          </table:table-cell>
          <table:table-cell office:value-type="float" office:value="116" calcext:value-type="float">
            <text:p>116</text:p>
          </table:table-cell>
          <table:table-cell office:value-type="float" office:value="0.149006" calcext:value-type="float">
            <text:p>0.149006</text:p>
          </table:table-cell>
          <table:table-cell table:formula="of:=(['30'.B41]/['30'.A41])*100" office:value-type="float" office:value="0.187544460971351" calcext:value-type="float">
            <text:p>0.187544461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41]+(INT(RAND()*20-8))" office:value-type="float" office:value="61848" calcext:value-type="float">
            <text:p>61848</text:p>
          </table:table-cell>
          <table:table-cell office:value-type="float" office:value="66" calcext:value-type="float">
            <text:p>66</text:p>
          </table:table-cell>
          <table:table-cell office:value-type="float" office:value="0.149644" calcext:value-type="float">
            <text:p>0.149644</text:p>
          </table:table-cell>
          <table:table-cell table:formula="of:=(['30'.B42]/['30'.A42])*100" office:value-type="float" office:value="0.106713232440823" calcext:value-type="float">
            <text:p>0.1067132324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42]+(INT(RAND()*20-8))" office:value-type="float" office:value="61845" calcext:value-type="float">
            <text:p>61845</text:p>
          </table:table-cell>
          <table:table-cell office:value-type="float" office:value="93" calcext:value-type="float">
            <text:p>93</text:p>
          </table:table-cell>
          <table:table-cell office:value-type="float" office:value="0.149625" calcext:value-type="float">
            <text:p>0.149625</text:p>
          </table:table-cell>
          <table:table-cell table:formula="of:=(['30'.B43]/['30'.A43])*100" office:value-type="float" office:value="0.150375939849624" calcext:value-type="float">
            <text:p>0.1503759398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43]+(INT(RAND()*20-8))" office:value-type="float" office:value="61856" calcext:value-type="float">
            <text:p>61856</text:p>
          </table:table-cell>
          <table:table-cell office:value-type="float" office:value="77" calcext:value-type="float">
            <text:p>77</text:p>
          </table:table-cell>
          <table:table-cell office:value-type="float" office:value="0.15077" calcext:value-type="float">
            <text:p>0.15077</text:p>
          </table:table-cell>
          <table:table-cell table:formula="of:=(['30'.B44]/['30'.A44])*100" office:value-type="float" office:value="0.124482669425763" calcext:value-type="float">
            <text:p>0.1244826694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44]+(INT(RAND()*20-8))" office:value-type="float" office:value="61856" calcext:value-type="float">
            <text:p>61856</text:p>
          </table:table-cell>
          <table:table-cell office:value-type="float" office:value="207" calcext:value-type="float">
            <text:p>207</text:p>
          </table:table-cell>
          <table:table-cell office:value-type="float" office:value="0.1493" calcext:value-type="float">
            <text:p>0.1493</text:p>
          </table:table-cell>
          <table:table-cell table:formula="of:=(['30'.B45]/['30'.A45])*100" office:value-type="float" office:value="0.334648215209519" calcext:value-type="float">
            <text:p>0.3346482152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45]+(INT(RAND()*20-8))" office:value-type="float" office:value="61849" calcext:value-type="float">
            <text:p>61849</text:p>
          </table:table-cell>
          <table:table-cell office:value-type="float" office:value="50" calcext:value-type="float">
            <text:p>50</text:p>
          </table:table-cell>
          <table:table-cell office:value-type="float" office:value="0.14856" calcext:value-type="float">
            <text:p>0.14856</text:p>
          </table:table-cell>
          <table:table-cell table:formula="of:=(['30'.B46]/['30'.A46])*100" office:value-type="float" office:value="0.0808420508011447" calcext:value-type="float">
            <text:p>0.0808420508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46]+(INT(RAND()*20-8))" office:value-type="float" office:value="61860" calcext:value-type="float">
            <text:p>61860</text:p>
          </table:table-cell>
          <table:table-cell office:value-type="float" office:value="61" calcext:value-type="float">
            <text:p>61</text:p>
          </table:table-cell>
          <table:table-cell office:value-type="float" office:value="0.15498" calcext:value-type="float">
            <text:p>0.15498</text:p>
          </table:table-cell>
          <table:table-cell table:formula="of:=(['30'.B47]/['30'.A47])*100" office:value-type="float" office:value="0.0986097639831879" calcext:value-type="float">
            <text:p>0.098609764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47]+(INT(RAND()*20-8))" office:value-type="float" office:value="61866" calcext:value-type="float">
            <text:p>61866</text:p>
          </table:table-cell>
          <table:table-cell office:value-type="float" office:value="76" calcext:value-type="float">
            <text:p>76</text:p>
          </table:table-cell>
          <table:table-cell office:value-type="float" office:value="0.148606" calcext:value-type="float">
            <text:p>0.148606</text:p>
          </table:table-cell>
          <table:table-cell table:formula="of:=(['30'.B48]/['30'.A48])*100" office:value-type="float" office:value="0.12284615135939" calcext:value-type="float">
            <text:p>0.1228461514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48]+(INT(RAND()*20-8))" office:value-type="float" office:value="61858" calcext:value-type="float">
            <text:p>61858</text:p>
          </table:table-cell>
          <table:table-cell office:value-type="float" office:value="114" calcext:value-type="float">
            <text:p>114</text:p>
          </table:table-cell>
          <table:table-cell office:value-type="float" office:value="0.147902" calcext:value-type="float">
            <text:p>0.147902</text:p>
          </table:table-cell>
          <table:table-cell table:formula="of:=(['30'.B49]/['30'.A49])*100" office:value-type="float" office:value="0.184293058294804" calcext:value-type="float">
            <text:p>0.1842930583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49]+(INT(RAND()*20-8))" office:value-type="float" office:value="61865" calcext:value-type="float">
            <text:p>61865</text:p>
          </table:table-cell>
          <table:table-cell office:value-type="float" office:value="97" calcext:value-type="float">
            <text:p>97</text:p>
          </table:table-cell>
          <table:table-cell office:value-type="float" office:value="0.150074" calcext:value-type="float">
            <text:p>0.150074</text:p>
          </table:table-cell>
          <table:table-cell table:formula="of:=(['30'.B50]/['30'.A50])*100" office:value-type="float" office:value="0.156793017053261" calcext:value-type="float">
            <text:p>0.1567930171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50]+(INT(RAND()*20-8))" office:value-type="float" office:value="61864" calcext:value-type="float">
            <text:p>61864</text:p>
          </table:table-cell>
          <table:table-cell office:value-type="float" office:value="318" calcext:value-type="float">
            <text:p>318</text:p>
          </table:table-cell>
          <table:table-cell office:value-type="float" office:value="0.149086" calcext:value-type="float">
            <text:p>0.149086</text:p>
          </table:table-cell>
          <table:table-cell table:formula="of:=(['30'.B51]/['30'.A51])*100" office:value-type="float" office:value="0.514030777188672" calcext:value-type="float">
            <text:p>0.5140307772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51]+(INT(RAND()*20-8))" office:value-type="float" office:value="61866" calcext:value-type="float">
            <text:p>61866</text:p>
          </table:table-cell>
          <table:table-cell office:value-type="float" office:value="119" calcext:value-type="float">
            <text:p>119</text:p>
          </table:table-cell>
          <table:table-cell office:value-type="float" office:value="0.14919" calcext:value-type="float">
            <text:p>0.14919</text:p>
          </table:table-cell>
          <table:table-cell table:formula="of:=(['30'.B52]/['30'.A52])*100" office:value-type="float" office:value="0.19235121068115" calcext:value-type="float">
            <text:p>0.1923512107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52]+(INT(RAND()*20-8))" office:value-type="float" office:value="61869" calcext:value-type="float">
            <text:p>61869</text:p>
          </table:table-cell>
          <table:table-cell office:value-type="float" office:value="52" calcext:value-type="float">
            <text:p>52</text:p>
          </table:table-cell>
          <table:table-cell office:value-type="float" office:value="0.1506" calcext:value-type="float">
            <text:p>0.1506</text:p>
          </table:table-cell>
          <table:table-cell table:formula="of:=(['30'.B53]/['30'.A53])*100" office:value-type="float" office:value="0.0840485542032359" calcext:value-type="float">
            <text:p>0.0840485542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53]+(INT(RAND()*20-8))" office:value-type="float" office:value="61880" calcext:value-type="float">
            <text:p>61880</text:p>
          </table:table-cell>
          <table:table-cell office:value-type="float" office:value="76" calcext:value-type="float">
            <text:p>76</text:p>
          </table:table-cell>
          <table:table-cell office:value-type="float" office:value="0.1505" calcext:value-type="float">
            <text:p>0.1505</text:p>
          </table:table-cell>
          <table:table-cell table:formula="of:=(['30'.B54]/['30'.A54])*100" office:value-type="float" office:value="0.122818358112476" calcext:value-type="float">
            <text:p>0.1228183581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54]+(INT(RAND()*20-8))" office:value-type="float" office:value="61878" calcext:value-type="float">
            <text:p>61878</text:p>
          </table:table-cell>
          <table:table-cell office:value-type="float" office:value="55" calcext:value-type="float">
            <text:p>55</text:p>
          </table:table-cell>
          <table:table-cell office:value-type="float" office:value="0.14982" calcext:value-type="float">
            <text:p>0.14982</text:p>
          </table:table-cell>
          <table:table-cell table:formula="of:=(['30'.B55]/['30'.A55])*100" office:value-type="float" office:value="0.0888845793335273" calcext:value-type="float">
            <text:p>0.0888845793</text:p>
          </table:table-cell>
          <table:table-cell/>
          <table:table-cell table:formula="of:=[.$F$6]" office:value-type="float" office:value="0.152644796084998" calcext:value-type="float">
            <text:p>0.1526447961</text:p>
          </table:table-cell>
          <table:table-cell table:formula="of:=[.$G$6]" office:value-type="float" office:value="0.14908842" calcext:value-type="float">
            <text:p>0.14908842</text:p>
          </table:table-cell>
        </table:table-row>
      </table:table>
      <table:table table:name="24" table:style-name="ta1">
        <table:shapes>
          <draw:frame draw:z-index="0" draw:style-name="gr1" draw:text-style-name="P1" svg:width="453.51pt" svg:height="255.09pt" svg:x="552.7pt" svg:y="12.87pt">
            <loext:p draw:notify-on-update-of-ranges="'24'.C5:'24'.C5 '24'.C6:'24'.C55 '24'.G5:'24'.G5 '24'.G6:'24'.G55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453.23pt" svg:height="255.09pt" svg:x="552.73pt" svg:y="305.35pt">
            <loext:p draw:notify-on-update-of-ranges="'24'.D5:'24'.D5 '24'.D6:'24'.D55 '24'.F5:'24'.F5 '24'.F6:'24'.F55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26" table:default-cell-style-name="ce7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row table:style-name="ro1">
          <table:table-cell table:style-name="Default"/>
          <table:table-cell table:number-columns-repeated="2"/>
          <table:table-cell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3" office:value-type="string" calcext:value-type="string">
            <text:p>threshold</text:p>
          </table:table-cell>
          <table:table-cell table:style-name="ce3"/>
          <table:table-cell table:style-name="ce3" office:value-type="string" calcext:value-type="string">
            <text:p>0.5cm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4" office:value-type="string" calcext:value-type="string">
            <text:p>itterations</text:p>
          </table:table-cell>
          <table:table-cell table:style-name="ce4"/>
          <table:table-cell table:style-name="ce5" table:formula="of:=(2000)*[.D1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untos en el modelo</text:p>
          </table:table-cell>
          <table:table-cell office:value-type="string" calcext:value-type="string">
            <text:p>Error en puntos</text:p>
          </table:table-cell>
          <table:table-cell office:value-type="string" calcext:value-type="string">
            <text:p>Tiempo de ejecución [s]</text:p>
          </table:table-cell>
          <table:table-cell office:value-type="string" calcext:value-type="string">
            <text:p>Error relativo [%]</text:p>
          </table:table-cell>
          <table:table-cell/>
          <table:table-cell table:style-name="ce6" office:value-type="string" calcext:value-type="string">
            <text:p>Error relativo medio</text:p>
          </table:table-cell>
          <table:table-cell table:style-name="ce6" office:value-type="string" calcext:value-type="string">
            <text:p>Tiempo Promedio</text:p>
          </table:table-cell>
        </table:table-row>
        <table:table-row table:style-name="ro1">
          <table:table-cell table:style-name="Default" office:value-type="float" office:value="61789" calcext:value-type="float">
            <text:p>61789</text:p>
          </table:table-cell>
          <table:table-cell office:value-type="float" office:value="61" calcext:value-type="float">
            <text:p>61</text:p>
          </table:table-cell>
          <table:table-cell office:value-type="float" office:value="0.11231" calcext:value-type="float">
            <text:p>0.11231</text:p>
          </table:table-cell>
          <table:table-cell table:formula="of:=(['24'.B6]/['24'.A6])*100" office:value-type="float" office:value="0.0987230736862548" calcext:value-type="float">
            <text:p>0.0987230737</text:p>
          </table:table-cell>
          <table:table-cell/>
          <table:table-cell table:style-name="ce6" table:formula="of:=SUM(['24'.D6:.D56])/50" office:value-type="float" office:value="0.217000394193592" calcext:value-type="float">
            <text:p>0.2170003942</text:p>
          </table:table-cell>
          <table:table-cell table:style-name="ce6" table:formula="of:=SUM(['24'.C6:.C56])/50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6]+(INT(RAND()*20-8))" office:value-type="float" office:value="61788" calcext:value-type="float">
            <text:p>61788</text:p>
          </table:table-cell>
          <table:table-cell office:value-type="float" office:value="14" calcext:value-type="float">
            <text:p>14</text:p>
          </table:table-cell>
          <table:table-cell office:value-type="float" office:value="0.11534" calcext:value-type="float">
            <text:p>0.11534</text:p>
          </table:table-cell>
          <table:table-cell table:formula="of:=(['24'.B7]/['24'.A7])*100" office:value-type="float" office:value="0.0226581213180553" calcext:value-type="float">
            <text:p>0.0226581213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7]+(INT(RAND()*20-8))" office:value-type="float" office:value="61797" calcext:value-type="float">
            <text:p>61797</text:p>
          </table:table-cell>
          <table:table-cell office:value-type="float" office:value="44" calcext:value-type="float">
            <text:p>44</text:p>
          </table:table-cell>
          <table:table-cell office:value-type="float" office:value="0.11982" calcext:value-type="float">
            <text:p>0.11982</text:p>
          </table:table-cell>
          <table:table-cell table:formula="of:=(['24'.B8]/['24'.A8])*100" office:value-type="float" office:value="0.0712008673560205" calcext:value-type="float">
            <text:p>0.0712008674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8]+(INT(RAND()*20-8))" office:value-type="float" office:value="61796" calcext:value-type="float">
            <text:p>61796</text:p>
          </table:table-cell>
          <table:table-cell office:value-type="float" office:value="180" calcext:value-type="float">
            <text:p>180</text:p>
          </table:table-cell>
          <table:table-cell office:value-type="float" office:value="0.11962" calcext:value-type="float">
            <text:p>0.11962</text:p>
          </table:table-cell>
          <table:table-cell table:formula="of:=(['24'.B9]/['24'.A9])*100" office:value-type="float" office:value="0.291280989060781" calcext:value-type="float">
            <text:p>0.2912809891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9]+(INT(RAND()*20-8))" office:value-type="float" office:value="61801" calcext:value-type="float">
            <text:p>61801</text:p>
          </table:table-cell>
          <table:table-cell office:value-type="float" office:value="857" calcext:value-type="float">
            <text:p>857</text:p>
          </table:table-cell>
          <table:table-cell office:value-type="float" office:value="0.1195" calcext:value-type="float">
            <text:p>0.1195</text:p>
          </table:table-cell>
          <table:table-cell table:formula="of:=(['24'.B10]/['24'.A10])*100" office:value-type="float" office:value="1.38670895292956" calcext:value-type="float">
            <text:p>1.3867089529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10]+(INT(RAND()*20-8))" office:value-type="float" office:value="61797" calcext:value-type="float">
            <text:p>61797</text:p>
          </table:table-cell>
          <table:table-cell office:value-type="float" office:value="347" calcext:value-type="float">
            <text:p>347</text:p>
          </table:table-cell>
          <table:table-cell office:value-type="float" office:value="0.1202" calcext:value-type="float">
            <text:p>0.1202</text:p>
          </table:table-cell>
          <table:table-cell table:formula="of:=(['24'.B11]/['24'.A11])*100" office:value-type="float" office:value="0.561515931194071" calcext:value-type="float">
            <text:p>0.5615159312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11]+(INT(RAND()*20-8))" office:value-type="float" office:value="61802" calcext:value-type="float">
            <text:p>61802</text:p>
          </table:table-cell>
          <table:table-cell office:value-type="float" office:value="26" calcext:value-type="float">
            <text:p>26</text:p>
          </table:table-cell>
          <table:table-cell office:value-type="float" office:value="0.12654" calcext:value-type="float">
            <text:p>0.12654</text:p>
          </table:table-cell>
          <table:table-cell table:formula="of:=(['24'.B12]/['24'.A12])*100" office:value-type="float" office:value="0.0420698359276399" calcext:value-type="float">
            <text:p>0.0420698359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12]+(INT(RAND()*20-8))" office:value-type="float" office:value="61802" calcext:value-type="float">
            <text:p>61802</text:p>
          </table:table-cell>
          <table:table-cell office:value-type="float" office:value="408" calcext:value-type="float">
            <text:p>408</text:p>
          </table:table-cell>
          <table:table-cell office:value-type="float" office:value="0.11881" calcext:value-type="float">
            <text:p>0.11881</text:p>
          </table:table-cell>
          <table:table-cell table:formula="of:=(['24'.B13]/['24'.A13])*100" office:value-type="float" office:value="0.660172809941426" calcext:value-type="float">
            <text:p>0.6601728099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13]+(INT(RAND()*20-8))" office:value-type="float" office:value="61812" calcext:value-type="float">
            <text:p>61812</text:p>
          </table:table-cell>
          <table:table-cell office:value-type="float" office:value="51" calcext:value-type="float">
            <text:p>51</text:p>
          </table:table-cell>
          <table:table-cell office:value-type="float" office:value="0.1238" calcext:value-type="float">
            <text:p>0.1238</text:p>
          </table:table-cell>
          <table:table-cell table:formula="of:=(['24'.B14]/['24'.A14])*100" office:value-type="float" office:value="0.0825082508250825" calcext:value-type="float">
            <text:p>0.0825082508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14]+(INT(RAND()*20-8))" office:value-type="float" office:value="61810" calcext:value-type="float">
            <text:p>61810</text:p>
          </table:table-cell>
          <table:table-cell office:value-type="float" office:value="32" calcext:value-type="float">
            <text:p>32</text:p>
          </table:table-cell>
          <table:table-cell office:value-type="float" office:value="0.11902" calcext:value-type="float">
            <text:p>0.11902</text:p>
          </table:table-cell>
          <table:table-cell table:formula="of:=(['24'.B15]/['24'.A15])*100" office:value-type="float" office:value="0.0517715580003236" calcext:value-type="float">
            <text:p>0.051771558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15]+(INT(RAND()*20-8))" office:value-type="float" office:value="61803" calcext:value-type="float">
            <text:p>61803</text:p>
          </table:table-cell>
          <table:table-cell office:value-type="float" office:value="43" calcext:value-type="float">
            <text:p>43</text:p>
          </table:table-cell>
          <table:table-cell office:value-type="float" office:value="0.1191" calcext:value-type="float">
            <text:p>0.1191</text:p>
          </table:table-cell>
          <table:table-cell table:formula="of:=(['24'.B16]/['24'.A16])*100" office:value-type="float" office:value="0.0695759105545038" calcext:value-type="float">
            <text:p>0.0695759106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16]+(INT(RAND()*20-8))" office:value-type="float" office:value="61807" calcext:value-type="float">
            <text:p>61807</text:p>
          </table:table-cell>
          <table:table-cell office:value-type="float" office:value="32" calcext:value-type="float">
            <text:p>32</text:p>
          </table:table-cell>
          <table:table-cell office:value-type="float" office:value="0.11843" calcext:value-type="float">
            <text:p>0.11843</text:p>
          </table:table-cell>
          <table:table-cell table:formula="of:=(['24'.B17]/['24'.A17])*100" office:value-type="float" office:value="0.0517740708981183" calcext:value-type="float">
            <text:p>0.0517740709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17]+(INT(RAND()*20-8))" office:value-type="float" office:value="61816" calcext:value-type="float">
            <text:p>61816</text:p>
          </table:table-cell>
          <table:table-cell office:value-type="float" office:value="65" calcext:value-type="float">
            <text:p>65</text:p>
          </table:table-cell>
          <table:table-cell office:value-type="float" office:value="0.1286" calcext:value-type="float">
            <text:p>0.1286</text:p>
          </table:table-cell>
          <table:table-cell table:formula="of:=(['24'.B18]/['24'.A18])*100" office:value-type="float" office:value="0.105150770027177" calcext:value-type="float">
            <text:p>0.10515077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18]+(INT(RAND()*20-8))" office:value-type="float" office:value="61814" calcext:value-type="float">
            <text:p>61814</text:p>
          </table:table-cell>
          <table:table-cell office:value-type="float" office:value="331" calcext:value-type="float">
            <text:p>331</text:p>
          </table:table-cell>
          <table:table-cell office:value-type="float" office:value="0.11871" calcext:value-type="float">
            <text:p>0.11871</text:p>
          </table:table-cell>
          <table:table-cell table:formula="of:=(['24'.B19]/['24'.A19])*100" office:value-type="float" office:value="0.535477399941761" calcext:value-type="float">
            <text:p>0.5354773999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19]+(INT(RAND()*20-8))" office:value-type="float" office:value="61821" calcext:value-type="float">
            <text:p>61821</text:p>
          </table:table-cell>
          <table:table-cell office:value-type="float" office:value="255" calcext:value-type="float">
            <text:p>255</text:p>
          </table:table-cell>
          <table:table-cell office:value-type="float" office:value="0.1193" calcext:value-type="float">
            <text:p>0.1193</text:p>
          </table:table-cell>
          <table:table-cell table:formula="of:=(['24'.B20]/['24'.A20])*100" office:value-type="float" office:value="0.412481195710196" calcext:value-type="float">
            <text:p>0.4124811957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20]+(INT(RAND()*20-8))" office:value-type="float" office:value="61827" calcext:value-type="float">
            <text:p>61827</text:p>
          </table:table-cell>
          <table:table-cell office:value-type="float" office:value="11" calcext:value-type="float">
            <text:p>11</text:p>
          </table:table-cell>
          <table:table-cell office:value-type="float" office:value="0.1211" calcext:value-type="float">
            <text:p>0.1211</text:p>
          </table:table-cell>
          <table:table-cell table:formula="of:=(['24'.B21]/['24'.A21])*100" office:value-type="float" office:value="0.0177915797305384" calcext:value-type="float">
            <text:p>0.0177915797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21]+(INT(RAND()*20-8))" office:value-type="float" office:value="61824" calcext:value-type="float">
            <text:p>61824</text:p>
          </table:table-cell>
          <table:table-cell office:value-type="float" office:value="91" calcext:value-type="float">
            <text:p>91</text:p>
          </table:table-cell>
          <table:table-cell office:value-type="float" office:value="0.12085" calcext:value-type="float">
            <text:p>0.12085</text:p>
          </table:table-cell>
          <table:table-cell table:formula="of:=(['24'.B22]/['24'.A22])*100" office:value-type="float" office:value="0.147192028985507" calcext:value-type="float">
            <text:p>0.147192029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22]+(INT(RAND()*20-8))" office:value-type="float" office:value="61828" calcext:value-type="float">
            <text:p>61828</text:p>
          </table:table-cell>
          <table:table-cell office:value-type="float" office:value="165" calcext:value-type="float">
            <text:p>165</text:p>
          </table:table-cell>
          <table:table-cell office:value-type="float" office:value="0.1204" calcext:value-type="float">
            <text:p>0.1204</text:p>
          </table:table-cell>
          <table:table-cell table:formula="of:=(['24'.B23]/['24'.A23])*100" office:value-type="float" office:value="0.266869379569127" calcext:value-type="float">
            <text:p>0.2668693796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23]+(INT(RAND()*20-8))" office:value-type="float" office:value="61836" calcext:value-type="float">
            <text:p>61836</text:p>
          </table:table-cell>
          <table:table-cell office:value-type="float" office:value="112" calcext:value-type="float">
            <text:p>112</text:p>
          </table:table-cell>
          <table:table-cell office:value-type="float" office:value="0.12108" calcext:value-type="float">
            <text:p>0.12108</text:p>
          </table:table-cell>
          <table:table-cell table:formula="of:=(['24'.B24]/['24'.A24])*100" office:value-type="float" office:value="0.181124264182677" calcext:value-type="float">
            <text:p>0.1811242642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24]+(INT(RAND()*20-8))" office:value-type="float" office:value="61839" calcext:value-type="float">
            <text:p>61839</text:p>
          </table:table-cell>
          <table:table-cell office:value-type="float" office:value="122" calcext:value-type="float">
            <text:p>122</text:p>
          </table:table-cell>
          <table:table-cell office:value-type="float" office:value="0.12154" calcext:value-type="float">
            <text:p>0.12154</text:p>
          </table:table-cell>
          <table:table-cell table:formula="of:=(['24'.B25]/['24'.A25])*100" office:value-type="float" office:value="0.197286502045635" calcext:value-type="float">
            <text:p>0.197286502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25]+(INT(RAND()*20-8))" office:value-type="float" office:value="61837" calcext:value-type="float">
            <text:p>61837</text:p>
          </table:table-cell>
          <table:table-cell office:value-type="float" office:value="53" calcext:value-type="float">
            <text:p>53</text:p>
          </table:table-cell>
          <table:table-cell office:value-type="float" office:value="0.11955" calcext:value-type="float">
            <text:p>0.11955</text:p>
          </table:table-cell>
          <table:table-cell table:formula="of:=(['24'.B26]/['24'.A26])*100" office:value-type="float" office:value="0.0857092032278409" calcext:value-type="float">
            <text:p>0.0857092032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26]+(INT(RAND()*20-8))" office:value-type="float" office:value="61837" calcext:value-type="float">
            <text:p>61837</text:p>
          </table:table-cell>
          <table:table-cell office:value-type="float" office:value="90" calcext:value-type="float">
            <text:p>90</text:p>
          </table:table-cell>
          <table:table-cell office:value-type="float" office:value="0.11973" calcext:value-type="float">
            <text:p>0.11973</text:p>
          </table:table-cell>
          <table:table-cell table:formula="of:=(['24'.B27]/['24'.A27])*100" office:value-type="float" office:value="0.145543930009541" calcext:value-type="float">
            <text:p>0.14554393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27]+(INT(RAND()*20-8))" office:value-type="float" office:value="61829" calcext:value-type="float">
            <text:p>61829</text:p>
          </table:table-cell>
          <table:table-cell office:value-type="float" office:value="73" calcext:value-type="float">
            <text:p>73</text:p>
          </table:table-cell>
          <table:table-cell office:value-type="float" office:value="0.120232" calcext:value-type="float">
            <text:p>0.120232</text:p>
          </table:table-cell>
          <table:table-cell table:formula="of:=(['24'.B28]/['24'.A28])*100" office:value-type="float" office:value="0.118067573468761" calcext:value-type="float">
            <text:p>0.1180675735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28]+(INT(RAND()*20-8))" office:value-type="float" office:value="61829" calcext:value-type="float">
            <text:p>61829</text:p>
          </table:table-cell>
          <table:table-cell office:value-type="float" office:value="104" calcext:value-type="float">
            <text:p>104</text:p>
          </table:table-cell>
          <table:table-cell office:value-type="float" office:value="0.12044" calcext:value-type="float">
            <text:p>0.12044</text:p>
          </table:table-cell>
          <table:table-cell table:formula="of:=(['24'.B29]/['24'.A29])*100" office:value-type="float" office:value="0.168205858092481" calcext:value-type="float">
            <text:p>0.1682058581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29]+(INT(RAND()*20-8))" office:value-type="float" office:value="61834" calcext:value-type="float">
            <text:p>61834</text:p>
          </table:table-cell>
          <table:table-cell office:value-type="float" office:value="80" calcext:value-type="float">
            <text:p>80</text:p>
          </table:table-cell>
          <table:table-cell office:value-type="float" office:value="0.12181" calcext:value-type="float">
            <text:p>0.12181</text:p>
          </table:table-cell>
          <table:table-cell table:formula="of:=(['24'.B30]/['24'.A30])*100" office:value-type="float" office:value="0.1293786589902" calcext:value-type="float">
            <text:p>0.129378659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30]+(INT(RAND()*20-8))" office:value-type="float" office:value="61844" calcext:value-type="float">
            <text:p>61844</text:p>
          </table:table-cell>
          <table:table-cell office:value-type="float" office:value="319" calcext:value-type="float">
            <text:p>319</text:p>
          </table:table-cell>
          <table:table-cell office:value-type="float" office:value="0.12015" calcext:value-type="float">
            <text:p>0.12015</text:p>
          </table:table-cell>
          <table:table-cell table:formula="of:=(['24'.B31]/['24'.A31])*100" office:value-type="float" office:value="0.515813983571567" calcext:value-type="float">
            <text:p>0.5158139836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31]+(INT(RAND()*20-8))" office:value-type="float" office:value="61840" calcext:value-type="float">
            <text:p>61840</text:p>
          </table:table-cell>
          <table:table-cell office:value-type="float" office:value="115" calcext:value-type="float">
            <text:p>115</text:p>
          </table:table-cell>
          <table:table-cell office:value-type="float" office:value="0.1206" calcext:value-type="float">
            <text:p>0.1206</text:p>
          </table:table-cell>
          <table:table-cell table:formula="of:=(['24'.B32]/['24'.A32])*100" office:value-type="float" office:value="0.185963777490298" calcext:value-type="float">
            <text:p>0.1859637775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32]+(INT(RAND()*20-8))" office:value-type="float" office:value="61834" calcext:value-type="float">
            <text:p>61834</text:p>
          </table:table-cell>
          <table:table-cell office:value-type="float" office:value="53" calcext:value-type="float">
            <text:p>53</text:p>
          </table:table-cell>
          <table:table-cell office:value-type="float" office:value="0.120756" calcext:value-type="float">
            <text:p>0.120756</text:p>
          </table:table-cell>
          <table:table-cell table:formula="of:=(['24'.B33]/['24'.A33])*100" office:value-type="float" office:value="0.0857133615810072" calcext:value-type="float">
            <text:p>0.0857133616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33]+(INT(RAND()*20-8))" office:value-type="float" office:value="61833" calcext:value-type="float">
            <text:p>61833</text:p>
          </table:table-cell>
          <table:table-cell office:value-type="float" office:value="68" calcext:value-type="float">
            <text:p>68</text:p>
          </table:table-cell>
          <table:table-cell office:value-type="float" office:value="0.12331" calcext:value-type="float">
            <text:p>0.12331</text:p>
          </table:table-cell>
          <table:table-cell table:formula="of:=(['24'.B34]/['24'.A34])*100" office:value-type="float" office:value="0.109973638671907" calcext:value-type="float">
            <text:p>0.1099736387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34]+(INT(RAND()*20-8))" office:value-type="float" office:value="61832" calcext:value-type="float">
            <text:p>61832</text:p>
          </table:table-cell>
          <table:table-cell office:value-type="float" office:value="118" calcext:value-type="float">
            <text:p>118</text:p>
          </table:table-cell>
          <table:table-cell office:value-type="float" office:value="0.12342" calcext:value-type="float">
            <text:p>0.12342</text:p>
          </table:table-cell>
          <table:table-cell table:formula="of:=(['24'.B35]/['24'.A35])*100" office:value-type="float" office:value="0.190839694656489" calcext:value-type="float">
            <text:p>0.1908396947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35]+(INT(RAND()*20-8))" office:value-type="float" office:value="61825" calcext:value-type="float">
            <text:p>61825</text:p>
          </table:table-cell>
          <table:table-cell office:value-type="float" office:value="93" calcext:value-type="float">
            <text:p>93</text:p>
          </table:table-cell>
          <table:table-cell office:value-type="float" office:value="0.12059" calcext:value-type="float">
            <text:p>0.12059</text:p>
          </table:table-cell>
          <table:table-cell table:formula="of:=(['24'.B36]/['24'.A36])*100" office:value-type="float" office:value="0.150424585523655" calcext:value-type="float">
            <text:p>0.1504245855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36]+(INT(RAND()*20-8))" office:value-type="float" office:value="61830" calcext:value-type="float">
            <text:p>61830</text:p>
          </table:table-cell>
          <table:table-cell office:value-type="float" office:value="129" calcext:value-type="float">
            <text:p>129</text:p>
          </table:table-cell>
          <table:table-cell office:value-type="float" office:value="0.12052" calcext:value-type="float">
            <text:p>0.12052</text:p>
          </table:table-cell>
          <table:table-cell table:formula="of:=(['24'.B37]/['24'.A37])*100" office:value-type="float" office:value="0.208636584182436" calcext:value-type="float">
            <text:p>0.2086365842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37]+(INT(RAND()*20-8))" office:value-type="float" office:value="61833" calcext:value-type="float">
            <text:p>61833</text:p>
          </table:table-cell>
          <table:table-cell office:value-type="float" office:value="65" calcext:value-type="float">
            <text:p>65</text:p>
          </table:table-cell>
          <table:table-cell office:value-type="float" office:value="0.12125" calcext:value-type="float">
            <text:p>0.12125</text:p>
          </table:table-cell>
          <table:table-cell table:formula="of:=(['24'.B38]/['24'.A38])*100" office:value-type="float" office:value="0.105121860495205" calcext:value-type="float">
            <text:p>0.1051218605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38]+(INT(RAND()*20-8))" office:value-type="float" office:value="61843" calcext:value-type="float">
            <text:p>61843</text:p>
          </table:table-cell>
          <table:table-cell office:value-type="float" office:value="79" calcext:value-type="float">
            <text:p>79</text:p>
          </table:table-cell>
          <table:table-cell office:value-type="float" office:value="0.11867" calcext:value-type="float">
            <text:p>0.11867</text:p>
          </table:table-cell>
          <table:table-cell table:formula="of:=(['24'.B39]/['24'.A39])*100" office:value-type="float" office:value="0.127742832656889" calcext:value-type="float">
            <text:p>0.1277428327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39]+(INT(RAND()*20-8))" office:value-type="float" office:value="61837" calcext:value-type="float">
            <text:p>61837</text:p>
          </table:table-cell>
          <table:table-cell office:value-type="float" office:value="54" calcext:value-type="float">
            <text:p>54</text:p>
          </table:table-cell>
          <table:table-cell office:value-type="float" office:value="0.12032" calcext:value-type="float">
            <text:p>0.12032</text:p>
          </table:table-cell>
          <table:table-cell table:formula="of:=(['24'.B40]/['24'.A40])*100" office:value-type="float" office:value="0.0873263580057247" calcext:value-type="float">
            <text:p>0.087326358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40]+(INT(RAND()*20-8))" office:value-type="float" office:value="61845" calcext:value-type="float">
            <text:p>61845</text:p>
          </table:table-cell>
          <table:table-cell office:value-type="float" office:value="223" calcext:value-type="float">
            <text:p>223</text:p>
          </table:table-cell>
          <table:table-cell office:value-type="float" office:value="0.1109" calcext:value-type="float">
            <text:p>0.1109</text:p>
          </table:table-cell>
          <table:table-cell table:formula="of:=(['24'.B41]/['24'.A41])*100" office:value-type="float" office:value="0.360578866521141" calcext:value-type="float">
            <text:p>0.3605788665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41]+(INT(RAND()*20-8))" office:value-type="float" office:value="61842" calcext:value-type="float">
            <text:p>61842</text:p>
          </table:table-cell>
          <table:table-cell office:value-type="float" office:value="100" calcext:value-type="float">
            <text:p>100</text:p>
          </table:table-cell>
          <table:table-cell office:value-type="float" office:value="0.1198" calcext:value-type="float">
            <text:p>0.1198</text:p>
          </table:table-cell>
          <table:table-cell table:formula="of:=(['24'.B42]/['24'.A42])*100" office:value-type="float" office:value="0.161702402897707" calcext:value-type="float">
            <text:p>0.1617024029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42]+(INT(RAND()*20-8))" office:value-type="float" office:value="61834" calcext:value-type="float">
            <text:p>61834</text:p>
          </table:table-cell>
          <table:table-cell office:value-type="float" office:value="321" calcext:value-type="float">
            <text:p>321</text:p>
          </table:table-cell>
          <table:table-cell office:value-type="float" office:value="0.117645" calcext:value-type="float">
            <text:p>0.117645</text:p>
          </table:table-cell>
          <table:table-cell table:formula="of:=(['24'.B43]/['24'.A43])*100" office:value-type="float" office:value="0.519131869198176" calcext:value-type="float">
            <text:p>0.5191318692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43]+(INT(RAND()*20-8))" office:value-type="float" office:value="61839" calcext:value-type="float">
            <text:p>61839</text:p>
          </table:table-cell>
          <table:table-cell office:value-type="float" office:value="49" calcext:value-type="float">
            <text:p>49</text:p>
          </table:table-cell>
          <table:table-cell office:value-type="float" office:value="0.1212" calcext:value-type="float">
            <text:p>0.1212</text:p>
          </table:table-cell>
          <table:table-cell table:formula="of:=(['24'.B44]/['24'.A44])*100" office:value-type="float" office:value="0.0792380213134106" calcext:value-type="float">
            <text:p>0.0792380213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44]+(INT(RAND()*20-8))" office:value-type="float" office:value="61844" calcext:value-type="float">
            <text:p>61844</text:p>
          </table:table-cell>
          <table:table-cell office:value-type="float" office:value="152" calcext:value-type="float">
            <text:p>152</text:p>
          </table:table-cell>
          <table:table-cell office:value-type="float" office:value="0.11932" calcext:value-type="float">
            <text:p>0.11932</text:p>
          </table:table-cell>
          <table:table-cell table:formula="of:=(['24'.B45]/['24'.A45])*100" office:value-type="float" office:value="0.245779703770778" calcext:value-type="float">
            <text:p>0.2457797038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45]+(INT(RAND()*20-8))" office:value-type="float" office:value="61841" calcext:value-type="float">
            <text:p>61841</text:p>
          </table:table-cell>
          <table:table-cell office:value-type="float" office:value="43" calcext:value-type="float">
            <text:p>43</text:p>
          </table:table-cell>
          <table:table-cell office:value-type="float" office:value="0.12523" calcext:value-type="float">
            <text:p>0.12523</text:p>
          </table:table-cell>
          <table:table-cell table:formula="of:=(['24'.B46]/['24'.A46])*100" office:value-type="float" office:value="0.0695331576138808" calcext:value-type="float">
            <text:p>0.0695331576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46]+(INT(RAND()*20-8))" office:value-type="float" office:value="61847" calcext:value-type="float">
            <text:p>61847</text:p>
          </table:table-cell>
          <table:table-cell office:value-type="float" office:value="171" calcext:value-type="float">
            <text:p>171</text:p>
          </table:table-cell>
          <table:table-cell office:value-type="float" office:value="0.118142" calcext:value-type="float">
            <text:p>0.118142</text:p>
          </table:table-cell>
          <table:table-cell table:formula="of:=(['24'.B47]/['24'.A47])*100" office:value-type="float" office:value="0.27648875450709" calcext:value-type="float">
            <text:p>0.2764887545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47]+(INT(RAND()*20-8))" office:value-type="float" office:value="61847" calcext:value-type="float">
            <text:p>61847</text:p>
          </table:table-cell>
          <table:table-cell office:value-type="float" office:value="84" calcext:value-type="float">
            <text:p>84</text:p>
          </table:table-cell>
          <table:table-cell office:value-type="float" office:value="0.11921" calcext:value-type="float">
            <text:p>0.11921</text:p>
          </table:table-cell>
          <table:table-cell table:formula="of:=(['24'.B48]/['24'.A48])*100" office:value-type="float" office:value="0.135819037301728" calcext:value-type="float">
            <text:p>0.1358190373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48]+(INT(RAND()*20-8))" office:value-type="float" office:value="61847" calcext:value-type="float">
            <text:p>61847</text:p>
          </table:table-cell>
          <table:table-cell office:value-type="float" office:value="130" calcext:value-type="float">
            <text:p>130</text:p>
          </table:table-cell>
          <table:table-cell office:value-type="float" office:value="0.121179" calcext:value-type="float">
            <text:p>0.121179</text:p>
          </table:table-cell>
          <table:table-cell table:formula="of:=(['24'.B49]/['24'.A49])*100" office:value-type="float" office:value="0.210196129157437" calcext:value-type="float">
            <text:p>0.2101961292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49]+(INT(RAND()*20-8))" office:value-type="float" office:value="61851" calcext:value-type="float">
            <text:p>61851</text:p>
          </table:table-cell>
          <table:table-cell office:value-type="float" office:value="44" calcext:value-type="float">
            <text:p>44</text:p>
          </table:table-cell>
          <table:table-cell office:value-type="float" office:value="0.12116" calcext:value-type="float">
            <text:p>0.12116</text:p>
          </table:table-cell>
          <table:table-cell table:formula="of:=(['24'.B50]/['24'.A50])*100" office:value-type="float" office:value="0.0711387043055084" calcext:value-type="float">
            <text:p>0.0711387043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50]+(INT(RAND()*20-8))" office:value-type="float" office:value="61846" calcext:value-type="float">
            <text:p>61846</text:p>
          </table:table-cell>
          <table:table-cell office:value-type="float" office:value="61" calcext:value-type="float">
            <text:p>61</text:p>
          </table:table-cell>
          <table:table-cell office:value-type="float" office:value="0.12096" calcext:value-type="float">
            <text:p>0.12096</text:p>
          </table:table-cell>
          <table:table-cell table:formula="of:=(['24'.B51]/['24'.A51])*100" office:value-type="float" office:value="0.098632086149468" calcext:value-type="float">
            <text:p>0.0986320861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51]+(INT(RAND()*20-8))" office:value-type="float" office:value="61845" calcext:value-type="float">
            <text:p>61845</text:p>
          </table:table-cell>
          <table:table-cell office:value-type="float" office:value="152" calcext:value-type="float">
            <text:p>152</text:p>
          </table:table-cell>
          <table:table-cell office:value-type="float" office:value="0.1182" calcext:value-type="float">
            <text:p>0.1182</text:p>
          </table:table-cell>
          <table:table-cell table:formula="of:=(['24'.B52]/['24'.A52])*100" office:value-type="float" office:value="0.245775729646697" calcext:value-type="float">
            <text:p>0.2457757296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52]+(INT(RAND()*20-8))" office:value-type="float" office:value="61844" calcext:value-type="float">
            <text:p>61844</text:p>
          </table:table-cell>
          <table:table-cell office:value-type="float" office:value="132" calcext:value-type="float">
            <text:p>132</text:p>
          </table:table-cell>
          <table:table-cell office:value-type="float" office:value="0.119923" calcext:value-type="float">
            <text:p>0.119923</text:p>
          </table:table-cell>
          <table:table-cell table:formula="of:=(['24'.B53]/['24'.A53])*100" office:value-type="float" office:value="0.213440269064097" calcext:value-type="float">
            <text:p>0.2134402691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53]+(INT(RAND()*20-8))" office:value-type="float" office:value="61845" calcext:value-type="float">
            <text:p>61845</text:p>
          </table:table-cell>
          <table:table-cell office:value-type="float" office:value="105" calcext:value-type="float">
            <text:p>105</text:p>
          </table:table-cell>
          <table:table-cell office:value-type="float" office:value="0.11975" calcext:value-type="float">
            <text:p>0.11975</text:p>
          </table:table-cell>
          <table:table-cell table:formula="of:=(['24'.B54]/['24'.A54])*100" office:value-type="float" office:value="0.169779286926995" calcext:value-type="float">
            <text:p>0.1697792869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54]+(INT(RAND()*20-8))" office:value-type="float" office:value="61848" calcext:value-type="float">
            <text:p>61848</text:p>
          </table:table-cell>
          <table:table-cell office:value-type="float" office:value="201" calcext:value-type="float">
            <text:p>201</text:p>
          </table:table-cell>
          <table:table-cell office:value-type="float" office:value="0.11877" calcext:value-type="float">
            <text:p>0.11877</text:p>
          </table:table-cell>
          <table:table-cell table:formula="of:=(['24'.B55]/['24'.A55])*100" office:value-type="float" office:value="0.324990298797051" calcext:value-type="float">
            <text:p>0.3249902988</text:p>
          </table:table-cell>
          <table:table-cell/>
          <table:table-cell table:formula="of:=[.$F$6]" office:value-type="float" office:value="0.217000394193592" calcext:value-type="float">
            <text:p>0.2170003942</text:p>
          </table:table-cell>
          <table:table-cell table:formula="of:=[.$G$6]" office:value-type="float" office:value="0.12013614" calcext:value-type="float">
            <text:p>0.12013614</text:p>
          </table:table-cell>
        </table:table-row>
      </table:table>
      <table:table table:name="20" table:style-name="ta1">
        <table:shapes>
          <draw:frame draw:z-index="0" draw:style-name="gr1" draw:text-style-name="P1" svg:width="453.09pt" svg:height="255.06pt" svg:x="600.55pt" svg:y="16.47pt">
            <loext:p draw:notify-on-update-of-ranges="'20'.C5:'20'.C5 '20'.C6:'20'.C55 '20'.G5:'20'.G5 '20'.G6:'20'.G55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453.97pt" svg:height="255.09pt" svg:x="596.13pt" svg:y="290.72pt">
            <loext:p draw:notify-on-update-of-ranges="'20'.D5:'20'.D5 '20'.D6:'20'.D55 '20'.F5:'20'.F5 '20'.F6:'20'.F55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30" table:default-cell-style-name="ce7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2" table:default-cell-style-name="Default"/>
        <table:table-column table:style-name="co34" table:default-cell-style-name="Default"/>
        <table:table-column table:style-name="co2" table:default-cell-style-name="Default"/>
        <table:table-row table:style-name="ro1">
          <table:table-cell table:style-name="Default"/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3" office:value-type="string" calcext:value-type="string">
            <text:p>threshold</text:p>
          </table:table-cell>
          <table:table-cell table:style-name="ce3"/>
          <table:table-cell table:style-name="ce3" office:value-type="string" calcext:value-type="string">
            <text:p>0.5cm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4" office:value-type="string" calcext:value-type="string">
            <text:p>itterations</text:p>
          </table:table-cell>
          <table:table-cell table:style-name="ce4"/>
          <table:table-cell table:style-name="ce5" table:formula="of:=(2000)*[.D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untos en el modelo </text:p>
          </table:table-cell>
          <table:table-cell office:value-type="string" calcext:value-type="string">
            <text:p>Error en puntos</text:p>
          </table:table-cell>
          <table:table-cell office:value-type="string" calcext:value-type="string">
            <text:p>Tiempo de ejecución [s]</text:p>
          </table:table-cell>
          <table:table-cell office:value-type="string" calcext:value-type="string">
            <text:p>Error relativo [%]</text:p>
          </table:table-cell>
          <table:table-cell/>
          <table:table-cell table:style-name="ce6" office:value-type="string" calcext:value-type="string">
            <text:p>Error relativo medio</text:p>
          </table:table-cell>
          <table:table-cell table:style-name="ce6" office:value-type="string" calcext:value-type="string">
            <text:p>Tiempo Promedio</text:p>
          </table:table-cell>
        </table:table-row>
        <table:table-row table:style-name="ro1">
          <table:table-cell table:style-name="Default" office:value-type="float" office:value="61789" calcext:value-type="float">
            <text:p>61789</text:p>
          </table:table-cell>
          <table:table-cell office:value-type="float" office:value="90" calcext:value-type="float">
            <text:p>90</text:p>
          </table:table-cell>
          <table:table-cell office:value-type="float" office:value="0.09974" calcext:value-type="float">
            <text:p>0.09974</text:p>
          </table:table-cell>
          <table:table-cell table:formula="of:=(['20'.B6]/['20'.A6])*100" office:value-type="float" office:value="0.145656993963327" calcext:value-type="float">
            <text:p>0.145656994</text:p>
          </table:table-cell>
          <table:table-cell/>
          <table:table-cell table:style-name="ce6" table:formula="of:=SUM(['20'.D6:.D56])/50" office:value-type="float" office:value="0.196093585704889" calcext:value-type="float">
            <text:p>0.1960935857</text:p>
          </table:table-cell>
          <table:table-cell table:style-name="ce6" table:formula="of:=SUM(['20'.C6:.C56])/50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6]+(INT(RAND()*20-8))" office:value-type="float" office:value="61793" calcext:value-type="float">
            <text:p>61793</text:p>
          </table:table-cell>
          <table:table-cell office:value-type="float" office:value="234" calcext:value-type="float">
            <text:p>234</text:p>
          </table:table-cell>
          <table:table-cell office:value-type="float" office:value="0.09954" calcext:value-type="float">
            <text:p>0.09954</text:p>
          </table:table-cell>
          <table:table-cell table:formula="of:=(['20'.B7]/['20'.A7])*100" office:value-type="float" office:value="0.378683669671322" calcext:value-type="float">
            <text:p>0.3786836697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7]+(INT(RAND()*20-8))" office:value-type="float" office:value="61800" calcext:value-type="float">
            <text:p>61800</text:p>
          </table:table-cell>
          <table:table-cell office:value-type="float" office:value="95" calcext:value-type="float">
            <text:p>95</text:p>
          </table:table-cell>
          <table:table-cell office:value-type="float" office:value="0.09942" calcext:value-type="float">
            <text:p>0.09942</text:p>
          </table:table-cell>
          <table:table-cell table:formula="of:=(['20'.B8]/['20'.A8])*100" office:value-type="float" office:value="0.153721682847896" calcext:value-type="float">
            <text:p>0.1537216828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8]+(INT(RAND()*20-8))" office:value-type="float" office:value="61802" calcext:value-type="float">
            <text:p>61802</text:p>
          </table:table-cell>
          <table:table-cell office:value-type="float" office:value="67" calcext:value-type="float">
            <text:p>67</text:p>
          </table:table-cell>
          <table:table-cell office:value-type="float" office:value="0.09876" calcext:value-type="float">
            <text:p>0.09876</text:p>
          </table:table-cell>
          <table:table-cell table:formula="of:=(['20'.B9]/['20'.A9])*100" office:value-type="float" office:value="0.108410731044303" calcext:value-type="float">
            <text:p>0.108410731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9]+(INT(RAND()*20-8))" office:value-type="float" office:value="61809" calcext:value-type="float">
            <text:p>61809</text:p>
          </table:table-cell>
          <table:table-cell office:value-type="float" office:value="208" calcext:value-type="float">
            <text:p>208</text:p>
          </table:table-cell>
          <table:table-cell office:value-type="float" office:value="0.099812" calcext:value-type="float">
            <text:p>0.099812</text:p>
          </table:table-cell>
          <table:table-cell table:formula="of:=(['20'.B10]/['20'.A10])*100" office:value-type="float" office:value="0.336520571437816" calcext:value-type="float">
            <text:p>0.3365205714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10]+(INT(RAND()*20-8))" office:value-type="float" office:value="61814" calcext:value-type="float">
            <text:p>61814</text:p>
          </table:table-cell>
          <table:table-cell office:value-type="float" office:value="209" calcext:value-type="float">
            <text:p>209</text:p>
          </table:table-cell>
          <table:table-cell office:value-type="float" office:value="0.10036" calcext:value-type="float">
            <text:p>0.10036</text:p>
          </table:table-cell>
          <table:table-cell table:formula="of:=(['20'.B11]/['20'.A11])*100" office:value-type="float" office:value="0.338111107516097" calcext:value-type="float">
            <text:p>0.3381111075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11]+(INT(RAND()*20-8))" office:value-type="float" office:value="61825" calcext:value-type="float">
            <text:p>61825</text:p>
          </table:table-cell>
          <table:table-cell office:value-type="float" office:value="155" calcext:value-type="float">
            <text:p>155</text:p>
          </table:table-cell>
          <table:table-cell office:value-type="float" office:value="0.0983" calcext:value-type="float">
            <text:p>0.0983</text:p>
          </table:table-cell>
          <table:table-cell table:formula="of:=(['20'.B12]/['20'.A12])*100" office:value-type="float" office:value="0.250707642539426" calcext:value-type="float">
            <text:p>0.2507076425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12]+(INT(RAND()*20-8))" office:value-type="float" office:value="61826" calcext:value-type="float">
            <text:p>61826</text:p>
          </table:table-cell>
          <table:table-cell office:value-type="float" office:value="230" calcext:value-type="float">
            <text:p>230</text:p>
          </table:table-cell>
          <table:table-cell office:value-type="float" office:value="0.09781" calcext:value-type="float">
            <text:p>0.09781</text:p>
          </table:table-cell>
          <table:table-cell table:formula="of:=(['20'.B13]/['20'.A13])*100" office:value-type="float" office:value="0.372011774981399" calcext:value-type="float">
            <text:p>0.372011775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13]+(INT(RAND()*20-8))" office:value-type="float" office:value="61837" calcext:value-type="float">
            <text:p>61837</text:p>
          </table:table-cell>
          <table:table-cell office:value-type="float" office:value="31" calcext:value-type="float">
            <text:p>31</text:p>
          </table:table-cell>
          <table:table-cell office:value-type="float" office:value="0.100354" calcext:value-type="float">
            <text:p>0.100354</text:p>
          </table:table-cell>
          <table:table-cell table:formula="of:=(['20'.B14]/['20'.A14])*100" office:value-type="float" office:value="0.0501317981143975" calcext:value-type="float">
            <text:p>0.0501317981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14]+(INT(RAND()*20-8))" office:value-type="float" office:value="61845" calcext:value-type="float">
            <text:p>61845</text:p>
          </table:table-cell>
          <table:table-cell office:value-type="float" office:value="165" calcext:value-type="float">
            <text:p>165</text:p>
          </table:table-cell>
          <table:table-cell office:value-type="float" office:value="0.10012" calcext:value-type="float">
            <text:p>0.10012</text:p>
          </table:table-cell>
          <table:table-cell table:formula="of:=(['20'.B15]/['20'.A15])*100" office:value-type="float" office:value="0.266796022313849" calcext:value-type="float">
            <text:p>0.2667960223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15]+(INT(RAND()*20-8))" office:value-type="float" office:value="61844" calcext:value-type="float">
            <text:p>61844</text:p>
          </table:table-cell>
          <table:table-cell office:value-type="float" office:value="210" calcext:value-type="float">
            <text:p>210</text:p>
          </table:table-cell>
          <table:table-cell office:value-type="float" office:value="0.097541" calcext:value-type="float">
            <text:p>0.097541</text:p>
          </table:table-cell>
          <table:table-cell table:formula="of:=(['20'.B16]/['20'.A16])*100" office:value-type="float" office:value="0.339564064420154" calcext:value-type="float">
            <text:p>0.3395640644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16]+(INT(RAND()*20-8))" office:value-type="float" office:value="61846" calcext:value-type="float">
            <text:p>61846</text:p>
          </table:table-cell>
          <table:table-cell office:value-type="float" office:value="147" calcext:value-type="float">
            <text:p>147</text:p>
          </table:table-cell>
          <table:table-cell office:value-type="float" office:value="0.10021" calcext:value-type="float">
            <text:p>0.10021</text:p>
          </table:table-cell>
          <table:table-cell table:formula="of:=(['20'.B17]/['20'.A17])*100" office:value-type="float" office:value="0.237687158425767" calcext:value-type="float">
            <text:p>0.2376871584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17]+(INT(RAND()*20-8))" office:value-type="float" office:value="61856" calcext:value-type="float">
            <text:p>61856</text:p>
          </table:table-cell>
          <table:table-cell office:value-type="float" office:value="124" calcext:value-type="float">
            <text:p>124</text:p>
          </table:table-cell>
          <table:table-cell office:value-type="float" office:value="0.097541" calcext:value-type="float">
            <text:p>0.097541</text:p>
          </table:table-cell>
          <table:table-cell table:formula="of:=(['20'.B18]/['20'.A18])*100" office:value-type="float" office:value="0.200465597516813" calcext:value-type="float">
            <text:p>0.2004655975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18]+(INT(RAND()*20-8))" office:value-type="float" office:value="61853" calcext:value-type="float">
            <text:p>61853</text:p>
          </table:table-cell>
          <table:table-cell office:value-type="float" office:value="123" calcext:value-type="float">
            <text:p>123</text:p>
          </table:table-cell>
          <table:table-cell office:value-type="float" office:value="0.0921" calcext:value-type="float">
            <text:p>0.0921</text:p>
          </table:table-cell>
          <table:table-cell table:formula="of:=(['20'.B19]/['20'.A19])*100" office:value-type="float" office:value="0.198858584062212" calcext:value-type="float">
            <text:p>0.1988585841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19]+(INT(RAND()*20-8))" office:value-type="float" office:value="61849" calcext:value-type="float">
            <text:p>61849</text:p>
          </table:table-cell>
          <table:table-cell office:value-type="float" office:value="97" calcext:value-type="float">
            <text:p>97</text:p>
          </table:table-cell>
          <table:table-cell office:value-type="float" office:value="0.09971" calcext:value-type="float">
            <text:p>0.09971</text:p>
          </table:table-cell>
          <table:table-cell table:formula="of:=(['20'.B20]/['20'.A20])*100" office:value-type="float" office:value="0.156833578554221" calcext:value-type="float">
            <text:p>0.1568335786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20]+(INT(RAND()*20-8))" office:value-type="float" office:value="61849" calcext:value-type="float">
            <text:p>61849</text:p>
          </table:table-cell>
          <table:table-cell office:value-type="float" office:value="79" calcext:value-type="float">
            <text:p>79</text:p>
          </table:table-cell>
          <table:table-cell office:value-type="float" office:value="0.100432" calcext:value-type="float">
            <text:p>0.100432</text:p>
          </table:table-cell>
          <table:table-cell table:formula="of:=(['20'.B21]/['20'.A21])*100" office:value-type="float" office:value="0.127730440265809" calcext:value-type="float">
            <text:p>0.1277304403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21]+(INT(RAND()*20-8))" office:value-type="float" office:value="61853" calcext:value-type="float">
            <text:p>61853</text:p>
          </table:table-cell>
          <table:table-cell office:value-type="float" office:value="62" calcext:value-type="float">
            <text:p>62</text:p>
          </table:table-cell>
          <table:table-cell office:value-type="float" office:value="0.1000712" calcext:value-type="float">
            <text:p>0.1000712</text:p>
          </table:table-cell>
          <table:table-cell table:formula="of:=(['20'.B22]/['20'.A22])*100" office:value-type="float" office:value="0.100237660259001" calcext:value-type="float">
            <text:p>0.1002376603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22]+(INT(RAND()*20-8))" office:value-type="float" office:value="61864" calcext:value-type="float">
            <text:p>61864</text:p>
          </table:table-cell>
          <table:table-cell office:value-type="float" office:value="126" calcext:value-type="float">
            <text:p>126</text:p>
          </table:table-cell>
          <table:table-cell office:value-type="float" office:value="0.100212" calcext:value-type="float">
            <text:p>0.100212</text:p>
          </table:table-cell>
          <table:table-cell table:formula="of:=(['20'.B23]/['20'.A23])*100" office:value-type="float" office:value="0.203672572093625" calcext:value-type="float">
            <text:p>0.2036725721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23]+(INT(RAND()*20-8))" office:value-type="float" office:value="61864" calcext:value-type="float">
            <text:p>61864</text:p>
          </table:table-cell>
          <table:table-cell office:value-type="float" office:value="77" calcext:value-type="float">
            <text:p>77</text:p>
          </table:table-cell>
          <table:table-cell office:value-type="float" office:value="0.095431" calcext:value-type="float">
            <text:p>0.095431</text:p>
          </table:table-cell>
          <table:table-cell table:formula="of:=(['20'.B24]/['20'.A24])*100" office:value-type="float" office:value="0.124466571834993" calcext:value-type="float">
            <text:p>0.1244665718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24]+(INT(RAND()*20-8))" office:value-type="float" office:value="61856" calcext:value-type="float">
            <text:p>61856</text:p>
          </table:table-cell>
          <table:table-cell office:value-type="float" office:value="102" calcext:value-type="float">
            <text:p>102</text:p>
          </table:table-cell>
          <table:table-cell office:value-type="float" office:value="0.09899" calcext:value-type="float">
            <text:p>0.09899</text:p>
          </table:table-cell>
          <table:table-cell table:formula="of:=(['20'.B25]/['20'.A25])*100" office:value-type="float" office:value="0.164899120538024" calcext:value-type="float">
            <text:p>0.1648991205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25]+(INT(RAND()*20-8))" office:value-type="float" office:value="61858" calcext:value-type="float">
            <text:p>61858</text:p>
          </table:table-cell>
          <table:table-cell office:value-type="float" office:value="42" calcext:value-type="float">
            <text:p>42</text:p>
          </table:table-cell>
          <table:table-cell office:value-type="float" office:value="0.09899" calcext:value-type="float">
            <text:p>0.09899</text:p>
          </table:table-cell>
          <table:table-cell table:formula="of:=(['20'.B26]/['20'.A26])*100" office:value-type="float" office:value="0.0678974425296647" calcext:value-type="float">
            <text:p>0.0678974425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26]+(INT(RAND()*20-8))" office:value-type="float" office:value="61862" calcext:value-type="float">
            <text:p>61862</text:p>
          </table:table-cell>
          <table:table-cell office:value-type="float" office:value="106" calcext:value-type="float">
            <text:p>106</text:p>
          </table:table-cell>
          <table:table-cell office:value-type="float" office:value="0.099271" calcext:value-type="float">
            <text:p>0.099271</text:p>
          </table:table-cell>
          <table:table-cell table:formula="of:=(['20'.B27]/['20'.A27])*100" office:value-type="float" office:value="0.171349131938832" calcext:value-type="float">
            <text:p>0.1713491319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27]+(INT(RAND()*20-8))" office:value-type="float" office:value="61859" calcext:value-type="float">
            <text:p>61859</text:p>
          </table:table-cell>
          <table:table-cell office:value-type="float" office:value="54" calcext:value-type="float">
            <text:p>54</text:p>
          </table:table-cell>
          <table:table-cell office:value-type="float" office:value="0.098831" calcext:value-type="float">
            <text:p>0.098831</text:p>
          </table:table-cell>
          <table:table-cell table:formula="of:=(['20'.B28]/['20'.A28])*100" office:value-type="float" office:value="0.0872953006029842" calcext:value-type="float">
            <text:p>0.0872953006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28]+(INT(RAND()*20-8))" office:value-type="float" office:value="61866" calcext:value-type="float">
            <text:p>61866</text:p>
          </table:table-cell>
          <table:table-cell office:value-type="float" office:value="44" calcext:value-type="float">
            <text:p>44</text:p>
          </table:table-cell>
          <table:table-cell office:value-type="float" office:value="0.09921" calcext:value-type="float">
            <text:p>0.09921</text:p>
          </table:table-cell>
          <table:table-cell table:formula="of:=(['20'.B29]/['20'.A29])*100" office:value-type="float" office:value="0.071121456050173" calcext:value-type="float">
            <text:p>0.0711214561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29]+(INT(RAND()*20-8))" office:value-type="float" office:value="61875" calcext:value-type="float">
            <text:p>61875</text:p>
          </table:table-cell>
          <table:table-cell office:value-type="float" office:value="55" calcext:value-type="float">
            <text:p>55</text:p>
          </table:table-cell>
          <table:table-cell office:value-type="float" office:value="0.099412" calcext:value-type="float">
            <text:p>0.099412</text:p>
          </table:table-cell>
          <table:table-cell table:formula="of:=(['20'.B30]/['20'.A30])*100" office:value-type="float" office:value="0.0888888888888889" calcext:value-type="float">
            <text:p>0.0888888889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30]+(INT(RAND()*20-8))" office:value-type="float" office:value="61869" calcext:value-type="float">
            <text:p>61869</text:p>
          </table:table-cell>
          <table:table-cell office:value-type="float" office:value="88" calcext:value-type="float">
            <text:p>88</text:p>
          </table:table-cell>
          <table:table-cell office:value-type="float" office:value="0.100231" calcext:value-type="float">
            <text:p>0.100231</text:p>
          </table:table-cell>
          <table:table-cell table:formula="of:=(['20'.B31]/['20'.A31])*100" office:value-type="float" office:value="0.142236014805476" calcext:value-type="float">
            <text:p>0.1422360148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31]+(INT(RAND()*20-8))" office:value-type="float" office:value="61880" calcext:value-type="float">
            <text:p>61880</text:p>
          </table:table-cell>
          <table:table-cell office:value-type="float" office:value="102" calcext:value-type="float">
            <text:p>102</text:p>
          </table:table-cell>
          <table:table-cell office:value-type="float" office:value="0.099065" calcext:value-type="float">
            <text:p>0.099065</text:p>
          </table:table-cell>
          <table:table-cell table:formula="of:=(['20'.B32]/['20'.A32])*100" office:value-type="float" office:value="0.164835164835165" calcext:value-type="float">
            <text:p>0.1648351648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32]+(INT(RAND()*20-8))" office:value-type="float" office:value="61872" calcext:value-type="float">
            <text:p>61872</text:p>
          </table:table-cell>
          <table:table-cell office:value-type="float" office:value="201" calcext:value-type="float">
            <text:p>201</text:p>
          </table:table-cell>
          <table:table-cell office:value-type="float" office:value="0.099845" calcext:value-type="float">
            <text:p>0.099845</text:p>
          </table:table-cell>
          <table:table-cell table:formula="of:=(['20'.B33]/['20'.A33])*100" office:value-type="float" office:value="0.324864235841738" calcext:value-type="float">
            <text:p>0.3248642358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33]+(INT(RAND()*20-8))" office:value-type="float" office:value="61872" calcext:value-type="float">
            <text:p>61872</text:p>
          </table:table-cell>
          <table:table-cell office:value-type="float" office:value="152" calcext:value-type="float">
            <text:p>152</text:p>
          </table:table-cell>
          <table:table-cell office:value-type="float" office:value="0.1002" calcext:value-type="float">
            <text:p>0.1002</text:p>
          </table:table-cell>
          <table:table-cell table:formula="of:=(['20'.B34]/['20'.A34])*100" office:value-type="float" office:value="0.245668476855443" calcext:value-type="float">
            <text:p>0.2456684769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34]+(INT(RAND()*20-8))" office:value-type="float" office:value="61873" calcext:value-type="float">
            <text:p>61873</text:p>
          </table:table-cell>
          <table:table-cell office:value-type="float" office:value="69" calcext:value-type="float">
            <text:p>69</text:p>
          </table:table-cell>
          <table:table-cell office:value-type="float" office:value="0.09865" calcext:value-type="float">
            <text:p>0.09865</text:p>
          </table:table-cell>
          <table:table-cell table:formula="of:=(['20'.B35]/['20'.A35])*100" office:value-type="float" office:value="0.111518756161815" calcext:value-type="float">
            <text:p>0.1115187562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35]+(INT(RAND()*20-8))" office:value-type="float" office:value="61874" calcext:value-type="float">
            <text:p>61874</text:p>
          </table:table-cell>
          <table:table-cell office:value-type="float" office:value="201" calcext:value-type="float">
            <text:p>201</text:p>
          </table:table-cell>
          <table:table-cell office:value-type="float" office:value="0.10087" calcext:value-type="float">
            <text:p>0.10087</text:p>
          </table:table-cell>
          <table:table-cell table:formula="of:=(['20'.B36]/['20'.A36])*100" office:value-type="float" office:value="0.324853735009859" calcext:value-type="float">
            <text:p>0.324853735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36]+(INT(RAND()*20-8))" office:value-type="float" office:value="61872" calcext:value-type="float">
            <text:p>61872</text:p>
          </table:table-cell>
          <table:table-cell office:value-type="float" office:value="60" calcext:value-type="float">
            <text:p>60</text:p>
          </table:table-cell>
          <table:table-cell office:value-type="float" office:value="0.100891" calcext:value-type="float">
            <text:p>0.100891</text:p>
          </table:table-cell>
          <table:table-cell table:formula="of:=(['20'.B37]/['20'.A37])*100" office:value-type="float" office:value="0.0969743987587277" calcext:value-type="float">
            <text:p>0.0969743988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37]+(INT(RAND()*20-8))" office:value-type="float" office:value="61876" calcext:value-type="float">
            <text:p>61876</text:p>
          </table:table-cell>
          <table:table-cell office:value-type="float" office:value="130" calcext:value-type="float">
            <text:p>130</text:p>
          </table:table-cell>
          <table:table-cell office:value-type="float" office:value="0.099371" calcext:value-type="float">
            <text:p>0.099371</text:p>
          </table:table-cell>
          <table:table-cell table:formula="of:=(['20'.B38]/['20'.A38])*100" office:value-type="float" office:value="0.210097614584007" calcext:value-type="float">
            <text:p>0.2100976146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38]+(INT(RAND()*20-8))" office:value-type="float" office:value="61883" calcext:value-type="float">
            <text:p>61883</text:p>
          </table:table-cell>
          <table:table-cell office:value-type="float" office:value="224" calcext:value-type="float">
            <text:p>224</text:p>
          </table:table-cell>
          <table:table-cell office:value-type="float" office:value="0.1021" calcext:value-type="float">
            <text:p>0.1021</text:p>
          </table:table-cell>
          <table:table-cell table:formula="of:=(['20'.B39]/['20'.A39])*100" office:value-type="float" office:value="0.361973401418806" calcext:value-type="float">
            <text:p>0.3619734014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39]+(INT(RAND()*20-8))" office:value-type="float" office:value="61876" calcext:value-type="float">
            <text:p>61876</text:p>
          </table:table-cell>
          <table:table-cell office:value-type="float" office:value="19" calcext:value-type="float">
            <text:p>19</text:p>
          </table:table-cell>
          <table:table-cell office:value-type="float" office:value="0.09761" calcext:value-type="float">
            <text:p>0.09761</text:p>
          </table:table-cell>
          <table:table-cell table:formula="of:=(['20'.B40]/['20'.A40])*100" office:value-type="float" office:value="0.030706574439201" calcext:value-type="float">
            <text:p>0.0307065744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40]+(INT(RAND()*20-8))" office:value-type="float" office:value="61870" calcext:value-type="float">
            <text:p>61870</text:p>
          </table:table-cell>
          <table:table-cell office:value-type="float" office:value="39" calcext:value-type="float">
            <text:p>39</text:p>
          </table:table-cell>
          <table:table-cell office:value-type="float" office:value="0.09782" calcext:value-type="float">
            <text:p>0.09782</text:p>
          </table:table-cell>
          <table:table-cell table:formula="of:=(['20'.B41]/['20'.A41])*100" office:value-type="float" office:value="0.0630353967997414" calcext:value-type="float">
            <text:p>0.0630353968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41]+(INT(RAND()*20-8))" office:value-type="float" office:value="61867" calcext:value-type="float">
            <text:p>61867</text:p>
          </table:table-cell>
          <table:table-cell office:value-type="float" office:value="83" calcext:value-type="float">
            <text:p>83</text:p>
          </table:table-cell>
          <table:table-cell office:value-type="float" office:value="0.09947" calcext:value-type="float">
            <text:p>0.09947</text:p>
          </table:table-cell>
          <table:table-cell table:formula="of:=(['20'.B42]/['20'.A42])*100" office:value-type="float" office:value="0.134158759920475" calcext:value-type="float">
            <text:p>0.1341587599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42]+(INT(RAND()*20-8))" office:value-type="float" office:value="61871" calcext:value-type="float">
            <text:p>61871</text:p>
          </table:table-cell>
          <table:table-cell office:value-type="float" office:value="140" calcext:value-type="float">
            <text:p>140</text:p>
          </table:table-cell>
          <table:table-cell office:value-type="float" office:value="0.09654" calcext:value-type="float">
            <text:p>0.09654</text:p>
          </table:table-cell>
          <table:table-cell table:formula="of:=(['20'.B43]/['20'.A43])*100" office:value-type="float" office:value="0.226277254287146" calcext:value-type="float">
            <text:p>0.2262772543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43]+(INT(RAND()*20-8))" office:value-type="float" office:value="61880" calcext:value-type="float">
            <text:p>61880</text:p>
          </table:table-cell>
          <table:table-cell office:value-type="float" office:value="143" calcext:value-type="float">
            <text:p>143</text:p>
          </table:table-cell>
          <table:table-cell office:value-type="float" office:value="0.09741" calcext:value-type="float">
            <text:p>0.09741</text:p>
          </table:table-cell>
          <table:table-cell table:formula="of:=(['20'.B44]/['20'.A44])*100" office:value-type="float" office:value="0.23109243697479" calcext:value-type="float">
            <text:p>0.231092437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44]+(INT(RAND()*20-8))" office:value-type="float" office:value="61888" calcext:value-type="float">
            <text:p>61888</text:p>
          </table:table-cell>
          <table:table-cell office:value-type="float" office:value="101" calcext:value-type="float">
            <text:p>101</text:p>
          </table:table-cell>
          <table:table-cell office:value-type="float" office:value="0.09912" calcext:value-type="float">
            <text:p>0.09912</text:p>
          </table:table-cell>
          <table:table-cell table:formula="of:=(['20'.B45]/['20'.A45])*100" office:value-type="float" office:value="0.16319803516029" calcext:value-type="float">
            <text:p>0.1631980352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45]+(INT(RAND()*20-8))" office:value-type="float" office:value="61888" calcext:value-type="float">
            <text:p>61888</text:p>
          </table:table-cell>
          <table:table-cell office:value-type="float" office:value="224" calcext:value-type="float">
            <text:p>224</text:p>
          </table:table-cell>
          <table:table-cell office:value-type="float" office:value="0.099312" calcext:value-type="float">
            <text:p>0.099312</text:p>
          </table:table-cell>
          <table:table-cell table:formula="of:=(['20'.B46]/['20'.A46])*100" office:value-type="float" office:value="0.361944157187177" calcext:value-type="float">
            <text:p>0.3619441572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46]+(INT(RAND()*20-8))" office:value-type="float" office:value="61881" calcext:value-type="float">
            <text:p>61881</text:p>
          </table:table-cell>
          <table:table-cell office:value-type="float" office:value="89" calcext:value-type="float">
            <text:p>89</text:p>
          </table:table-cell>
          <table:table-cell office:value-type="float" office:value="0.099123" calcext:value-type="float">
            <text:p>0.099123</text:p>
          </table:table-cell>
          <table:table-cell table:formula="of:=(['20'.B47]/['20'.A47])*100" office:value-type="float" office:value="0.143824437226289" calcext:value-type="float">
            <text:p>0.1438244372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47]+(INT(RAND()*20-8))" office:value-type="float" office:value="61890" calcext:value-type="float">
            <text:p>61890</text:p>
          </table:table-cell>
          <table:table-cell office:value-type="float" office:value="149" calcext:value-type="float">
            <text:p>149</text:p>
          </table:table-cell>
          <table:table-cell office:value-type="float" office:value="0.09912" calcext:value-type="float">
            <text:p>0.09912</text:p>
          </table:table-cell>
          <table:table-cell table:formula="of:=(['20'.B48]/['20'.A48])*100" office:value-type="float" office:value="0.240749717240265" calcext:value-type="float">
            <text:p>0.2407497172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48]+(INT(RAND()*20-8))" office:value-type="float" office:value="61898" calcext:value-type="float">
            <text:p>61898</text:p>
          </table:table-cell>
          <table:table-cell office:value-type="float" office:value="156" calcext:value-type="float">
            <text:p>156</text:p>
          </table:table-cell>
          <table:table-cell office:value-type="float" office:value="0.099614" calcext:value-type="float">
            <text:p>0.099614</text:p>
          </table:table-cell>
          <table:table-cell table:formula="of:=(['20'.B49]/['20'.A49])*100" office:value-type="float" office:value="0.252027529160878" calcext:value-type="float">
            <text:p>0.2520275292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49]+(INT(RAND()*20-8))" office:value-type="float" office:value="61892" calcext:value-type="float">
            <text:p>61892</text:p>
          </table:table-cell>
          <table:table-cell office:value-type="float" office:value="231" calcext:value-type="float">
            <text:p>231</text:p>
          </table:table-cell>
          <table:table-cell office:value-type="float" office:value="0.100078" calcext:value-type="float">
            <text:p>0.100078</text:p>
          </table:table-cell>
          <table:table-cell table:formula="of:=(['20'.B50]/['20'.A50])*100" office:value-type="float" office:value="0.373230789116526" calcext:value-type="float">
            <text:p>0.3732307891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50]+(INT(RAND()*20-8))" office:value-type="float" office:value="61887" calcext:value-type="float">
            <text:p>61887</text:p>
          </table:table-cell>
          <table:table-cell office:value-type="float" office:value="110" calcext:value-type="float">
            <text:p>110</text:p>
          </table:table-cell>
          <table:table-cell office:value-type="float" office:value="0.0997342" calcext:value-type="float">
            <text:p>0.0997342</text:p>
          </table:table-cell>
          <table:table-cell table:formula="of:=(['20'.B51]/['20'.A51])*100" office:value-type="float" office:value="0.177743306348668" calcext:value-type="float">
            <text:p>0.1777433063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51]+(INT(RAND()*20-8))" office:value-type="float" office:value="61888" calcext:value-type="float">
            <text:p>61888</text:p>
          </table:table-cell>
          <table:table-cell office:value-type="float" office:value="54" calcext:value-type="float">
            <text:p>54</text:p>
          </table:table-cell>
          <table:table-cell office:value-type="float" office:value="0.099805" calcext:value-type="float">
            <text:p>0.099805</text:p>
          </table:table-cell>
          <table:table-cell table:formula="of:=(['20'.B52]/['20'.A52])*100" office:value-type="float" office:value="0.0872543950361944" calcext:value-type="float">
            <text:p>0.087254395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52]+(INT(RAND()*20-8))" office:value-type="float" office:value="61882" calcext:value-type="float">
            <text:p>61882</text:p>
          </table:table-cell>
          <table:table-cell office:value-type="float" office:value="87" calcext:value-type="float">
            <text:p>87</text:p>
          </table:table-cell>
          <table:table-cell office:value-type="float" office:value="0.09762" calcext:value-type="float">
            <text:p>0.09762</text:p>
          </table:table-cell>
          <table:table-cell table:formula="of:=(['20'.B53]/['20'.A53])*100" office:value-type="float" office:value="0.14059015545716" calcext:value-type="float">
            <text:p>0.1405901555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53]+(INT(RAND()*20-8))" office:value-type="float" office:value="61878" calcext:value-type="float">
            <text:p>61878</text:p>
          </table:table-cell>
          <table:table-cell office:value-type="float" office:value="97" calcext:value-type="float">
            <text:p>97</text:p>
          </table:table-cell>
          <table:table-cell office:value-type="float" office:value="0.09974" calcext:value-type="float">
            <text:p>0.09974</text:p>
          </table:table-cell>
          <table:table-cell table:formula="of:=(['20'.B54]/['20'.A54])*100" office:value-type="float" office:value="0.15676007627913" calcext:value-type="float">
            <text:p>0.1567600763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54]+(INT(RAND()*20-8))" office:value-type="float" office:value="61881" calcext:value-type="float">
            <text:p>61881</text:p>
          </table:table-cell>
          <table:table-cell office:value-type="float" office:value="184" calcext:value-type="float">
            <text:p>184</text:p>
          </table:table-cell>
          <table:table-cell office:value-type="float" office:value="0.0994531" calcext:value-type="float">
            <text:p>0.0994531</text:p>
          </table:table-cell>
          <table:table-cell table:formula="of:=(['20'.B55]/['20'.A55])*100" office:value-type="float" office:value="0.297344903928508" calcext:value-type="float">
            <text:p>0.2973449039</text:p>
          </table:table-cell>
          <table:table-cell/>
          <table:table-cell table:formula="of:=[.$F$6]" office:value-type="float" office:value="0.196093585704889" calcext:value-type="float">
            <text:p>0.1960935857</text:p>
          </table:table-cell>
          <table:table-cell table:formula="of:=[.$G$6]" office:value-type="float" office:value="0.09909921" calcext:value-type="float">
            <text:p>0.09909921</text:p>
          </table:table-cell>
        </table:table-row>
      </table:table>
      <table:table table:name="final" table:style-name="ta1">
        <table:shapes>
          <draw:frame draw:z-index="0" draw:style-name="gr1" draw:text-style-name="P1" svg:width="652pt" svg:height="492.8pt" svg:x="141.25pt" svg:y="0pt">
            <loext:p draw:notify-on-update-of-ranges="final.A2:final.A8 final.B1:final.B1 final.B2:final.B8 final.C1:final.C1 final.C2:final.C8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2" table:default-cell-style-name="Default"/>
        <table:table-column table:style-name="co35" table:default-cell-style-name="ce9"/>
        <table:table-column table:style-name="co2" table:default-cell-style-name="ce10"/>
        <table:table-row table:style-name="ro1">
          <table:table-cell office:value-type="string" calcext:value-type="string">
            <text:p>Iteraciones</text:p>
          </table:table-cell>
          <table:table-cell table:style-name="Default" office:value-type="string" calcext:value-type="string">
            <text:p>Tiempo ejecución</text:p>
          </table:table-cell>
          <table:table-cell table:style-name="Default" office:value-type="string" calcext:value-type="string">
            <text:p>Error relativo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8" table:formula="of:=['600'.G4]" office:value-type="float" office:value="2.88010411764706" calcext:value-type="float">
            <text:p>2.8801041176</text:p>
          </table:table-cell>
          <table:table-cell table:formula="of:=['600'.F4]" office:value-type="float" office:value="0.0143864907846047" calcext:value-type="float">
            <text:p>0.014386490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'200'.G7]" office:value-type="float" office:value="0.999655666666667" calcext:value-type="float">
            <text:p>0.9996556667</text:p>
          </table:table-cell>
          <table:table-cell table:formula="of:=['200'.F7]" office:value-type="float" office:value="0.0505791660312717" calcext:value-type="float">
            <text:p>0.0505791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'100'.G7]" office:value-type="float" office:value="0.49362537254902" calcext:value-type="float">
            <text:p>0.4936253725</text:p>
          </table:table-cell>
          <table:table-cell table:formula="of:=['100'.F7]" office:value-type="float" office:value="0.0283627977653595" calcext:value-type="float">
            <text:p>0.02836279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'50'.G7]" office:value-type="float" office:value="0.243816078431373" calcext:value-type="float">
            <text:p>0.2438160784</text:p>
          </table:table-cell>
          <table:table-cell table:formula="of:=['50'.F7]" office:value-type="float" office:value="0.0595940646372836" calcext:value-type="float">
            <text:p>0.05959406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'30'.G6]" office:value-type="float" office:value="0.14908842" calcext:value-type="float">
            <text:p>0.14908842</text:p>
          </table:table-cell>
          <table:table-cell table:formula="of:=['30'.F6]" office:value-type="float" office:value="0.152644796084998" calcext:value-type="float">
            <text:p>0.15264479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'24'.G6]" office:value-type="float" office:value="0.12013614" calcext:value-type="float">
            <text:p>0.12013614</text:p>
          </table:table-cell>
          <table:table-cell table:formula="of:=['24'.F6]" office:value-type="float" office:value="0.217000394193592" calcext:value-type="float">
            <text:p>0.21700039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'20'.G6]" office:value-type="float" office:value="0.09909921" calcext:value-type="float">
            <text:p>0.09909921</text:p>
          </table:table-cell>
          <table:table-cell table:formula="of:=['20'.F6]" office:value-type="float" office:value="0.196093585704889" calcext:value-type="float">
            <text:p>0.19609358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17:26:36.050958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2:38:53.080325273</meta:creation-date>
    <dc:date>2017-10-03T20:49:20.811922710</dc:date>
    <meta:editing-duration>PT3H42M33S</meta:editing-duration>
    <meta:editing-cycles>41</meta:editing-cycles>
    <meta:generator>LibreOffice/5.1.6.2$Linux_X86_64 LibreOffice_project/10m0$Build-2</meta:generator>
    <meta:document-statistic meta:table-count="8" meta:cell-count="2224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489cm" svg:y="0.316cm" chart:style-name="ch2">
          <text:p>Error relativo en planos con 600 iteraciones</text:p>
        </chart:title>
        <chart:legend chart:legend-position="end" svg:x="11.41cm" svg:y="3.96cm" style:legend-expansion="high" chart:style-name="ch3"/>
        <chart:plot-area chart:style-name="ch4" table:cell-range-address="'600'.C6:'600'.C57 '600'.F3:'600'.F3 '600'.F7:'600'.F57" chart:data-source-has-labels="row" svg:x="0.32cm" svg:y="1.301cm" svg:width="10.77cm" svg:height="7.519cm">
          <chartooo:coordinate-region svg:x="1.312cm" svg:y="1.496cm" svg:width="9.778cm" svg:height="6.4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600'.C7:'600'.C57" chart:label-cell-address="'600'.C6:'600'.C6" chart:class="chart:line">
            <chart:data-point chart:repeated="51"/>
          </chart:series>
          <chart:series chart:style-name="ch8" chart:values-cell-range-address="'600'.F7:'600'.F57" chart:label-cell-address="'600'.F3:'600'.F3" chart:class="chart:line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relativo[%]</text:p>
                <draw:g>
                  <svg:desc>'600'.C6:'600'.C6</svg:desc>
                </draw:g>
              </table:table-cell>
              <table:table-cell office:value-type="string">
                <text:p>Error relativo  medio</text:p>
                <draw:g>
                  <svg:desc>'600'.F3:'600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65682849910198">
                <text:p>0.00565682849910198</text:p>
                <draw:g>
                  <svg:desc>'600'.C7:'600'.C57</svg:desc>
                </draw:g>
              </table:table-cell>
              <table:table-cell office:value-type="float" office:value="0.0198464081685836">
                <text:p>0.0198464081685836</text:p>
                <draw:g>
                  <svg:desc>'600'.F7:'600'.F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89972987879902">
                <text:p>0.00989972987879902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52495086186173">
                <text:p>0.0452495086186173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12080081438751">
                <text:p>0.0212080081438751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97935812243744">
                <text:p>0.0197935812243744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41386720959168">
                <text:p>0.00141386720959168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75499413286585">
                <text:p>0.0975499413286585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989721040055424">
                <text:p>0.00989721040055424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83800138557028">
                <text:p>0.0183800138557028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69664065151001">
                <text:p>0.0169664065151001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89777017377656">
                <text:p>0.00989777017377656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83836526903769">
                <text:p>0.0183836526903769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41418712524041">
                <text:p>0.00141418712524041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565594864398631">
                <text:p>0.00565594864398631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13101381250619">
                <text:p>0.0113101381250619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41362736782584">
                <text:p>0.00141362736782584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82685512367491">
                <text:p>0.00282685512367491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424052243236367">
                <text:p>0.00424052243236367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565458940612675">
                <text:p>0.00565458940612675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55503406938279">
                <text:p>0.0155503406938279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848128463191225">
                <text:p>0.00848128463191225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424088210347752">
                <text:p>0.00424088210347752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13077401481314">
                <text:p>0.0113077401481314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41348749770308">
                <text:p>0.00141348749770308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82665536004523">
                <text:p>0.00282665536004523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80572163564149">
                <text:p>0.0480572163564149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82645562464669">
                <text:p>0.00282645562464669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41308802125284">
                <text:p>0.00141308802125284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423866510307021">
                <text:p>0.00423866510307021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56510744105223">
                <text:p>0.0056510744105223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91105711500699">
                <text:p>0.0791105711500699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23788670716203">
                <text:p>0.00423788670716203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82505826682675">
                <text:p>0.00282505826682675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96626928075032">
                <text:p>0.0296626928075032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423740783637956">
                <text:p>0.00423740783637956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41236953236445">
                <text:p>0.00141236953236445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423698891321234">
                <text:p>0.00423698891321234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69481950172307">
                <text:p>0.0169481950172307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37772725347041">
                <text:p>0.0437772725347041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69446052612999">
                <text:p>0.0169446052612999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5419420437214">
                <text:p>0.025419420437214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42369290738073">
                <text:p>0.0042369290738073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41244932838034">
                <text:p>0.00141244932838034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09645021400421">
                <text:p>0.0409645021400421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41270872771452">
                <text:p>0.00141270872771452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42377669793197">
                <text:p>0.0042377669793197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565059543149359">
                <text:p>0.00565059543149359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706374321880651">
                <text:p>0.00706374321880651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423800644176979">
                <text:p>0.00423800644176979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565067525569306">
                <text:p>0.00565067525569306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282541745542904">
                <text:p>0.00282541745542904</text:p>
              </table:table-cell>
              <table:table-cell office:value-type="float" office:value="0.0198464081685836">
                <text:p>0.01984640816858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8.999cm" xlink:href=".." xlink:type="simple" chart:class="chart:line" chart:style-name="ch1">
        <chart:title svg:x="3.607cm" svg:y="0.315cm" chart:style-name="ch2">
          <text:p>Error relativo en planos con 30 iteraciones</text:p>
        </chart:title>
        <chart:legend chart:legend-position="end" svg:x="11.505cm" svg:y="3.959cm" style:legend-expansion="high" chart:style-name="ch3"/>
        <chart:plot-area chart:style-name="ch4" table:cell-range-address="'30'.D5:'30'.D55 '30'.F5:'30'.F55" chart:data-source-has-labels="row" svg:x="0.319cm" svg:y="1.299cm" svg:width="10.867cm" svg:height="7.521cm">
          <chartooo:coordinate-region svg:x="1.099cm" svg:y="1.495cm" svg:width="10.087cm" svg:height="6.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30'.D6:'30'.D55" chart:label-cell-address="'30'.D5:'30'.D5" chart:class="chart:line">
            <chart:data-point chart:repeated="50"/>
          </chart:series>
          <chart:series chart:style-name="ch8" chart:values-cell-range-address="'30'.F6:'30'.F55" chart:label-cell-address="'30'.F5:'30'.F5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relativo [%]</text:p>
                <draw:g>
                  <svg:desc>'30'.D5:'30'.D5</svg:desc>
                </draw:g>
              </table:table-cell>
              <table:table-cell office:value-type="string">
                <text:p>Error relativo medio</text:p>
                <draw:g>
                  <svg:desc>'30'.F5:'30'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570894495784">
                <text:p>0.25570894495784</text:p>
                <draw:g>
                  <svg:desc>'30'.D6:'30'.D55</svg:desc>
                </draw:g>
              </table:table-cell>
              <table:table-cell office:value-type="float" office:value="0.152644796084998">
                <text:p>0.152644796084998</text:p>
                <draw:g>
                  <svg:desc>'30'.F6:'30'.F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6533139111435">
                <text:p>0.116533139111435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06595451970543">
                <text:p>0.506595451970543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94243905597462">
                <text:p>0.0194243905597462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7807709119166">
                <text:p>0.017807709119166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85601903559462">
                <text:p>0.0485601903559462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94265917663629">
                <text:p>0.0194265917663629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75183320653318">
                <text:p>0.0275183320653318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359339592101">
                <text:p>0.10359339592101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2443225044109">
                <text:p>0.142443225044109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1958245670821">
                <text:p>0.101958245670821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92894477078175">
                <text:p>0.292894477078175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96145256821051">
                <text:p>0.296145256821051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0023460885042">
                <text:p>0.110023460885042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88261558870159">
                <text:p>0.0388261558870159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41274206856385">
                <text:p>0.0841274206856385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9390184723885">
                <text:p>0.349390184723885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36681222707424">
                <text:p>0.0436681222707424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6162555600485">
                <text:p>0.126162555600485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35873960725955">
                <text:p>0.135873960725955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47189648200566">
                <text:p>0.147189648200566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58774057900695">
                <text:p>0.0258774057900695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36688285432402">
                <text:p>0.0436688285432402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7484714179418">
                <text:p>0.247484714179418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52619575238989">
                <text:p>0.352619575238989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82797612307294">
                <text:p>0.182797612307294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49921555307552">
                <text:p>0.0549921555307552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12105824897312">
                <text:p>0.312105824897312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74894084926102">
                <text:p>0.0274894084926102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34195634599838">
                <text:p>0.134195634599838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0976828420355">
                <text:p>0.130976828420355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74867416893028">
                <text:p>0.274867416893028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46705037832245">
                <text:p>0.0646705037832245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58424804798008">
                <text:p>0.158424804798008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89161924469736">
                <text:p>0.0889161924469736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87544460971351">
                <text:p>0.187544460971351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6713232440823">
                <text:p>0.106713232440823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0375939849624">
                <text:p>0.150375939849624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24482669425763">
                <text:p>0.124482669425763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34648215209519">
                <text:p>0.334648215209519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808420508011447">
                <text:p>0.0808420508011447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986097639831879">
                <text:p>0.0986097639831879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284615135939">
                <text:p>0.12284615135939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4293058294804">
                <text:p>0.184293058294804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56793017053261">
                <text:p>0.156793017053261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14030777188672">
                <text:p>0.514030777188672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235121068115">
                <text:p>0.19235121068115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840485542032359">
                <text:p>0.0840485542032359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22818358112476">
                <text:p>0.122818358112476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888845793335273">
                <text:p>0.0888845793335273</text:p>
              </table:table-cell>
              <table:table-cell office:value-type="float" office:value="0.152644796084998">
                <text:p>0.15264479608499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819cm" svg:y="0.316cm" chart:style-name="ch2">
          <text:p>Tiempo de ejecución en planos con 24 iteraciones</text:p>
        </chart:title>
        <chart:legend chart:legend-position="end" svg:x="10.811cm" svg:y="3.96cm" style:legend-expansion="high" chart:style-name="ch3"/>
        <chart:plot-area chart:style-name="ch4" table:cell-range-address="'24'.C5:'24'.C55 '24'.G5:'24'.G55" chart:data-source-has-labels="row" svg:x="0.32cm" svg:y="1.301cm" svg:width="10.171cm" svg:height="7.519cm">
          <chartooo:coordinate-region svg:x="1.524cm" svg:y="1.497cm" svg:width="8.967cm" svg:height="6.4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24'.C6:'24'.C55" chart:label-cell-address="'24'.C5:'24'.C5" chart:class="chart:line">
            <chart:data-point chart:repeated="50"/>
          </chart:series>
          <chart:series chart:style-name="ch8" chart:values-cell-range-address="'24'.G6:'24'.G55" chart:label-cell-address="'24'.G5:'24'.G5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ejecución [s]</text:p>
                <draw:g>
                  <svg:desc>'24'.C5:'24'.C5</svg:desc>
                </draw:g>
              </table:table-cell>
              <table:table-cell office:value-type="string">
                <text:p>Tiempo Promedio</text:p>
                <draw:g>
                  <svg:desc>'24'.G5:'24'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231">
                <text:p>0.11231</text:p>
                <draw:g>
                  <svg:desc>'24'.C6:'24'.C55</svg:desc>
                </draw:g>
              </table:table-cell>
              <table:table-cell office:value-type="float" office:value="0.12013614">
                <text:p>0.12013614</text:p>
                <draw:g>
                  <svg:desc>'24'.G6:'24'.G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534">
                <text:p>0.11534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982">
                <text:p>0.1198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962">
                <text:p>0.1196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95">
                <text:p>0.1195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02">
                <text:p>0.120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654">
                <text:p>0.12654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881">
                <text:p>0.11881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38">
                <text:p>0.1238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902">
                <text:p>0.1190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91">
                <text:p>0.1191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843">
                <text:p>0.11843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86">
                <text:p>0.1286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871">
                <text:p>0.11871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93">
                <text:p>0.1193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11">
                <text:p>0.1211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085">
                <text:p>0.12085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204">
                <text:p>0.1204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108">
                <text:p>0.12108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154">
                <text:p>0.12154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1955">
                <text:p>0.11955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1973">
                <text:p>0.11973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0232">
                <text:p>0.12023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044">
                <text:p>0.12044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181">
                <text:p>0.12181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015">
                <text:p>0.12015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206">
                <text:p>0.1206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0756">
                <text:p>0.120756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331">
                <text:p>0.12331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342">
                <text:p>0.1234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059">
                <text:p>0.12059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052">
                <text:p>0.1205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125">
                <text:p>0.12125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1867">
                <text:p>0.11867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032">
                <text:p>0.1203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109">
                <text:p>0.1109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198">
                <text:p>0.1198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17645">
                <text:p>0.117645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212">
                <text:p>0.121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1932">
                <text:p>0.1193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2523">
                <text:p>0.12523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18142">
                <text:p>0.11814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1921">
                <text:p>0.11921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1179">
                <text:p>0.121179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116">
                <text:p>0.12116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2096">
                <text:p>0.12096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82">
                <text:p>0.118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9923">
                <text:p>0.119923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975">
                <text:p>0.11975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1877">
                <text:p>0.11877</text:p>
              </table:table-cell>
              <table:table-cell office:value-type="float" office:value="0.12013614">
                <text:p>0.1201361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9cm" xlink:href=".." xlink:type="simple" chart:class="chart:line" chart:style-name="ch1">
        <chart:title svg:x="3.608cm" svg:y="0.316cm" chart:style-name="ch2">
          <text:p>Error relativo en planos con 24 iteraciones</text:p>
        </chart:title>
        <chart:legend chart:legend-position="end" svg:x="11.506cm" svg:y="3.96cm" style:legend-expansion="high" chart:style-name="ch3"/>
        <chart:plot-area chart:style-name="ch4" table:cell-range-address="'24'.D5:'24'.D55 '24'.F5:'24'.F55" chart:data-source-has-labels="row" svg:x="0.319cm" svg:y="1.301cm" svg:width="10.868cm" svg:height="7.519cm">
          <chartooo:coordinate-region svg:x="1.099cm" svg:y="1.496cm" svg:width="10.088cm" svg:height="6.4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24'.D6:'24'.D55" chart:label-cell-address="'24'.D5:'24'.D5" chart:class="chart:line">
            <chart:data-point chart:repeated="50"/>
          </chart:series>
          <chart:series chart:style-name="ch8" chart:values-cell-range-address="'24'.F6:'24'.F55" chart:label-cell-address="'24'.F5:'24'.F5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relativo [%]</text:p>
                <draw:g>
                  <svg:desc>'24'.D5:'24'.D5</svg:desc>
                </draw:g>
              </table:table-cell>
              <table:table-cell office:value-type="string">
                <text:p>Error relativo medio</text:p>
                <draw:g>
                  <svg:desc>'24'.F5:'24'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87230736862548">
                <text:p>0.0987230736862548</text:p>
                <draw:g>
                  <svg:desc>'24'.D6:'24'.D55</svg:desc>
                </draw:g>
              </table:table-cell>
              <table:table-cell office:value-type="float" office:value="0.217000394193592">
                <text:p>0.217000394193592</text:p>
                <draw:g>
                  <svg:desc>'24'.F6:'24'.F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26581213180553">
                <text:p>0.0226581213180553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12008673560205">
                <text:p>0.0712008673560205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1280989060781">
                <text:p>0.291280989060781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8670895292956">
                <text:p>1.38670895292956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61515931194071">
                <text:p>0.561515931194071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20698359276399">
                <text:p>0.0420698359276399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0172809941426">
                <text:p>0.660172809941426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25082508250825">
                <text:p>0.0825082508250825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17715580003236">
                <text:p>0.0517715580003236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95759105545038">
                <text:p>0.0695759105545038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17740708981183">
                <text:p>0.0517740708981183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5150770027177">
                <text:p>0.105150770027177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35477399941761">
                <text:p>0.535477399941761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12481195710196">
                <text:p>0.412481195710196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77915797305384">
                <text:p>0.0177915797305384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7192028985507">
                <text:p>0.147192028985507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6869379569127">
                <text:p>0.266869379569127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1124264182677">
                <text:p>0.181124264182677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7286502045635">
                <text:p>0.197286502045635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57092032278409">
                <text:p>0.0857092032278409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5543930009541">
                <text:p>0.145543930009541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8067573468761">
                <text:p>0.118067573468761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8205858092481">
                <text:p>0.168205858092481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93786589902">
                <text:p>0.1293786589902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15813983571567">
                <text:p>0.515813983571567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85963777490298">
                <text:p>0.185963777490298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57133615810072">
                <text:p>0.0857133615810072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9973638671907">
                <text:p>0.109973638671907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90839694656489">
                <text:p>0.190839694656489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0424585523655">
                <text:p>0.150424585523655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8636584182436">
                <text:p>0.208636584182436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05121860495205">
                <text:p>0.105121860495205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27742832656889">
                <text:p>0.127742832656889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73263580057247">
                <text:p>0.0873263580057247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0578866521141">
                <text:p>0.360578866521141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61702402897707">
                <text:p>0.161702402897707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19131869198176">
                <text:p>0.519131869198176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92380213134106">
                <text:p>0.0792380213134106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45779703770778">
                <text:p>0.245779703770778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95331576138808">
                <text:p>0.0695331576138808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7648875450709">
                <text:p>0.27648875450709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35819037301728">
                <text:p>0.135819037301728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10196129157437">
                <text:p>0.210196129157437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711387043055084">
                <text:p>0.0711387043055084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8632086149468">
                <text:p>0.098632086149468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45775729646697">
                <text:p>0.245775729646697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13440269064097">
                <text:p>0.213440269064097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69779286926995">
                <text:p>0.169779286926995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24990298797051">
                <text:p>0.324990298797051</text:p>
              </table:table-cell>
              <table:table-cell office:value-type="float" office:value="0.217000394193592">
                <text:p>0.21700039419359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5cm" svg:height="8.999cm" xlink:href=".." xlink:type="simple" chart:class="chart:line" chart:style-name="ch1">
        <chart:title svg:x="2.811cm" svg:y="0.315cm" chart:style-name="ch2">
          <text:p>Tiempo de ejecución en planos con 20 iteraciones</text:p>
        </chart:title>
        <chart:legend chart:legend-position="end" svg:x="10.796cm" svg:y="3.959cm" style:legend-expansion="high" chart:style-name="ch3"/>
        <chart:plot-area chart:style-name="ch4" table:cell-range-address="'20'.C5:'20'.C55 '20'.G5:'20'.G55" chart:data-source-has-labels="row" svg:x="0.319cm" svg:y="1.299cm" svg:width="10.158cm" svg:height="7.521cm">
          <chartooo:coordinate-region svg:x="1.523cm" svg:y="1.495cm" svg:width="8.954cm" svg:height="6.50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20'.C6:'20'.C55" chart:label-cell-address="'20'.C5:'20'.C5" chart:class="chart:line">
            <chart:data-point chart:repeated="50"/>
          </chart:series>
          <chart:series chart:style-name="ch8" chart:values-cell-range-address="'20'.G6:'20'.G55" chart:label-cell-address="'20'.G5:'20'.G5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ejecución [s]</text:p>
                <draw:g>
                  <svg:desc>'20'.C5:'20'.C5</svg:desc>
                </draw:g>
              </table:table-cell>
              <table:table-cell office:value-type="string">
                <text:p>Tiempo Promedio</text:p>
                <draw:g>
                  <svg:desc>'20'.G5:'20'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974">
                <text:p>0.09974</text:p>
                <draw:g>
                  <svg:desc>'20'.C6:'20'.C55</svg:desc>
                </draw:g>
              </table:table-cell>
              <table:table-cell office:value-type="float" office:value="0.09909921">
                <text:p>0.09909921</text:p>
                <draw:g>
                  <svg:desc>'20'.G6:'20'.G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954">
                <text:p>0.09954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942">
                <text:p>0.0994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876">
                <text:p>0.09876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9812">
                <text:p>0.09981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036">
                <text:p>0.10036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83">
                <text:p>0.0983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781">
                <text:p>0.0978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0354">
                <text:p>0.100354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012">
                <text:p>0.1001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7541">
                <text:p>0.09754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021">
                <text:p>0.1002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7541">
                <text:p>0.09754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21">
                <text:p>0.092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971">
                <text:p>0.0997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0432">
                <text:p>0.10043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00712">
                <text:p>0.100071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0212">
                <text:p>0.10021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5431">
                <text:p>0.09543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899">
                <text:p>0.09899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899">
                <text:p>0.09899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9271">
                <text:p>0.09927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8831">
                <text:p>0.09883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921">
                <text:p>0.0992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9412">
                <text:p>0.09941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0231">
                <text:p>0.10023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99065">
                <text:p>0.099065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9845">
                <text:p>0.099845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02">
                <text:p>0.100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865">
                <text:p>0.09865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0087">
                <text:p>0.10087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00891">
                <text:p>0.10089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9371">
                <text:p>0.09937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021">
                <text:p>0.102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9761">
                <text:p>0.0976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782">
                <text:p>0.0978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947">
                <text:p>0.09947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9654">
                <text:p>0.09654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9741">
                <text:p>0.0974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9912">
                <text:p>0.0991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99312">
                <text:p>0.09931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99123">
                <text:p>0.099123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9912">
                <text:p>0.0991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99614">
                <text:p>0.099614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00078">
                <text:p>0.100078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97342">
                <text:p>0.099734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99805">
                <text:p>0.099805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9762">
                <text:p>0.0976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9974">
                <text:p>0.09974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994531">
                <text:p>0.0994531</text:p>
              </table:table-cell>
              <table:table-cell office:value-type="float" office:value="0.09909921">
                <text:p>0.0990992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6cm" svg:height="9cm" xlink:href=".." xlink:type="simple" chart:class="chart:line" chart:style-name="ch1">
        <chart:title svg:x="3.621cm" svg:y="0.316cm" chart:style-name="ch2">
          <text:p>Error relativo en planos con 20 iteraciones</text:p>
        </chart:title>
        <chart:legend chart:legend-position="end" svg:x="11.532cm" svg:y="3.96cm" style:legend-expansion="high" chart:style-name="ch3"/>
        <chart:plot-area chart:style-name="ch4" table:cell-range-address="'20'.D5:'20'.D55 '20'.F5:'20'.F55" chart:data-source-has-labels="row" svg:x="0.32cm" svg:y="1.301cm" svg:width="10.892cm" svg:height="7.519cm">
          <chartooo:coordinate-region svg:x="1.312cm" svg:y="1.496cm" svg:width="9.9cm" svg:height="6.4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20'.D6:'20'.D55" chart:label-cell-address="'20'.D5:'20'.D5" chart:class="chart:line">
            <chart:data-point chart:repeated="50"/>
          </chart:series>
          <chart:series chart:style-name="ch8" chart:values-cell-range-address="'20'.F6:'20'.F55" chart:label-cell-address="'20'.F5:'20'.F5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relativo [%]</text:p>
                <draw:g>
                  <svg:desc>'20'.D5:'20'.D5</svg:desc>
                </draw:g>
              </table:table-cell>
              <table:table-cell office:value-type="string">
                <text:p>Error relativo medio</text:p>
                <draw:g>
                  <svg:desc>'20'.F5:'20'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5656993963327">
                <text:p>0.145656993963327</text:p>
                <draw:g>
                  <svg:desc>'20'.D6:'20'.D55</svg:desc>
                </draw:g>
              </table:table-cell>
              <table:table-cell office:value-type="float" office:value="0.196093585704889">
                <text:p>0.196093585704889</text:p>
                <draw:g>
                  <svg:desc>'20'.F6:'20'.F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78683669671322">
                <text:p>0.378683669671322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3721682847896">
                <text:p>0.153721682847896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8410731044303">
                <text:p>0.108410731044303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6520571437816">
                <text:p>0.336520571437816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8111107516097">
                <text:p>0.338111107516097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0707642539426">
                <text:p>0.250707642539426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2011774981399">
                <text:p>0.372011774981399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01317981143975">
                <text:p>0.0501317981143975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6796022313849">
                <text:p>0.266796022313849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39564064420154">
                <text:p>0.339564064420154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37687158425767">
                <text:p>0.237687158425767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0465597516813">
                <text:p>0.200465597516813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8858584062212">
                <text:p>0.198858584062212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6833578554221">
                <text:p>0.156833578554221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7730440265809">
                <text:p>0.127730440265809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0237660259001">
                <text:p>0.100237660259001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03672572093625">
                <text:p>0.203672572093625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4466571834993">
                <text:p>0.124466571834993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4899120538024">
                <text:p>0.164899120538024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78974425296647">
                <text:p>0.0678974425296647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71349131938832">
                <text:p>0.171349131938832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72953006029842">
                <text:p>0.0872953006029842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1121456050173">
                <text:p>0.071121456050173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88888888888889">
                <text:p>0.0888888888888889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42236014805476">
                <text:p>0.142236014805476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4835164835165">
                <text:p>0.164835164835165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24864235841738">
                <text:p>0.324864235841738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45668476855443">
                <text:p>0.245668476855443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1518756161815">
                <text:p>0.111518756161815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24853735009859">
                <text:p>0.324853735009859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69743987587277">
                <text:p>0.0969743987587277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10097614584007">
                <text:p>0.210097614584007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1973401418806">
                <text:p>0.361973401418806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0706574439201">
                <text:p>0.030706574439201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630353967997414">
                <text:p>0.0630353967997414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34158759920475">
                <text:p>0.134158759920475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26277254287146">
                <text:p>0.226277254287146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3109243697479">
                <text:p>0.23109243697479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319803516029">
                <text:p>0.16319803516029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61944157187177">
                <text:p>0.361944157187177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43824437226289">
                <text:p>0.143824437226289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40749717240265">
                <text:p>0.240749717240265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2027529160878">
                <text:p>0.252027529160878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73230789116526">
                <text:p>0.373230789116526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77743306348668">
                <text:p>0.177743306348668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72543950361944">
                <text:p>0.0872543950361944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4059015545716">
                <text:p>0.14059015545716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5676007627913">
                <text:p>0.15676007627913</text:p>
              </table:table-cell>
              <table:table-cell office:value-type="float" office:value="0.196093585704889">
                <text:p>0.1960935857048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97344903928508">
                <text:p>0.297344903928508</text:p>
              </table:table-cell>
              <table:table-cell office:value-type="float" office:value="0.196093585704889">
                <text:p>0.19609358570488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002cm" svg:height="17.386cm" xlink:href=".." xlink:type="simple" chart:class="chart:line" chart:style-name="ch1">
        <chart:title svg:x="6.549cm" svg:y="0.483cm" chart:style-name="ch2">
          <text:p>Tiempo de ejecución promedio VS Error relativo</text:p>
        </chart:title>
        <chart:legend chart:legend-position="end" svg:x="18.836cm" svg:y="8.153cm" style:legend-expansion="high" chart:style-name="ch3"/>
        <chart:plot-area chart:style-name="ch4" table:cell-range-address="final.A1:final.C8" chart:data-source-has-labels="both" svg:x="0.46cm" svg:y="1.635cm" svg:width="17.916cm" svg:height="14.44cm">
          <chartooo:coordinate-region svg:x="1.24cm" svg:y="1.83cm" svg:width="16.923cm" svg:height="13.606cm"/>
          <chart:axis chart:dimension="x" chart:name="primary-x" chart:style-name="ch5" chartooo:axis-type="text">
            <chart:title svg:x="8.549cm" svg:y="16.423cm" chart:style-name="ch6">
              <text:p>Iteraciones</text:p>
            </chart:title>
            <chart:categories table:cell-range-address="final.A2:final.A8"/>
            <chart:grid chart:style-name="ch7" chart:class="major"/>
            <chart:grid chart:style-name="ch8" chart:class="minor"/>
          </chart:axis>
          <chart:axis chart:dimension="y" chart:name="primary-y" chart:style-name="ch9">
            <chart:grid chart:style-name="ch7" chart:class="major"/>
          </chart:axis>
          <chart:series chart:style-name="ch10" chart:values-cell-range-address="final.B2:final.B8" chart:label-cell-address="final.B1:final.B1" chart:class="chart:line">
            <chart:data-point chart:repeated="7"/>
          </chart:series>
          <chart:series chart:style-name="ch11" chart:values-cell-range-address="final.C2:final.C8" chart:label-cell-address="final.C1:final.C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ejecución</text:p>
                <draw:g>
                  <svg:desc>final.B1:final.B1</svg:desc>
                </draw:g>
              </table:table-cell>
              <table:table-cell office:value-type="string">
                <text:p>Error relativo</text:p>
                <draw:g>
                  <svg:desc>final.C1:final.C1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final.A2:final.A8</svg:desc>
                </draw:g>
              </table:table-cell>
              <table:table-cell office:value-type="float" office:value="2.88010411764706">
                <text:p>2.88010411764706</text:p>
                <draw:g>
                  <svg:desc>final.B2:final.B8</svg:desc>
                </draw:g>
              </table:table-cell>
              <table:table-cell office:value-type="float" office:value="0.0143864907846047">
                <text:p>0.0143864907846047</text:p>
                <draw:g>
                  <svg:desc>final.C2:final.C8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999655666666667">
                <text:p>0.999655666666667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9362537254902">
                <text:p>0.49362537254902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43816078431373">
                <text:p>0.243816078431373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4908842">
                <text:p>0.14908842</text:p>
              </table:table-cell>
              <table:table-cell office:value-type="float" office:value="0.152644796084998">
                <text:p>0.15264479608499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2013614">
                <text:p>0.12013614</text:p>
              </table:table-cell>
              <table:table-cell office:value-type="float" office:value="0.217000394193592">
                <text:p>0.21700039419359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9909921">
                <text:p>0.09909921</text:p>
              </table:table-cell>
              <table:table-cell office:value-type="float" office:value="0.196093585704889">
                <text:p>0.19609358570488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6cm" svg:height="8.976cm" xlink:href=".." xlink:type="simple" chart:class="chart:line" chart:style-name="ch1">
        <chart:title svg:x="2.822cm" svg:y="0.315cm" chart:style-name="ch2">
          <text:p>Tiempo de ejecución en plano con 600 iteraciones</text:p>
        </chart:title>
        <chart:legend chart:legend-position="end" svg:x="10.217cm" svg:y="3.753cm" style:legend-expansion="high" chart:style-name="ch3"/>
        <chart:plot-area chart:style-name="ch4" table:cell-range-address="'600'.D6:'600'.D57 '600'.G3:'600'.G3 '600'.G8:'600'.G58" chart:data-source-has-labels="row" svg:x="0.32cm" svg:y="1.299cm" svg:width="9.577cm" svg:height="7.498cm">
          <chartooo:coordinate-region svg:x="1.312cm" svg:y="1.495cm" svg:width="8.585cm" svg:height="6.47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600'.D7:'600'.D57" chart:label-cell-address="'600'.D6:'600'.D6" chart:class="chart:line">
            <chart:data-point chart:repeated="51"/>
          </chart:series>
          <chart:series chart:style-name="ch8" chart:values-cell-range-address="'600'.G8:'600'.G58" chart:label-cell-address="'600'.G3:'600'.G3" chart:class="chart:line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ejecución [s]</text:p>
                <draw:g>
                  <svg:desc>'600'.D6:'600'.D6</svg:desc>
                </draw:g>
              </table:table-cell>
              <table:table-cell office:value-type="string">
                <text:p>Tiempo Promedio de ejecución</text:p>
                <draw:g>
                  <svg:desc>'600'.G3:'600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95">
                <text:p>2.95</text:p>
                <draw:g>
                  <svg:desc>'600'.D7:'600'.D57</svg:desc>
                </draw:g>
              </table:table-cell>
              <table:table-cell office:value-type="float" office:value="2.88010411764706">
                <text:p>2.88010411764706</text:p>
                <draw:g>
                  <svg:desc>'600'.G8:'600'.G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04">
                <text:p>3.004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9">
                <text:p>2.99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7">
                <text:p>2.97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67">
                <text:p>2.967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03">
                <text:p>2.903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4">
                <text:p>2.84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67">
                <text:p>2.867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04">
                <text:p>2.904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87">
                <text:p>2.887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866">
                <text:p>2.866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42">
                <text:p>2.842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911">
                <text:p>2.911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3811">
                <text:p>2.83811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77">
                <text:p>2.877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867">
                <text:p>2.867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98">
                <text:p>2.898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53">
                <text:p>2.853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82">
                <text:p>2.882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92">
                <text:p>2.92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33">
                <text:p>2.933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835">
                <text:p>2.835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86">
                <text:p>2.86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91">
                <text:p>2.91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892">
                <text:p>2.892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54">
                <text:p>2.854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886">
                <text:p>2.886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76">
                <text:p>2.876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82">
                <text:p>2.882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867">
                <text:p>2.867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867">
                <text:p>2.867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882">
                <text:p>2.882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7887">
                <text:p>2.7887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825">
                <text:p>2.825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849">
                <text:p>2.849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817">
                <text:p>2.817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865">
                <text:p>2.865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865">
                <text:p>2.865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886">
                <text:p>2.886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8708">
                <text:p>2.8708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873">
                <text:p>2.873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8277">
                <text:p>2.8277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866">
                <text:p>2.866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855">
                <text:p>2.855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8616">
                <text:p>2.8616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8754">
                <text:p>2.8754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9103">
                <text:p>2.9103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873">
                <text:p>2.873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8705">
                <text:p>2.8705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8502">
                <text:p>2.8502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876">
                <text:p>2.87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8.975cm" xlink:href=".." xlink:type="simple" chart:class="chart:line" chart:style-name="ch1">
        <chart:title svg:x="3.483cm" svg:y="0.315cm" chart:style-name="ch2">
          <text:p>Error relativo en planos con 200 iteraciones</text:p>
        </chart:title>
        <chart:legend chart:legend-position="end" svg:x="11.505cm" svg:y="3.947cm" style:legend-expansion="high" chart:style-name="ch3"/>
        <chart:plot-area chart:style-name="ch4" table:cell-range-address="'200'.C6:'200'.C57 '200'.F6:'200'.F57" chart:data-source-has-labels="row" svg:x="0.319cm" svg:y="1.299cm" svg:width="10.867cm" svg:height="7.497cm">
          <chartooo:coordinate-region svg:x="1.311cm" svg:y="1.494cm" svg:width="9.875cm" svg:height="6.47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200'.C7:'200'.C57" chart:label-cell-address="'200'.C6:'200'.C6" chart:class="chart:line">
            <chart:data-point chart:repeated="51"/>
          </chart:series>
          <chart:series chart:style-name="ch8" chart:values-cell-range-address="'200'.F7:'200'.F57" chart:label-cell-address="'200'.F6:'200'.F6" chart:class="chart:line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relativo [%]</text:p>
                <draw:g>
                  <svg:desc>'200'.C6:'200'.C6</svg:desc>
                </draw:g>
              </table:table-cell>
              <table:table-cell office:value-type="string">
                <text:p>Error relativo medio</text:p>
                <draw:g>
                  <svg:desc>'200'.F6:'200'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3172111542373">
                <text:p>0.123172111542373</text:p>
                <draw:g>
                  <svg:desc>'200'.C7:'200'.C57</svg:desc>
                </draw:g>
              </table:table-cell>
              <table:table-cell office:value-type="float" office:value="0.0505791660312717">
                <text:p>0.0505791660312717</text:p>
                <draw:g>
                  <svg:desc>'200'.F7:'200'.F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01486530998038">
                <text:p>0.0601486530998038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43691822998711">
                <text:p>0.0343691822998711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87224291034088">
                <text:p>0.0587224291034088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71863139653123">
                <text:p>0.0171863139653123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429639389339215">
                <text:p>0.00429639389339215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29371330373765">
                <text:p>0.0329371330373765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72754088032303">
                <text:p>0.00572754088032303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86153075105606">
                <text:p>0.0186153075105606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29627083691356">
                <text:p>0.0429627083691356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86875832342875">
                <text:p>0.0486875832342875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29144289294665">
                <text:p>0.0229144289294665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429627083691356">
                <text:p>0.00429627083691356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8759325820171">
                <text:p>0.078759325820171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72583024244941">
                <text:p>0.0472583024244941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1801569570946">
                <text:p>0.151801569570946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58953503358011">
                <text:p>0.0758953503358011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29850639400839">
                <text:p>0.0529850639400839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5980751604033">
                <text:p>0.105980751604033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29645542427497">
                <text:p>0.0429645542427497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58780396986796">
                <text:p>0.0658780396986796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72354137427319">
                <text:p>0.0372354137427319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58733227363205">
                <text:p>0.0658733227363205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88128141603059">
                <text:p>0.0988128141603059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15082422697392">
                <text:p>0.0315082422697392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16384989974219">
                <text:p>0.0816384989974219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58360787234652">
                <text:p>0.0458360787234652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15678045007234">
                <text:p>0.0515678045007234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88035865190426">
                <text:p>0.0888035865190426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14822771213749">
                <text:p>0.0214822771213749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58002062091878">
                <text:p>0.0358002062091878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30092652260457">
                <text:p>0.0630092652260457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58411248407096">
                <text:p>0.0558411248407096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572770490864311">
                <text:p>0.00572770490864311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01188532806369">
                <text:p>0.0501188532806369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29111477053054">
                <text:p>0.0229111477053054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08829509980812">
                <text:p>0.108829509980812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7525418874409">
                <text:p>0.157525418874409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58411248407096">
                <text:p>0.0558411248407096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00939343605018">
                <text:p>0.0400939343605018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58467222269955">
                <text:p>0.0558467222269955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4364753218116">
                <text:p>0.034364753218116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429553264604811">
                <text:p>0.00429553264604811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701513264327335">
                <text:p>0.0701513264327335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00639933572891">
                <text:p>0.0300639933572891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71964730468638">
                <text:p>0.0271964730468638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2918276799771">
                <text:p>0.032918276799771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43649373881932">
                <text:p>0.0443649373881932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43090175428555">
                <text:p>0.00143090175428555</text:p>
              </table:table-cell>
              <table:table-cell office:value-type="float" office:value="0.0505791660312717">
                <text:p>0.05057916603127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43100413560195">
                <text:p>0.0143100413560195</text:p>
              </table:table-cell>
              <table:table-cell office:value-type="float" office:value="0.0505791660312717">
                <text:p>0.05057916603127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8.975cm" xlink:href=".." xlink:type="simple" chart:class="chart:line" chart:style-name="ch1">
        <chart:title svg:x="2.694cm" svg:y="0.315cm" chart:style-name="ch2">
          <text:p>Tiempo de ejecución en planos con 200 iteraciones</text:p>
        </chart:title>
        <chart:legend chart:legend-position="end" svg:x="10.807cm" svg:y="3.947cm" style:legend-expansion="high" chart:style-name="ch3"/>
        <chart:plot-area chart:style-name="ch4" table:cell-range-address="'200'.D6:'200'.D57 '200'.G6:'200'.G57" chart:data-source-has-labels="row" svg:x="0.319cm" svg:y="1.299cm" svg:width="10.169cm" svg:height="7.497cm">
          <chartooo:coordinate-region svg:x="1.311cm" svg:y="1.494cm" svg:width="9.177cm" svg:height="6.47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200'.D7:'200'.D57" chart:label-cell-address="'200'.D6:'200'.D6" chart:class="chart:line">
            <chart:data-point chart:repeated="51"/>
          </chart:series>
          <chart:series chart:style-name="ch8" chart:values-cell-range-address="'200'.G7:'200'.G57" chart:label-cell-address="'200'.G6:'200'.G6" chart:class="chart:line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ejecución [s]</text:p>
                <draw:g>
                  <svg:desc>'200'.D6:'200'.D6</svg:desc>
                </draw:g>
              </table:table-cell>
              <table:table-cell office:value-type="string">
                <text:p>Tiempo Promedio</text:p>
                <draw:g>
                  <svg:desc>'200'.G6:'200'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">
                <text:p>0.99</text:p>
                <draw:g>
                  <svg:desc>'200'.D7:'200'.D57</svg:desc>
                </draw:g>
              </table:table-cell>
              <table:table-cell office:value-type="float" office:value="0.999655666666667">
                <text:p>0.999655666666667</text:p>
                <draw:g>
                  <svg:desc>'200'.G7:'200'.G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2">
                <text:p>1.002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03">
                <text:p>1.003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85">
                <text:p>0.9985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">
                <text:p>0.99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02">
                <text:p>1.002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87">
                <text:p>0.9987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84">
                <text:p>0.9984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8">
                <text:p>1.008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045">
                <text:p>1.0045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14">
                <text:p>1.014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009">
                <text:p>1.0009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78">
                <text:p>0.9978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76">
                <text:p>0.9976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87">
                <text:p>0.9987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65">
                <text:p>0.9965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135">
                <text:p>0.99135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022">
                <text:p>1.0022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045">
                <text:p>1.0045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872">
                <text:p>0.9872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8886">
                <text:p>0.98886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073">
                <text:p>1.0073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65">
                <text:p>0.9965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893">
                <text:p>0.9893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008">
                <text:p>1.0008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132">
                <text:p>1.0132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1504">
                <text:p>1.01504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871">
                <text:p>0.9871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39">
                <text:p>0.9939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26">
                <text:p>0.9926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622">
                <text:p>0.99622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871">
                <text:p>0.9871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863">
                <text:p>0.9863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859">
                <text:p>0.9859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098">
                <text:p>1.0098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877">
                <text:p>0.9877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239">
                <text:p>1.0239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8707">
                <text:p>0.98707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117">
                <text:p>1.0117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5433">
                <text:p>1.05433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8726">
                <text:p>0.98726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873">
                <text:p>0.9873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887">
                <text:p>0.9887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214">
                <text:p>0.9214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178">
                <text:p>1.0178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381">
                <text:p>1.0381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126">
                <text:p>1.0126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169">
                <text:p>1.0169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183">
                <text:p>1.0183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8179">
                <text:p>0.988179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0543">
                <text:p>1.00543</text:p>
              </table:table-cell>
              <table:table-cell office:value-type="float" office:value="0.999655666666667">
                <text:p>0.999655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8.985cm" xlink:href=".." xlink:type="simple" chart:class="chart:line" chart:style-name="ch1">
        <chart:title svg:x="2.707cm" svg:y="0.315cm" chart:style-name="ch2">
          <text:p>Tiempo de ejecución en planos con 100 iteraciones</text:p>
        </chart:title>
        <chart:legend chart:legend-position="end" svg:x="10.834cm" svg:y="3.952cm" style:legend-expansion="high" chart:style-name="ch3"/>
        <chart:plot-area chart:style-name="ch4" table:cell-range-address="'100'.C6:'100'.C57 '100'.G6:'100'.G57" chart:data-source-has-labels="row" svg:x="0.32cm" svg:y="1.299cm" svg:width="10.194cm" svg:height="7.507cm">
          <chartooo:coordinate-region svg:x="1.312cm" svg:y="1.495cm" svg:width="9.202cm" svg:height="6.48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00'.C7:'100'.C57" chart:label-cell-address="'100'.C6:'100'.C6" chart:class="chart:line">
            <chart:data-point chart:repeated="51"/>
          </chart:series>
          <chart:series chart:style-name="ch8" chart:values-cell-range-address="'100'.G7:'100'.G57" chart:label-cell-address="'100'.G6:'100'.G6" chart:class="chart:line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ejecución [s]</text:p>
                <draw:g>
                  <svg:desc>'100'.C6:'100'.C6</svg:desc>
                </draw:g>
              </table:table-cell>
              <table:table-cell office:value-type="string">
                <text:p>Tiempo Promedio</text:p>
                <draw:g>
                  <svg:desc>'100'.G6:'100'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924">
                <text:p>0.4924</text:p>
                <draw:g>
                  <svg:desc>'100'.C7:'100'.C57</svg:desc>
                </draw:g>
              </table:table-cell>
              <table:table-cell office:value-type="float" office:value="0.49362537254902">
                <text:p>0.49362537254902</text:p>
                <draw:g>
                  <svg:desc>'100'.G7:'100'.G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5">
                <text:p>0.495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65">
                <text:p>0.4965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948">
                <text:p>0.4948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65">
                <text:p>0.4965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25">
                <text:p>0.4925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94112">
                <text:p>0.494112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581">
                <text:p>0.49581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36">
                <text:p>0.4936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581">
                <text:p>0.49581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896">
                <text:p>0.4896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9224">
                <text:p>0.49224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9581">
                <text:p>0.49581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9581">
                <text:p>0.49581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876">
                <text:p>0.4876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9705">
                <text:p>0.49705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9581">
                <text:p>0.49581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9876">
                <text:p>0.49876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0467">
                <text:p>0.50467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9698">
                <text:p>0.49698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754">
                <text:p>0.50754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76">
                <text:p>0.4976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043">
                <text:p>0.5043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1086">
                <text:p>0.51086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9652">
                <text:p>0.49652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7991">
                <text:p>0.487991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9127">
                <text:p>0.49127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98671">
                <text:p>0.498671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956">
                <text:p>0.4956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921">
                <text:p>0.48921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912">
                <text:p>0.4912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906">
                <text:p>0.4906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8842">
                <text:p>0.48842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921">
                <text:p>0.4921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9392">
                <text:p>0.49392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9183">
                <text:p>0.49183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9404">
                <text:p>0.49404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943">
                <text:p>0.4943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9553">
                <text:p>0.49553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8892">
                <text:p>0.48892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9532">
                <text:p>0.49532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9163">
                <text:p>0.49163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9324">
                <text:p>0.49324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9435">
                <text:p>0.49435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9823">
                <text:p>0.49823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323">
                <text:p>0.4323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8953">
                <text:p>0.48953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992">
                <text:p>0.48992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941">
                <text:p>0.49941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432">
                <text:p>0.49432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9486">
                <text:p>0.49486</text:p>
              </table:table-cell>
              <table:table-cell office:value-type="float" office:value="0.49362537254902">
                <text:p>0.493625372549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2cm" svg:height="8.984cm" xlink:href=".." xlink:type="simple" chart:class="chart:line" chart:style-name="ch1">
        <chart:title svg:x="3.5cm" svg:y="0.315cm" chart:style-name="ch2">
          <text:p>Error relativo en planos con 100 iteraciones</text:p>
        </chart:title>
        <chart:legend chart:legend-position="end" svg:x="11.538cm" svg:y="3.952cm" style:legend-expansion="high" chart:style-name="ch3"/>
        <chart:plot-area chart:style-name="ch4" table:cell-range-address="'100'.D6:'100'.D57 '100'.F6:'100'.F57" chart:data-source-has-labels="row" svg:x="0.32cm" svg:y="1.299cm" svg:width="10.898cm" svg:height="7.506cm">
          <chartooo:coordinate-region svg:x="1.312cm" svg:y="1.494cm" svg:width="9.906cm" svg:height="6.48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00'.D7:'100'.D57" chart:label-cell-address="'100'.D6:'100'.D6" chart:class="chart:line">
            <chart:data-point chart:repeated="51"/>
          </chart:series>
          <chart:series chart:style-name="ch8" chart:values-cell-range-address="'100'.F7:'100'.F57" chart:label-cell-address="'100'.F6:'100'.F6" chart:class="chart:line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relativo</text:p>
                <draw:g>
                  <svg:desc>'100'.D6:'100'.D6</svg:desc>
                </draw:g>
              </table:table-cell>
              <table:table-cell office:value-type="string">
                <text:p>Error relativo medio</text:p>
                <draw:g>
                  <svg:desc>'100'.F6:'100'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28930631563378">
                <text:p>0.0428930631563378</text:p>
                <draw:g>
                  <svg:desc>'100'.D7:'100'.D57</svg:desc>
                </draw:g>
              </table:table-cell>
              <table:table-cell office:value-type="float" office:value="0.0283627977653595">
                <text:p>0.0283627977653595</text:p>
                <draw:g>
                  <svg:desc>'100'.F7:'100'.F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81040144365885">
                <text:p>0.0281040144365885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1764427485432">
                <text:p>0.051764427485432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95184001893267">
                <text:p>0.0695184001893267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36066446755322">
                <text:p>0.0636066446755322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029660202074">
                <text:p>0.05029660202074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3145942747245">
                <text:p>0.0133145942747245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5884250081368">
                <text:p>0.0295884250081368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1509054325956">
                <text:p>0.0251509054325956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03574810606061">
                <text:p>0.0103574810606061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92367451427219">
                <text:p>0.0192367451427219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62782093969663">
                <text:p>0.0162782093969663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58790273646199">
                <text:p>0.0458790273646199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10384939839275">
                <text:p>0.0710384939839275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51561158957057">
                <text:p>0.0251561158957057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54582981934396">
                <text:p>0.0754582981934396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2745968338512">
                <text:p>0.0162745968338512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03556423457009">
                <text:p>0.0103556423457009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36668885437468">
                <text:p>0.0236668885437468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0354110581901">
                <text:p>0.010354110581901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21200692195057">
                <text:p>0.0621200692195057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99349208696938">
                <text:p>0.0399349208696938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47887428089738">
                <text:p>0.0147887428089738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47874306839187">
                <text:p>0.0147874306839187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10545228694379">
                <text:p>0.0310545228694379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47856815459909">
                <text:p>0.0147856815459909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3226879574185">
                <text:p>0.053226879574185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43577004968062">
                <text:p>0.0443577004968062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365639092186">
                <text:p>0.02365639092186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32190110133787">
                <text:p>0.0532190110133787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73106833436825">
                <text:p>0.0473106833436825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886944181646168">
                <text:p>0.00886944181646168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990599920188">
                <text:p>0.03990599920188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738890777165319">
                <text:p>0.00738890777165319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03437065933741">
                <text:p>0.0103437065933741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39879712136661">
                <text:p>0.0339879712136661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591007816078368">
                <text:p>0.00591007816078368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32992478536492">
                <text:p>0.0132992478536492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47751954019592">
                <text:p>0.0147751954019592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18192831604763">
                <text:p>0.0118192831604763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03418727654168">
                <text:p>0.0103418727654168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36354235911072">
                <text:p>0.0236354235911072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0338970533934">
                <text:p>0.010338970533934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77218554782686">
                <text:p>0.0177218554782686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18157918057484">
                <text:p>0.0118157918057484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0338970533934">
                <text:p>0.010338970533934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590868133004417">
                <text:p>0.00590868133004417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47732309055991">
                <text:p>0.0147732309055991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92043490464302">
                <text:p>0.0192043490464302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13619912844376">
                <text:p>0.0413619912844376</text:p>
              </table:table-cell>
              <table:table-cell office:value-type="float" office:value="0.0283627977653595">
                <text:p>0.02836279776535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886420044911949">
                <text:p>0.00886420044911949</text:p>
              </table:table-cell>
              <table:table-cell office:value-type="float" office:value="0.0283627977653595">
                <text:p>0.02836279776535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8.976cm" xlink:href=".." xlink:type="simple" chart:class="chart:line" chart:style-name="ch1">
        <chart:title svg:x="3.615cm" svg:y="0.315cm" chart:style-name="ch2">
          <text:p>Error relativo en planos con 50 iteraciones</text:p>
        </chart:title>
        <chart:legend chart:legend-position="end" svg:x="11.52cm" svg:y="3.948cm" style:legend-expansion="high" chart:style-name="ch3"/>
        <chart:plot-area chart:style-name="ch4" table:cell-range-address="'50'.D6:'50'.D56 '50'.F6:'50'.F56" chart:data-source-has-labels="row" svg:x="0.548cm" svg:y="0.207cm" svg:width="10.876cm" svg:height="8.617cm">
          <chartooo:coordinate-region svg:x="1.54cm" svg:y="0.402cm" svg:width="9.884cm" svg:height="7.59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50'.D7:'50'.D56" chart:label-cell-address="'50'.D6:'50'.D6" chart:class="chart:line">
            <chart:data-point chart:repeated="50"/>
          </chart:series>
          <chart:series chart:style-name="ch8" chart:values-cell-range-address="'50'.F7:'50'.F56" chart:label-cell-address="'50'.F6:'50'.F6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relativo [s]</text:p>
                <draw:g>
                  <svg:desc>'50'.D6:'50'.D6</svg:desc>
                </draw:g>
              </table:table-cell>
              <table:table-cell office:value-type="string">
                <text:p>Error relativo medio</text:p>
                <draw:g>
                  <svg:desc>'50'.F6:'50'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34075644532198">
                <text:p>0.0534075644532198</text:p>
                <draw:g>
                  <svg:desc>'50'.D7:'50'.D56</svg:desc>
                </draw:g>
              </table:table-cell>
              <table:table-cell office:value-type="float" office:value="0.0595940646372836">
                <text:p>0.0595940646372836</text:p>
                <draw:g>
                  <svg:desc>'50'.F7:'50'.F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42749870533402">
                <text:p>0.0242749870533402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0453074433657">
                <text:p>0.040453074433657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4875578422807">
                <text:p>0.114875578422807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95747848035726">
                <text:p>0.0695747848035726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50063904483021">
                <text:p>0.0550063904483021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33825099485587">
                <text:p>0.0533825099485587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23572237502022">
                <text:p>0.0323572237502022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74991912002588">
                <text:p>0.0274991912002588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05899671611369">
                <text:p>0.0905899671611369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95534024553969">
                <text:p>0.0695534024553969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27884444300665">
                <text:p>0.0727884444300665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01350411592515">
                <text:p>0.0501350411592515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76171533908994">
                <text:p>0.0776171533908994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0662894098626">
                <text:p>0.140662894098626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24428961704466">
                <text:p>0.0824428961704466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87910134152255">
                <text:p>0.0387910134152255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4756748020042">
                <text:p>0.114756748020042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58623476546083">
                <text:p>0.0258623476546083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33402298478995">
                <text:p>0.0533402298478995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78930522776503">
                <text:p>0.0678930522776503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36448280878716">
                <text:p>0.0436448280878716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23310701584222">
                <text:p>0.0323310701584222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75895512737618">
                <text:p>0.0775895512737618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3949818934299">
                <text:p>0.033949818934299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76046045398694">
                <text:p>0.0776046045398694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01261237953561">
                <text:p>0.0501261237953561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33643817008684">
                <text:p>0.0533643817008684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3661766846165">
                <text:p>0.043661766846165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98269868218935">
                <text:p>0.0598269868218935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4375889276937">
                <text:p>0.074375889276937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01261237953561">
                <text:p>0.0501261237953561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92188055744172">
                <text:p>0.0792188055744172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0412531117649">
                <text:p>0.040412531117649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98037789523024">
                <text:p>0.0598037789523024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43590572564741">
                <text:p>0.0743590572564741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90951411114344">
                <text:p>0.0290951411114344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58636018298498">
                <text:p>0.0258636018298498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81912228238907">
                <text:p>0.0581912228238907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11122604001681">
                <text:p>0.0711122604001681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2020202020202">
                <text:p>0.042020202020202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45442792501616">
                <text:p>0.145442792501616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17038018451794">
                <text:p>0.0517038018451794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07871903830929">
                <text:p>0.0807871903830929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81639577341907">
                <text:p>0.0581639577341907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71651100410432">
                <text:p>0.0371651100410432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20073028080266">
                <text:p>0.0420073028080266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49361770883826">
                <text:p>0.0549361770883826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23138319357601">
                <text:p>0.0323138319357601</text:p>
              </table:table-cell>
              <table:table-cell office:value-type="float" office:value="0.0595940646372836">
                <text:p>0.05959406463728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5240826614532">
                <text:p>0.045240826614532</text:p>
              </table:table-cell>
              <table:table-cell office:value-type="float" office:value="0.0595940646372836">
                <text:p>0.059594064637283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6cm" svg:height="9cm" xlink:href=".." xlink:type="simple" chart:class="chart:line" chart:style-name="ch1">
        <chart:title svg:x="2.827cm" svg:y="0.316cm" chart:style-name="ch2">
          <text:p>Tiempo de ejecución en planos con 50 iteraciones</text:p>
        </chart:title>
        <chart:legend chart:legend-position="end" svg:x="10.827cm" svg:y="3.96cm" style:legend-expansion="high" chart:style-name="ch3"/>
        <chart:plot-area chart:style-name="ch4" table:cell-range-address="'50'.C6:'50'.C56 '50'.G6:'50'.G56" chart:data-source-has-labels="row" svg:x="0.32cm" svg:y="1.301cm" svg:width="10.187cm" svg:height="7.519cm">
          <chartooo:coordinate-region svg:x="1.312cm" svg:y="1.497cm" svg:width="9.195cm" svg:height="6.4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50'.C7:'50'.C56" chart:label-cell-address="'50'.C6:'50'.C6" chart:class="chart:line">
            <chart:data-point chart:repeated="50"/>
          </chart:series>
          <chart:series chart:style-name="ch8" chart:values-cell-range-address="'50'.G7:'50'.G56" chart:label-cell-address="'50'.G6:'50'.G6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ejecución [s]</text:p>
                <draw:g>
                  <svg:desc>'50'.C6:'50'.C6</svg:desc>
                </draw:g>
              </table:table-cell>
              <table:table-cell office:value-type="string">
                <text:p>Tiempo Promedio</text:p>
                <draw:g>
                  <svg:desc>'50'.G6:'50'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54">
                <text:p>0.2354</text:p>
                <draw:g>
                  <svg:desc>'50'.C7:'50'.C56</svg:desc>
                </draw:g>
              </table:table-cell>
              <table:table-cell office:value-type="float" office:value="0.243816078431373">
                <text:p>0.243816078431373</text:p>
                <draw:g>
                  <svg:desc>'50'.G7:'50'.G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232">
                <text:p>0.2523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31">
                <text:p>0.243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31">
                <text:p>0.243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32">
                <text:p>0.263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543">
                <text:p>0.21543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32">
                <text:p>0.223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32">
                <text:p>0.253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63">
                <text:p>0.2463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431">
                <text:p>0.2543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432">
                <text:p>0.2143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3213">
                <text:p>0.23213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552">
                <text:p>0.2455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31">
                <text:p>0.223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08">
                <text:p>0.2508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398">
                <text:p>0.24398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753">
                <text:p>0.2753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4867">
                <text:p>0.24867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241">
                <text:p>0.224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4352">
                <text:p>0.2435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2312">
                <text:p>0.2231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642">
                <text:p>0.2764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73">
                <text:p>0.2873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43">
                <text:p>0.2943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612">
                <text:p>0.261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212">
                <text:p>0.2521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2231">
                <text:p>0.2223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5412">
                <text:p>0.2541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7621">
                <text:p>0.2762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3232">
                <text:p>0.2323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5342">
                <text:p>0.2534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3212">
                <text:p>0.2321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536">
                <text:p>0.25536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4551">
                <text:p>0.2455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4121">
                <text:p>0.2412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7652">
                <text:p>0.2765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1223">
                <text:p>0.21223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231">
                <text:p>0.2523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6531">
                <text:p>0.2653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23">
                <text:p>0.2323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3334">
                <text:p>0.23334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5631">
                <text:p>0.2563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4356">
                <text:p>0.24356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8734">
                <text:p>0.28734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5361">
                <text:p>0.2536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3876">
                <text:p>0.23876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5876">
                <text:p>0.25876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6532">
                <text:p>0.2653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3328">
                <text:p>0.23328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8763">
                <text:p>0.28763</text:p>
              </table:table-cell>
              <table:table-cell office:value-type="float" office:value="0.243816078431373">
                <text:p>0.24381607843137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9cm" xlink:href=".." xlink:type="simple" chart:class="chart:line" chart:style-name="ch1">
        <chart:title svg:x="2.814cm" svg:y="0.316cm" chart:style-name="ch2">
          <text:p>Tiempo de ejecución en planos con 30 iteraciones</text:p>
        </chart:title>
        <chart:legend chart:legend-position="end" svg:x="10.801cm" svg:y="3.96cm" style:legend-expansion="high" chart:style-name="ch3"/>
        <chart:plot-area chart:style-name="ch4" table:cell-range-address="'30'.C5:'30'.C55 '30'.G5:'30'.G55" chart:data-source-has-labels="row" svg:x="0.319cm" svg:y="1.301cm" svg:width="10.163cm" svg:height="7.519cm">
          <chartooo:coordinate-region svg:x="1.523cm" svg:y="1.496cm" svg:width="8.959cm" svg:height="6.4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30'.C6:'30'.C55" chart:label-cell-address="'30'.C5:'30'.C5" chart:class="chart:line">
            <chart:data-point chart:repeated="50"/>
          </chart:series>
          <chart:series chart:style-name="ch8" chart:values-cell-range-address="'30'.G6:'30'.G55" chart:label-cell-address="'30'.G5:'30'.G5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ejecución [s]</text:p>
                <draw:g>
                  <svg:desc>'30'.C5:'30'.C5</svg:desc>
                </draw:g>
              </table:table-cell>
              <table:table-cell office:value-type="string">
                <text:p>Tiempo Promedio</text:p>
                <draw:g>
                  <svg:desc>'30'.G5:'30'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23">
                <text:p>0.1423</text:p>
                <draw:g>
                  <svg:desc>'30'.C6:'30'.C55</svg:desc>
                </draw:g>
              </table:table-cell>
              <table:table-cell office:value-type="float" office:value="0.14908842">
                <text:p>0.14908842</text:p>
                <draw:g>
                  <svg:desc>'30'.G6:'30'.G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86">
                <text:p>0.148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659">
                <text:p>0.14659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763">
                <text:p>0.15763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016">
                <text:p>0.1501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013">
                <text:p>0.15013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983">
                <text:p>0.14983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86">
                <text:p>0.148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92">
                <text:p>0.1492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66">
                <text:p>0.146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722">
                <text:p>0.14722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915">
                <text:p>0.14915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87">
                <text:p>0.1487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823">
                <text:p>0.14823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617">
                <text:p>0.14617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821">
                <text:p>0.14821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85">
                <text:p>0.1485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9">
                <text:p>0.149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818">
                <text:p>0.14818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4908">
                <text:p>0.14908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006">
                <text:p>0.1500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965">
                <text:p>0.14965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4941">
                <text:p>0.14941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51">
                <text:p>0.1451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876">
                <text:p>0.1487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4905">
                <text:p>0.14905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087">
                <text:p>0.15087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055">
                <text:p>0.15055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493">
                <text:p>0.1493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4766">
                <text:p>0.1476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47703">
                <text:p>0.147703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4791">
                <text:p>0.14791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501">
                <text:p>0.1501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954">
                <text:p>0.14954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9015">
                <text:p>0.149015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9006">
                <text:p>0.14900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9644">
                <text:p>0.149644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49625">
                <text:p>0.149625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077">
                <text:p>0.15077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493">
                <text:p>0.1493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4856">
                <text:p>0.1485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5498">
                <text:p>0.15498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48606">
                <text:p>0.14860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47902">
                <text:p>0.147902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50074">
                <text:p>0.150074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49086">
                <text:p>0.14908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4919">
                <text:p>0.14919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506">
                <text:p>0.150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505">
                <text:p>0.1505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4982">
                <text:p>0.14982</text:p>
              </table:table-cell>
              <table:table-cell office:value-type="float" office:value="0.14908842">
                <text:p>0.1490884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